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20.84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76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5.574cm"/>
    </style:style>
    <style:style style:name="co9" style:family="table-column">
      <style:table-column-properties fo:break-before="auto" style:column-width="24.268cm"/>
    </style:style>
    <style:style style:name="co10" style:family="table-column">
      <style:table-column-properties fo:break-before="auto" style:column-width="5.456cm"/>
    </style:style>
    <style:style style:name="co11" style:family="table-column">
      <style:table-column-properties fo:break-before="auto" style:column-width="2.651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10.296cm"/>
    </style:style>
    <style:style style:name="co14" style:family="table-column">
      <style:table-column-properties fo:break-before="auto" style:column-width="2.281cm"/>
    </style:style>
    <style:style style:name="co15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Times New Roman" style:font-name-asian="Bitstream Vera Sans" style:font-name-complex="Bitstream Vera Sans"/>
    </style:style>
    <style:style style:name="ce3" style:family="table-cell" style:parent-style-name="Default"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heet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COMBINED</text:p>
          </table:table-cell>
          <table:table-cell office:value-type="string">
            <text:p>The individual parts list on one sheet</text:p>
          </table:table-cell>
          <table:table-cell table:number-columns-repeated="2"/>
        </table:table-row>
        <table:table-row table:style-name="ro1">
          <table:table-cell office:value-type="string">
            <text:p>COMBINED ORDER</text:p>
          </table:table-cell>
          <table:table-cell office:value-type="string">
            <text:p>CSV file suitable for import at <text:a xlink:href="https://ordering.digikey.com/RegisteredUser/TextFileImport.aspx">https://ordering.digikey.com/RegisteredUser/TextFileImport.aspx</text:a></text:p>
          </table:table-cell>
          <table:table-cell table:number-columns-repeated="2"/>
        </table:table-row>
        <table:table-row table:style-name="ro2">
          <table:table-cell office:value-type="string">
            <text:p>DIGIKEY BOM</text:p>
          </table:table-cell>
          <table:table-cell office:value-type="string">
            <text:p>BOM (export as tab CSV) Template suitable for upload at <text:a xlink:href="https://ordering.digikey.com/RegisteredUser/OrderFileUpload.aspx">https://ordering.digikey.com/RegisteredUser/OrderFileUpload.aspx</text:a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M Quantity 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BOM Quantity 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BOM Quantity 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bined Order Quantity</text:p>
          </table:table-cell>
          <table:table-cell office:value-type="float" office:value="1">
            <text:p>1</text:p>
          </table:table-cell>
        </table:table-row>
      </table:table>
      <table:table table:name="COMBINED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MOQ/MULT</text:p>
          </table:table-cell>
        </table:table-row>
        <table:table-row table:style-name="ro1">
          <table:table-cell table:formula="of:=LEN([.B2]) - LEN(SUBSTITUTE([.B2];&quot;,&quot;;&quot;&quot;)) + 1" office:value-type="float" office:value="8">
            <text:p>8</text:p>
          </table:table-cell>
          <table:table-cell office:value-type="string">
            <text:p>C1, C2, C4, C5, C6, C9, C10, C11</text:p>
          </table:table-cell>
          <table:table-cell office:value-type="string">
            <text:p>587-1243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]) - LEN(SUBSTITUTE([.B3];&quot;,&quot;;&quot;&quot;)) + 1"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587-199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4]) - LEN(SUBSTITUTE([.B4];&quot;,&quot;;&quot;&quot;)) + 1" office:value-type="float" office:value="2">
            <text:p>2</text:p>
          </table:table-cell>
          <table:table-cell office:value-type="string">
            <text:p>C7, C8</text:p>
          </table:table-cell>
          <table:table-cell office:value-type="string">
            <text:p>PCC390ACV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5]) - LEN(SUBSTITUTE([.B5];&quot;,&quot;;&quot;&quot;)) + 1"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P833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6]) - LEN(SUBSTITUTE([.B6];&quot;,&quot;;&quot;&quot;)) + 1" office:value-type="float" office:value="1">
            <text:p>1</text:p>
          </table:table-cell>
          <table:table-cell office:value-type="string">
            <text:p>CAM1</text:p>
          </table:table-cell>
          <table:table-cell office:value-type="string">
            <text:p>WM7625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7]) - LEN(SUBSTITUTE([.B7];&quot;,&quot;;&quot;&quot;)) + 1" office:value-type="float" office:value="2">
            <text:p>2</text:p>
          </table:table-cell>
          <table:table-cell office:value-type="string">
            <text:p>R11, R12</text:p>
          </table:table-cell>
          <table:table-cell office:value-type="string">
            <text:p>311-100KH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8]) - LEN(SUBSTITUTE([.B8];&quot;,&quot;;&quot;&quot;)) + 1" office:value-type="float" office:value="1">
            <text:p>1</text:p>
          </table:table-cell>
          <table:table-cell office:value-type="string">
            <text:p>SPI_1</text:p>
          </table:table-cell>
          <table:table-cell office:value-type="string">
            <text:p>WM7626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9]) - LEN(SUBSTITUTE([.B9];&quot;,&quot;;&quot;&quot;)) + 1"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LM3480IM3-3.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0]) - LEN(SUBSTITUTE([.B10];&quot;,&quot;;&quot;&quot;)) + 1"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AD7997BRUZ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1]) - LEN(SUBSTITUTE([.B11];&quot;,&quot;;&quot;&quot;)) + 1"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MAX3100CEE+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2]) - LEN(SUBSTITUTE([.B12];&quot;,&quot;;&quot;&quot;)) + 1"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296-9423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3]) - LEN(SUBSTITUTE([.B13];&quot;,&quot;;&quot;&quot;)) + 1" office:value-type="float" office:value="1">
            <text:p>1</text:p>
          </table:table-cell>
          <table:table-cell office:value-type="string">
            <text:p>UART</text:p>
          </table:table-cell>
          <table:table-cell office:value-type="string">
            <text:p>WM7622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4]) - LEN(SUBSTITUTE([.B14];&quot;,&quot;;&quot;&quot;)) + 1" office:value-type="float" office:value="1">
            <text:p>1</text:p>
          </table:table-cell>
          <table:table-cell office:value-type="string">
            <text:p>UART_1</text:p>
          </table:table-cell>
          <table:table-cell office:value-type="string">
            <text:p>WM7624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15]) - LEN(SUBSTITUTE([.B15];&quot;,&quot;;&quot;&quot;)) + 1" office:value-type="float" office:value="1">
            <text:p>1</text:p>
          </table:table-cell>
          <table:table-cell office:value-type="string">
            <text:p>Y1</text:p>
          </table:table-cell>
          <table:table-cell office:value-type="string">
            <text:p>XC562CT-ND</text:p>
          </table:table-cell>
          <table:table-cell office:value-type="float" office:value="1">
            <text:p>1</text:p>
          </table:table-cell>
        </table:table-row>
      </table:table>
      <table:table table:name="COMBINED ORDER" table:style-name="ta1" table:print="false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formula="of:=IF([COMBINED.D2] = 1; [COMBINED.A2]*[INTRODUCTION.$D$11]; MROUND([COMBINED.A2]*[INTRODUCTION.$D$11]+([COMBINED.D2]/2);[COMBINED.D2]))" office:value-type="float" office:value="10">
            <text:p>10</text:p>
          </table:table-cell>
          <table:table-cell table:formula="of:=[COMBINED.C2]" office:value-type="string" office:string-value="587-1243-1-ND">
            <text:p>587-1243-1-ND</text:p>
          </table:table-cell>
          <table:table-cell table:formula="of:=[COMBINED.B2]" office:value-type="string" office:string-value="C1, C2, C4, C5, C6, C9, C10, C11">
            <text:p>C1, C2, C4, C5, C6, C9, C10, C11</text:p>
          </table:table-cell>
        </table:table-row>
        <table:table-row table:style-name="ro1">
          <table:table-cell table:formula="of:=IF([COMBINED.D3] = 1; [COMBINED.A3]*[INTRODUCTION.$D$11]; MROUND([COMBINED.A3]*[INTRODUCTION.$D$11]+([COMBINED.D3]/2);[COMBINED.D3]))" office:value-type="float" office:value="10">
            <text:p>10</text:p>
          </table:table-cell>
          <table:table-cell table:formula="of:=[COMBINED.C3]" office:value-type="string" office:string-value="587-1992-1-ND">
            <text:p>587-1992-1-ND</text:p>
          </table:table-cell>
          <table:table-cell table:formula="of:=[COMBINED.B3]" office:value-type="string" office:string-value="C3">
            <text:p>C3</text:p>
          </table:table-cell>
        </table:table-row>
        <table:table-row table:style-name="ro1">
          <table:table-cell table:formula="of:=IF([COMBINED.D4] = 1; [COMBINED.A4]*[INTRODUCTION.$D$11]; MROUND([COMBINED.A4]*[INTRODUCTION.$D$11]+([COMBINED.D4]/2);[COMBINED.D4]))" office:value-type="float" office:value="10">
            <text:p>10</text:p>
          </table:table-cell>
          <table:table-cell table:formula="of:=[COMBINED.C4]" office:value-type="string" office:string-value="PCC390ACVCT-ND">
            <text:p>PCC390ACVCT-ND</text:p>
          </table:table-cell>
          <table:table-cell table:formula="of:=[COMBINED.B4]" office:value-type="string" office:string-value="C7, C8">
            <text:p>C7, C8</text:p>
          </table:table-cell>
        </table:table-row>
        <table:table-row table:style-name="ro1">
          <table:table-cell table:formula="of:=IF([COMBINED.D5] = 1; [COMBINED.A5]*[INTRODUCTION.$D$11]; MROUND([COMBINED.A5]*[INTRODUCTION.$D$11]+([COMBINED.D5]/2);[COMBINED.D5]))" office:value-type="float" office:value="1">
            <text:p>1</text:p>
          </table:table-cell>
          <table:table-cell table:formula="of:=[COMBINED.C5]" office:value-type="string" office:string-value="P833-ND">
            <text:p>P833-ND</text:p>
          </table:table-cell>
          <table:table-cell table:formula="of:=[COMBINED.B5]" office:value-type="string" office:string-value="C13">
            <text:p>C13</text:p>
          </table:table-cell>
        </table:table-row>
        <table:table-row table:style-name="ro1">
          <table:table-cell table:formula="of:=IF([COMBINED.D6] = 1; [COMBINED.A6]*[INTRODUCTION.$D$11]; MROUND([COMBINED.A6]*[INTRODUCTION.$D$11]+([COMBINED.D6]/2);[COMBINED.D6]))" office:value-type="float" office:value="1">
            <text:p>1</text:p>
          </table:table-cell>
          <table:table-cell table:formula="of:=[COMBINED.C6]" office:value-type="string" office:string-value="WM7625CT-ND">
            <text:p>WM7625CT-ND</text:p>
          </table:table-cell>
          <table:table-cell table:formula="of:=[COMBINED.B6]" office:value-type="string" office:string-value="CAM1">
            <text:p>CAM1</text:p>
          </table:table-cell>
        </table:table-row>
        <table:table-row table:style-name="ro1">
          <table:table-cell table:formula="of:=IF([COMBINED.D7] = 1; [COMBINED.A7]*[INTRODUCTION.$D$11]; MROUND([COMBINED.A7]*[INTRODUCTION.$D$11]+([COMBINED.D7]/2);[COMBINED.D7]))" office:value-type="float" office:value="10">
            <text:p>10</text:p>
          </table:table-cell>
          <table:table-cell table:formula="of:=[COMBINED.C7]" office:value-type="string" office:string-value="311-100KHRCT-ND">
            <text:p>311-100KHRCT-ND</text:p>
          </table:table-cell>
          <table:table-cell table:formula="of:=[COMBINED.B7]" office:value-type="string" office:string-value="R11, R12">
            <text:p>R11, R12</text:p>
          </table:table-cell>
        </table:table-row>
        <table:table-row table:style-name="ro1">
          <table:table-cell table:formula="of:=IF([COMBINED.D8] = 1; [COMBINED.A8]*[INTRODUCTION.$D$11]; MROUND([COMBINED.A8]*[INTRODUCTION.$D$11]+([COMBINED.D8]/2);[COMBINED.D8]))" office:value-type="float" office:value="1">
            <text:p>1</text:p>
          </table:table-cell>
          <table:table-cell table:formula="of:=[COMBINED.C8]" office:value-type="string" office:string-value="WM7626CT-ND">
            <text:p>WM7626CT-ND</text:p>
          </table:table-cell>
          <table:table-cell table:formula="of:=[COMBINED.B8]" office:value-type="string" office:string-value="SPI_1">
            <text:p>SPI_1</text:p>
          </table:table-cell>
        </table:table-row>
        <table:table-row table:style-name="ro1">
          <table:table-cell table:formula="of:=IF([COMBINED.D9] = 1; [COMBINED.A9]*[INTRODUCTION.$D$11]; MROUND([COMBINED.A9]*[INTRODUCTION.$D$11]+([COMBINED.D9]/2);[COMBINED.D9]))" office:value-type="float" office:value="1">
            <text:p>1</text:p>
          </table:table-cell>
          <table:table-cell table:formula="of:=[COMBINED.C9]" office:value-type="string" office:string-value="LM3480IM3-3.3CT-ND">
            <text:p>LM3480IM3-3.3CT-ND</text:p>
          </table:table-cell>
          <table:table-cell table:formula="of:=[COMBINED.B9]" office:value-type="string" office:string-value="U1">
            <text:p>U1</text:p>
          </table:table-cell>
        </table:table-row>
        <table:table-row table:style-name="ro1">
          <table:table-cell table:formula="of:=IF([COMBINED.D10] = 1; [COMBINED.A10]*[INTRODUCTION.$D$11]; MROUND([COMBINED.A10]*[INTRODUCTION.$D$11]+([COMBINED.D10]/2);[COMBINED.D10]))" office:value-type="float" office:value="1">
            <text:p>1</text:p>
          </table:table-cell>
          <table:table-cell table:formula="of:=[COMBINED.C10]" office:value-type="string" office:string-value="AD7997BRUZ-1-ND">
            <text:p>AD7997BRUZ-1-ND</text:p>
          </table:table-cell>
          <table:table-cell table:formula="of:=[COMBINED.B10]" office:value-type="string" office:string-value="U2">
            <text:p>U2</text:p>
          </table:table-cell>
        </table:table-row>
        <table:table-row table:style-name="ro1">
          <table:table-cell table:formula="of:=IF([COMBINED.D11] = 1; [COMBINED.A11]*[INTRODUCTION.$D$11]; MROUND([COMBINED.A11]*[INTRODUCTION.$D$11]+([COMBINED.D11]/2);[COMBINED.D11]))" office:value-type="float" office:value="1">
            <text:p>1</text:p>
          </table:table-cell>
          <table:table-cell table:formula="of:=[COMBINED.C11]" office:value-type="string" office:string-value="MAX3100CEE+-ND">
            <text:p>MAX3100CEE+-ND</text:p>
          </table:table-cell>
          <table:table-cell table:formula="of:=[COMBINED.B11]" office:value-type="string" office:string-value="U3">
            <text:p>U3</text:p>
          </table:table-cell>
        </table:table-row>
        <table:table-row table:style-name="ro1">
          <table:table-cell table:formula="of:=IF([COMBINED.D12] = 1; [COMBINED.A12]*[INTRODUCTION.$D$11]; MROUND([COMBINED.A12]*[INTRODUCTION.$D$11]+([COMBINED.D12]/2);[COMBINED.D12]))" office:value-type="float" office:value="1">
            <text:p>1</text:p>
          </table:table-cell>
          <table:table-cell table:formula="of:=[COMBINED.C12]" office:value-type="string" office:string-value="296-9423-1-ND">
            <text:p>296-9423-1-ND</text:p>
          </table:table-cell>
          <table:table-cell table:formula="of:=[COMBINED.B12]" office:value-type="string" office:string-value="U4">
            <text:p>U4</text:p>
          </table:table-cell>
        </table:table-row>
        <table:table-row table:style-name="ro1">
          <table:table-cell table:formula="of:=IF([COMBINED.D13] = 1; [COMBINED.A13]*[INTRODUCTION.$D$11]; MROUND([COMBINED.A13]*[INTRODUCTION.$D$11]+([COMBINED.D13]/2);[COMBINED.D13]))" office:value-type="float" office:value="1">
            <text:p>1</text:p>
          </table:table-cell>
          <table:table-cell table:formula="of:=[COMBINED.C13]" office:value-type="string" office:string-value="WM7622CT-ND">
            <text:p>WM7622CT-ND</text:p>
          </table:table-cell>
          <table:table-cell table:formula="of:=[COMBINED.B13]" office:value-type="string" office:string-value="UART">
            <text:p>UART</text:p>
          </table:table-cell>
        </table:table-row>
        <table:table-row table:style-name="ro1">
          <table:table-cell table:formula="of:=IF([COMBINED.D14] = 1; [COMBINED.A14]*[INTRODUCTION.$D$11]; MROUND([COMBINED.A14]*[INTRODUCTION.$D$11]+([COMBINED.D14]/2);[COMBINED.D14]))" office:value-type="float" office:value="1">
            <text:p>1</text:p>
          </table:table-cell>
          <table:table-cell table:formula="of:=[COMBINED.C14]" office:value-type="string" office:string-value="WM7624CT-ND">
            <text:p>WM7624CT-ND</text:p>
          </table:table-cell>
          <table:table-cell table:formula="of:=[COMBINED.B14]" office:value-type="string" office:string-value="UART_1">
            <text:p>UART_1</text:p>
          </table:table-cell>
        </table:table-row>
        <table:table-row table:style-name="ro1">
          <table:table-cell table:formula="of:=IF([COMBINED.D15] = 1; [COMBINED.A15]*[INTRODUCTION.$D$11]; MROUND([COMBINED.A15]*[INTRODUCTION.$D$11]+([COMBINED.D15]/2);[COMBINED.D15]))" office:value-type="float" office:value="1">
            <text:p>1</text:p>
          </table:table-cell>
          <table:table-cell table:formula="of:=[COMBINED.C15]" office:value-type="string" office:string-value="XC562CT-ND">
            <text:p>XC562CT-ND</text:p>
          </table:table-cell>
          <table:table-cell table:formula="of:=[COMBINED.B15]" office:value-type="string" office:string-value="Y1">
            <text:p>Y1</text:p>
          </table:table-cell>
        </table:table-row>
        <table:table-row table:style-name="ro1">
          <table:table-cell table:formula="of:=IF([COMBINED.D16] = 1; [COMBINED.A16]*[INTRODUCTION.$D$11]; MROUND([COMBINED.A16]*[INTRODUCTION.$D$11]+([COMBINED.D16]/2);[COMBINED.D16]))" office:value-type="float" office:value="0">
            <text:p>0</text:p>
          </table:table-cell>
          <table:table-cell table:formula="of:=[COMBINED.C16]" office:value-type="float" office:value="0">
            <text:p>0</text:p>
          </table:table-cell>
          <table:table-cell table:formula="of:=[COMBINED.B16]" office:value-type="float" office:value="0">
            <text:p>0</text:p>
          </table:table-cell>
        </table:table-row>
        <table:table-row table:style-name="ro1">
          <table:table-cell table:formula="of:=IF([COMBINED.D17] = 1; [COMBINED.A17]*[INTRODUCTION.$D$11]; MROUND([COMBINED.A17]*[INTRODUCTION.$D$11]+([COMBINED.D17]/2);[COMBINED.D17]))" office:value-type="float" office:value="0">
            <text:p>0</text:p>
          </table:table-cell>
          <table:table-cell table:formula="of:=[COMBINED.C17]" office:value-type="float" office:value="0">
            <text:p>0</text:p>
          </table:table-cell>
          <table:table-cell table:formula="of:=[COMBINED.B17]" office:value-type="float" office:value="0">
            <text:p>0</text:p>
          </table:table-cell>
        </table:table-row>
        <table:table-row table:style-name="ro1">
          <table:table-cell table:formula="of:=IF([COMBINED.D18] = 1; [COMBINED.A18]*[INTRODUCTION.$D$11]; MROUND([COMBINED.A18]*[INTRODUCTION.$D$11]+([COMBINED.D18]/2);[COMBINED.D18]))" office:value-type="float" office:value="0">
            <text:p>0</text:p>
          </table:table-cell>
          <table:table-cell table:formula="of:=[COMBINED.C18]" office:value-type="float" office:value="0">
            <text:p>0</text:p>
          </table:table-cell>
          <table:table-cell table:formula="of:=[COMBINED.B18]" office:value-type="float" office:value="0">
            <text:p>0</text:p>
          </table:table-cell>
        </table:table-row>
        <table:table-row table:style-name="ro1">
          <table:table-cell table:formula="of:=IF([COMBINED.D19] = 1; [COMBINED.A19]*[INTRODUCTION.$D$11]; MROUND([COMBINED.A19]*[INTRODUCTION.$D$11]+([COMBINED.D19]/2);[COMBINED.D19]))" office:value-type="float" office:value="0">
            <text:p>0</text:p>
          </table:table-cell>
          <table:table-cell table:formula="of:=[COMBINED.C19]" office:value-type="float" office:value="0">
            <text:p>0</text:p>
          </table:table-cell>
          <table:table-cell table:formula="of:=[COMBINED.B19]" office:value-type="float" office:value="0">
            <text:p>0</text:p>
          </table:table-cell>
        </table:table-row>
        <table:table-row table:style-name="ro1">
          <table:table-cell table:formula="of:=IF([COMBINED.D20] = 1; [COMBINED.A20]*[INTRODUCTION.$D$11]; MROUND([COMBINED.A20]*[INTRODUCTION.$D$11]+([COMBINED.D20]/2);[COMBINED.D20]))" office:value-type="float" office:value="0">
            <text:p>0</text:p>
          </table:table-cell>
          <table:table-cell table:formula="of:=[COMBINED.C20]" office:value-type="float" office:value="0">
            <text:p>0</text:p>
          </table:table-cell>
          <table:table-cell table:formula="of:=[COMBINED.B20]" office:value-type="float" office:value="0">
            <text:p>0</text:p>
          </table:table-cell>
        </table:table-row>
        <table:table-row table:style-name="ro1">
          <table:table-cell table:formula="of:=IF([COMBINED.D21] = 1; [COMBINED.A21]*[INTRODUCTION.$D$11]; MROUND([COMBINED.A21]*[INTRODUCTION.$D$11]+([COMBINED.D21]/2);[COMBINED.D21]))" office:value-type="float" office:value="0">
            <text:p>0</text:p>
          </table:table-cell>
          <table:table-cell table:formula="of:=[COMBINED.C21]" office:value-type="float" office:value="0">
            <text:p>0</text:p>
          </table:table-cell>
          <table:table-cell table:formula="of:=[COMBINED.B21]" office:value-type="float" office:value="0">
            <text:p>0</text:p>
          </table:table-cell>
        </table:table-row>
        <table:table-row table:style-name="ro1">
          <table:table-cell table:formula="of:=IF([COMBINED.D22] = 1; [COMBINED.A22]*[INTRODUCTION.$D$11]; MROUND([COMBINED.A22]*[INTRODUCTION.$D$11]+([COMBINED.D22]/2);[COMBINED.D22]))" office:value-type="float" office:value="0">
            <text:p>0</text:p>
          </table:table-cell>
          <table:table-cell table:formula="of:=[COMBINED.C22]" office:value-type="float" office:value="0">
            <text:p>0</text:p>
          </table:table-cell>
          <table:table-cell table:formula="of:=[COMBINED.B22]" office:value-type="float" office:value="0">
            <text:p>0</text:p>
          </table:table-cell>
        </table:table-row>
        <table:table-row table:style-name="ro1">
          <table:table-cell table:formula="of:=IF([COMBINED.D23] = 1; [COMBINED.A23]*[INTRODUCTION.$D$11]; MROUND([COMBINED.A23]*[INTRODUCTION.$D$11]+([COMBINED.D23]/2);[COMBINED.D23]))" office:value-type="float" office:value="0">
            <text:p>0</text:p>
          </table:table-cell>
          <table:table-cell table:formula="of:=[COMBINED.C23]" office:value-type="float" office:value="0">
            <text:p>0</text:p>
          </table:table-cell>
          <table:table-cell table:formula="of:=[COMBINED.B23]" office:value-type="float" office:value="0">
            <text:p>0</text:p>
          </table:table-cell>
        </table:table-row>
        <table:table-row table:style-name="ro1">
          <table:table-cell table:formula="of:=IF([COMBINED.D24] = 1; [COMBINED.A24]*[INTRODUCTION.$D$11]; MROUND([COMBINED.A24]*[INTRODUCTION.$D$11]+([COMBINED.D24]/2);[COMBINED.D24]))" office:value-type="float" office:value="0">
            <text:p>0</text:p>
          </table:table-cell>
          <table:table-cell table:formula="of:=[COMBINED.C24]" office:value-type="float" office:value="0">
            <text:p>0</text:p>
          </table:table-cell>
          <table:table-cell table:formula="of:=[COMBINED.B24]" office:value-type="float" office:value="0">
            <text:p>0</text:p>
          </table:table-cell>
        </table:table-row>
        <table:table-row table:style-name="ro1">
          <table:table-cell table:formula="of:=IF([COMBINED.D25] = 1; [COMBINED.A25]*[INTRODUCTION.$D$11]; MROUND([COMBINED.A25]*[INTRODUCTION.$D$11]+([COMBINED.D25]/2);[COMBINED.D25]))" office:value-type="float" office:value="0">
            <text:p>0</text:p>
          </table:table-cell>
          <table:table-cell table:formula="of:=[COMBINED.C25]" office:value-type="float" office:value="0">
            <text:p>0</text:p>
          </table:table-cell>
          <table:table-cell table:formula="of:=[COMBINED.B25]" office:value-type="float" office:value="0">
            <text:p>0</text:p>
          </table:table-cell>
        </table:table-row>
        <table:table-row table:style-name="ro1">
          <table:table-cell table:formula="of:=IF([COMBINED.D26] = 1; [COMBINED.A26]*[INTRODUCTION.$D$11]; MROUND([COMBINED.A26]*[INTRODUCTION.$D$11]+([COMBINED.D26]/2);[COMBINED.D26]))" office:value-type="float" office:value="0">
            <text:p>0</text:p>
          </table:table-cell>
          <table:table-cell table:formula="of:=[COMBINED.C26]" office:value-type="float" office:value="0">
            <text:p>0</text:p>
          </table:table-cell>
          <table:table-cell table:formula="of:=[COMBINED.B26]" office:value-type="float" office:value="0">
            <text:p>0</text:p>
          </table:table-cell>
        </table:table-row>
        <table:table-row table:style-name="ro1">
          <table:table-cell table:formula="of:=IF([COMBINED.D27] = 1; [COMBINED.A27]*[INTRODUCTION.$D$11]; MROUND([COMBINED.A27]*[INTRODUCTION.$D$11]+([COMBINED.D27]/2);[COMBINED.D27]))" office:value-type="float" office:value="0">
            <text:p>0</text:p>
          </table:table-cell>
          <table:table-cell table:formula="of:=[COMBINED.C27]" office:value-type="float" office:value="0">
            <text:p>0</text:p>
          </table:table-cell>
          <table:table-cell table:formula="of:=[COMBINED.B27]" office:value-type="float" office:value="0">
            <text:p>0</text:p>
          </table:table-cell>
        </table:table-row>
        <table:table-row table:style-name="ro1">
          <table:table-cell table:formula="of:=IF([COMBINED.D28] = 1; [COMBINED.A28]*[INTRODUCTION.$D$11]; MROUND([COMBINED.A28]*[INTRODUCTION.$D$11]+([COMBINED.D28]/2);[COMBINED.D28]))" office:value-type="float" office:value="0">
            <text:p>0</text:p>
          </table:table-cell>
          <table:table-cell table:formula="of:=[COMBINED.C28]" office:value-type="float" office:value="0">
            <text:p>0</text:p>
          </table:table-cell>
          <table:table-cell table:formula="of:=[COMBINED.B28]" office:value-type="float" office:value="0">
            <text:p>0</text:p>
          </table:table-cell>
        </table:table-row>
        <table:table-row table:style-name="ro1">
          <table:table-cell table:formula="of:=IF([COMBINED.D29] = 1; [COMBINED.A29]*[INTRODUCTION.$D$11]; MROUND([COMBINED.A29]*[INTRODUCTION.$D$11]+([COMBINED.D29]/2);[COMBINED.D29]))" office:value-type="float" office:value="0">
            <text:p>0</text:p>
          </table:table-cell>
          <table:table-cell table:formula="of:=[COMBINED.C29]" office:value-type="float" office:value="0">
            <text:p>0</text:p>
          </table:table-cell>
          <table:table-cell table:formula="of:=[COMBINED.B29]" office:value-type="float" office:value="0">
            <text:p>0</text:p>
          </table:table-cell>
        </table:table-row>
        <table:table-row table:style-name="ro1">
          <table:table-cell table:formula="of:=IF([COMBINED.D30] = 1; [COMBINED.A30]*[INTRODUCTION.$D$11]; MROUND([COMBINED.A30]*[INTRODUCTION.$D$11]+([COMBINED.D30]/2);[COMBINED.D30]))" office:value-type="float" office:value="0">
            <text:p>0</text:p>
          </table:table-cell>
          <table:table-cell table:formula="of:=[COMBINED.C30]" office:value-type="float" office:value="0">
            <text:p>0</text:p>
          </table:table-cell>
          <table:table-cell table:formula="of:=[COMBINED.B30]" office:value-type="float" office:value="0">
            <text:p>0</text:p>
          </table:table-cell>
        </table:table-row>
        <table:table-row table:style-name="ro1">
          <table:table-cell table:formula="of:=IF([COMBINED.D31] = 1; [COMBINED.A31]*[INTRODUCTION.$D$11]; MROUND([COMBINED.A31]*[INTRODUCTION.$D$11]+([COMBINED.D31]/2);[COMBINED.D31]))" office:value-type="float" office:value="0">
            <text:p>0</text:p>
          </table:table-cell>
          <table:table-cell table:formula="of:=[COMBINED.C31]" office:value-type="float" office:value="0">
            <text:p>0</text:p>
          </table:table-cell>
          <table:table-cell table:formula="of:=[COMBINED.B31]" office:value-type="float" office:value="0">
            <text:p>0</text:p>
          </table:table-cell>
        </table:table-row>
        <table:table-row table:style-name="ro1">
          <table:table-cell table:formula="of:=IF([COMBINED.D32] = 1; [COMBINED.A32]*[INTRODUCTION.$D$11]; MROUND([COMBINED.A32]*[INTRODUCTION.$D$11]+([COMBINED.D32]/2);[COMBINED.D32]))" office:value-type="float" office:value="0">
            <text:p>0</text:p>
          </table:table-cell>
          <table:table-cell table:formula="of:=[COMBINED.C32]" office:value-type="float" office:value="0">
            <text:p>0</text:p>
          </table:table-cell>
          <table:table-cell table:formula="of:=[COMBINED.B32]" office:value-type="float" office:value="0">
            <text:p>0</text:p>
          </table:table-cell>
        </table:table-row>
        <table:table-row table:style-name="ro1">
          <table:table-cell table:formula="of:=IF([COMBINED.D33] = 1; [COMBINED.A33]*[INTRODUCTION.$D$11]; MROUND([COMBINED.A33]*[INTRODUCTION.$D$11]+([COMBINED.D33]/2);[COMBINED.D33]))" office:value-type="float" office:value="0">
            <text:p>0</text:p>
          </table:table-cell>
          <table:table-cell table:formula="of:=[COMBINED.C33]" office:value-type="float" office:value="0">
            <text:p>0</text:p>
          </table:table-cell>
          <table:table-cell table:formula="of:=[COMBINED.B33]" office:value-type="float" office:value="0">
            <text:p>0</text:p>
          </table:table-cell>
        </table:table-row>
        <table:table-row table:style-name="ro1">
          <table:table-cell table:formula="of:=IF([COMBINED.D34] = 1; [COMBINED.A34]*[INTRODUCTION.$D$11]; MROUND([COMBINED.A34]*[INTRODUCTION.$D$11]+([COMBINED.D34]/2);[COMBINED.D34]))" office:value-type="float" office:value="0">
            <text:p>0</text:p>
          </table:table-cell>
          <table:table-cell table:formula="of:=[COMBINED.C34]" office:value-type="float" office:value="0">
            <text:p>0</text:p>
          </table:table-cell>
          <table:table-cell table:formula="of:=[COMBINED.B34]" office:value-type="float" office:value="0">
            <text:p>0</text:p>
          </table:table-cell>
        </table:table-row>
        <table:table-row table:style-name="ro1">
          <table:table-cell table:formula="of:=IF([COMBINED.D35] = 1; [COMBINED.A35]*[INTRODUCTION.$D$11]; MROUND([COMBINED.A35]*[INTRODUCTION.$D$11]+([COMBINED.D35]/2);[COMBINED.D35]))" office:value-type="float" office:value="0">
            <text:p>0</text:p>
          </table:table-cell>
          <table:table-cell table:formula="of:=[COMBINED.C35]" office:value-type="float" office:value="0">
            <text:p>0</text:p>
          </table:table-cell>
          <table:table-cell table:formula="of:=[COMBINED.B35]" office:value-type="float" office:value="0">
            <text:p>0</text:p>
          </table:table-cell>
        </table:table-row>
        <table:table-row table:style-name="ro1">
          <table:table-cell table:formula="of:=IF([COMBINED.D36] = 1; [COMBINED.A36]*[INTRODUCTION.$D$11]; MROUND([COMBINED.A36]*[INTRODUCTION.$D$11]+([COMBINED.D36]/2);[COMBINED.D36]))" office:value-type="float" office:value="0">
            <text:p>0</text:p>
          </table:table-cell>
          <table:table-cell table:formula="of:=[COMBINED.C36]" office:value-type="float" office:value="0">
            <text:p>0</text:p>
          </table:table-cell>
          <table:table-cell table:formula="of:=[COMBINED.B36]" office:value-type="float" office:value="0">
            <text:p>0</text:p>
          </table:table-cell>
        </table:table-row>
        <table:table-row table:style-name="ro1">
          <table:table-cell table:formula="of:=IF([COMBINED.D37] = 1; [COMBINED.A37]*[INTRODUCTION.$D$11]; MROUND([COMBINED.A37]*[INTRODUCTION.$D$11]+([COMBINED.D37]/2);[COMBINED.D37]))" office:value-type="float" office:value="0">
            <text:p>0</text:p>
          </table:table-cell>
          <table:table-cell table:formula="of:=[COMBINED.C37]" office:value-type="float" office:value="0">
            <text:p>0</text:p>
          </table:table-cell>
          <table:table-cell table:formula="of:=[COMBINED.B37]" office:value-type="float" office:value="0">
            <text:p>0</text:p>
          </table:table-cell>
        </table:table-row>
        <table:table-row table:style-name="ro1">
          <table:table-cell table:formula="of:=IF([COMBINED.D38] = 1; [COMBINED.A38]*[INTRODUCTION.$D$11]; MROUND([COMBINED.A38]*[INTRODUCTION.$D$11]+([COMBINED.D38]/2);[COMBINED.D38]))" office:value-type="float" office:value="0">
            <text:p>0</text:p>
          </table:table-cell>
          <table:table-cell table:formula="of:=[COMBINED.C38]" office:value-type="float" office:value="0">
            <text:p>0</text:p>
          </table:table-cell>
          <table:table-cell table:formula="of:=[COMBINED.B38]" office:value-type="float" office:value="0">
            <text:p>0</text:p>
          </table:table-cell>
        </table:table-row>
        <table:table-row table:style-name="ro1">
          <table:table-cell table:formula="of:=IF([COMBINED.D39] = 1; [COMBINED.A39]*[INTRODUCTION.$D$11]; MROUND([COMBINED.A39]*[INTRODUCTION.$D$11]+([COMBINED.D39]/2);[COMBINED.D39]))" office:value-type="float" office:value="0">
            <text:p>0</text:p>
          </table:table-cell>
          <table:table-cell table:formula="of:=[COMBINED.C39]" office:value-type="float" office:value="0">
            <text:p>0</text:p>
          </table:table-cell>
          <table:table-cell table:formula="of:=[COMBINED.B39]" office:value-type="float" office:value="0">
            <text:p>0</text:p>
          </table:table-cell>
        </table:table-row>
        <table:table-row table:style-name="ro1">
          <table:table-cell table:formula="of:=IF([COMBINED.D40] = 1; [COMBINED.A40]*[INTRODUCTION.$D$11]; MROUND([COMBINED.A40]*[INTRODUCTION.$D$11]+([COMBINED.D40]/2);[COMBINED.D40]))" office:value-type="float" office:value="0">
            <text:p>0</text:p>
          </table:table-cell>
          <table:table-cell table:formula="of:=[COMBINED.C40]" office:value-type="float" office:value="0">
            <text:p>0</text:p>
          </table:table-cell>
          <table:table-cell table:formula="of:=[COMBINED.B40]" office:value-type="float" office:value="0">
            <text:p>0</text:p>
          </table:table-cell>
        </table:table-row>
        <table:table-row table:style-name="ro1">
          <table:table-cell table:formula="of:=IF([COMBINED.D41] = 1; [COMBINED.A41]*[INTRODUCTION.$D$11]; MROUND([COMBINED.A41]*[INTRODUCTION.$D$11]+([COMBINED.D41]/2);[COMBINED.D41]))" office:value-type="float" office:value="0">
            <text:p>0</text:p>
          </table:table-cell>
          <table:table-cell table:formula="of:=[COMBINED.C41]" office:value-type="float" office:value="0">
            <text:p>0</text:p>
          </table:table-cell>
          <table:table-cell table:formula="of:=[COMBINED.B41]" office:value-type="float" office:value="0">
            <text:p>0</text:p>
          </table:table-cell>
        </table:table-row>
        <table:table-row table:style-name="ro1">
          <table:table-cell table:formula="of:=IF([COMBINED.D42] = 1; [COMBINED.A42]*[INTRODUCTION.$D$11]; MROUND([COMBINED.A42]*[INTRODUCTION.$D$11]+([COMBINED.D42]/2);[COMBINED.D42]))" office:value-type="float" office:value="0">
            <text:p>0</text:p>
          </table:table-cell>
          <table:table-cell table:formula="of:=[COMBINED.C42]" office:value-type="float" office:value="0">
            <text:p>0</text:p>
          </table:table-cell>
          <table:table-cell table:formula="of:=[COMBINED.B42]" office:value-type="float" office:value="0">
            <text:p>0</text:p>
          </table:table-cell>
        </table:table-row>
        <table:table-row table:style-name="ro1">
          <table:table-cell table:formula="of:=IF([COMBINED.D43] = 1; [COMBINED.A43]*[INTRODUCTION.$D$11]; MROUND([COMBINED.A43]*[INTRODUCTION.$D$11]+([COMBINED.D43]/2);[COMBINED.D43]))" office:value-type="float" office:value="0">
            <text:p>0</text:p>
          </table:table-cell>
          <table:table-cell table:formula="of:=[COMBINED.C43]" office:value-type="float" office:value="0">
            <text:p>0</text:p>
          </table:table-cell>
          <table:table-cell table:formula="of:=[COMBINED.B43]" office:value-type="float" office:value="0">
            <text:p>0</text:p>
          </table:table-cell>
        </table:table-row>
        <table:table-row table:style-name="ro1">
          <table:table-cell table:formula="of:=IF([COMBINED.D44] = 1; [COMBINED.A44]*[INTRODUCTION.$D$11]; MROUND([COMBINED.A44]*[INTRODUCTION.$D$11]+([COMBINED.D44]/2);[COMBINED.D44]))" office:value-type="float" office:value="0">
            <text:p>0</text:p>
          </table:table-cell>
          <table:table-cell table:formula="of:=[COMBINED.C44]" office:value-type="float" office:value="0">
            <text:p>0</text:p>
          </table:table-cell>
          <table:table-cell table:formula="of:=[COMBINED.B44]" office:value-type="float" office:value="0">
            <text:p>0</text:p>
          </table:table-cell>
        </table:table-row>
        <table:table-row table:style-name="ro1">
          <table:table-cell table:formula="of:=IF([COMBINED.D45] = 1; [COMBINED.A45]*[INTRODUCTION.$D$11]; MROUND([COMBINED.A45]*[INTRODUCTION.$D$11]+([COMBINED.D45]/2);[COMBINED.D45]))" office:value-type="float" office:value="0">
            <text:p>0</text:p>
          </table:table-cell>
          <table:table-cell table:formula="of:=[COMBINED.C45]" office:value-type="float" office:value="0">
            <text:p>0</text:p>
          </table:table-cell>
          <table:table-cell table:formula="of:=[COMBINED.B45]" office:value-type="float" office:value="0">
            <text:p>0</text:p>
          </table:table-cell>
        </table:table-row>
        <table:table-row table:style-name="ro1">
          <table:table-cell table:formula="of:=IF([COMBINED.D46] = 1; [COMBINED.A46]*[INTRODUCTION.$D$11]; MROUND([COMBINED.A46]*[INTRODUCTION.$D$11]+([COMBINED.D46]/2);[COMBINED.D46]))" office:value-type="float" office:value="0">
            <text:p>0</text:p>
          </table:table-cell>
          <table:table-cell table:formula="of:=[COMBINED.C46]" office:value-type="float" office:value="0">
            <text:p>0</text:p>
          </table:table-cell>
          <table:table-cell table:formula="of:=[COMBINED.B46]" office:value-type="float" office:value="0">
            <text:p>0</text:p>
          </table:table-cell>
        </table:table-row>
        <table:table-row table:style-name="ro1">
          <table:table-cell table:formula="of:=IF([COMBINED.D47] = 1; [COMBINED.A47]*[INTRODUCTION.$D$11]; MROUND([COMBINED.A47]*[INTRODUCTION.$D$11]+([COMBINED.D47]/2);[COMBINED.D47]))" office:value-type="float" office:value="0">
            <text:p>0</text:p>
          </table:table-cell>
          <table:table-cell table:formula="of:=[COMBINED.C47]" office:value-type="float" office:value="0">
            <text:p>0</text:p>
          </table:table-cell>
          <table:table-cell table:formula="of:=[COMBINED.B47]" office:value-type="float" office:value="0">
            <text:p>0</text:p>
          </table:table-cell>
        </table:table-row>
        <table:table-row table:style-name="ro1">
          <table:table-cell table:formula="of:=IF([COMBINED.D48] = 1; [COMBINED.A48]*[INTRODUCTION.$D$11]; MROUND([COMBINED.A48]*[INTRODUCTION.$D$11]+([COMBINED.D48]/2);[COMBINED.D48]))" office:value-type="float" office:value="0">
            <text:p>0</text:p>
          </table:table-cell>
          <table:table-cell table:formula="of:=[COMBINED.C48]" office:value-type="float" office:value="0">
            <text:p>0</text:p>
          </table:table-cell>
          <table:table-cell table:formula="of:=[COMBINED.B48]" office:value-type="float" office:value="0">
            <text:p>0</text:p>
          </table:table-cell>
        </table:table-row>
        <table:table-row table:style-name="ro1">
          <table:table-cell table:formula="of:=IF([COMBINED.D49] = 1; [COMBINED.A49]*[INTRODUCTION.$D$11]; MROUND([COMBINED.A49]*[INTRODUCTION.$D$11]+([COMBINED.D49]/2);[COMBINED.D49]))" office:value-type="float" office:value="0">
            <text:p>0</text:p>
          </table:table-cell>
          <table:table-cell table:formula="of:=[COMBINED.C49]" office:value-type="float" office:value="0">
            <text:p>0</text:p>
          </table:table-cell>
          <table:table-cell table:formula="of:=[COMBINED.B49]" office:value-type="float" office:value="0">
            <text:p>0</text:p>
          </table:table-cell>
        </table:table-row>
        <table:table-row table:style-name="ro1">
          <table:table-cell table:formula="of:=IF([COMBINED.D50] = 1; [COMBINED.A50]*[INTRODUCTION.$D$11]; MROUND([COMBINED.A50]*[INTRODUCTION.$D$11]+([COMBINED.D50]/2);[COMBINED.D50]))" office:value-type="float" office:value="0">
            <text:p>0</text:p>
          </table:table-cell>
          <table:table-cell table:formula="of:=[COMBINED.C50]" office:value-type="float" office:value="0">
            <text:p>0</text:p>
          </table:table-cell>
          <table:table-cell table:formula="of:=[COMBINED.B50]" office:value-type="float" office:value="0">
            <text:p>0</text:p>
          </table:table-cell>
        </table:table-row>
        <table:table-row table:style-name="ro1">
          <table:table-cell table:formula="of:=IF([COMBINED.D51] = 1; [COMBINED.A51]*[INTRODUCTION.$D$11]; MROUND([COMBINED.A51]*[INTRODUCTION.$D$11]+([COMBINED.D51]/2);[COMBINED.D51]))" office:value-type="float" office:value="0">
            <text:p>0</text:p>
          </table:table-cell>
          <table:table-cell table:formula="of:=[COMBINED.C51]" office:value-type="float" office:value="0">
            <text:p>0</text:p>
          </table:table-cell>
          <table:table-cell table:formula="of:=[COMBINED.B51]" office:value-type="float" office:value="0">
            <text:p>0</text:p>
          </table:table-cell>
        </table:table-row>
        <table:table-row table:style-name="ro1">
          <table:table-cell table:formula="of:=IF([COMBINED.D52] = 1; [COMBINED.A52]*[INTRODUCTION.$D$11]; MROUND([COMBINED.A52]*[INTRODUCTION.$D$11]+([COMBINED.D52]/2);[COMBINED.D52]))" office:value-type="float" office:value="0">
            <text:p>0</text:p>
          </table:table-cell>
          <table:table-cell table:formula="of:=[COMBINED.C52]" office:value-type="float" office:value="0">
            <text:p>0</text:p>
          </table:table-cell>
          <table:table-cell table:formula="of:=[COMBINED.B52]" office:value-type="float" office:value="0">
            <text:p>0</text:p>
          </table:table-cell>
        </table:table-row>
        <table:table-row table:style-name="ro1">
          <table:table-cell table:formula="of:=IF([COMBINED.D53] = 1; [COMBINED.A53]*[INTRODUCTION.$D$11]; MROUND([COMBINED.A53]*[INTRODUCTION.$D$11]+([COMBINED.D53]/2);[COMBINED.D53]))" office:value-type="float" office:value="0">
            <text:p>0</text:p>
          </table:table-cell>
          <table:table-cell table:formula="of:=[COMBINED.C53]" office:value-type="float" office:value="0">
            <text:p>0</text:p>
          </table:table-cell>
          <table:table-cell table:formula="of:=[COMBINED.B53]" office:value-type="float" office:value="0">
            <text:p>0</text:p>
          </table:table-cell>
        </table:table-row>
        <table:table-row table:style-name="ro1">
          <table:table-cell table:formula="of:=IF([COMBINED.D54] = 1; [COMBINED.A54]*[INTRODUCTION.$D$11]; MROUND([COMBINED.A54]*[INTRODUCTION.$D$11]+([COMBINED.D54]/2);[COMBINED.D54]))" office:value-type="float" office:value="0">
            <text:p>0</text:p>
          </table:table-cell>
          <table:table-cell table:formula="of:=[COMBINED.C54]" office:value-type="float" office:value="0">
            <text:p>0</text:p>
          </table:table-cell>
          <table:table-cell table:formula="of:=[COMBINED.B54]" office:value-type="float" office:value="0">
            <text:p>0</text:p>
          </table:table-cell>
        </table:table-row>
        <table:table-row table:style-name="ro1">
          <table:table-cell table:formula="of:=IF([COMBINED.D55] = 1; [COMBINED.A55]*[INTRODUCTION.$D$11]; MROUND([COMBINED.A55]*[INTRODUCTION.$D$11]+([COMBINED.D55]/2);[COMBINED.D55]))" office:value-type="float" office:value="0">
            <text:p>0</text:p>
          </table:table-cell>
          <table:table-cell table:formula="of:=[COMBINED.C55]" office:value-type="float" office:value="0">
            <text:p>0</text:p>
          </table:table-cell>
          <table:table-cell table:formula="of:=[COMBINED.B55]" office:value-type="float" office:value="0">
            <text:p>0</text:p>
          </table:table-cell>
        </table:table-row>
        <table:table-row table:style-name="ro1">
          <table:table-cell table:formula="of:=IF([COMBINED.D56] = 1; [COMBINED.A56]*[INTRODUCTION.$D$11]; MROUND([COMBINED.A56]*[INTRODUCTION.$D$11]+([COMBINED.D56]/2);[COMBINED.D56]))" office:value-type="float" office:value="0">
            <text:p>0</text:p>
          </table:table-cell>
          <table:table-cell table:formula="of:=[COMBINED.C56]" office:value-type="float" office:value="0">
            <text:p>0</text:p>
          </table:table-cell>
          <table:table-cell table:formula="of:=[COMBINED.B56]" office:value-type="float" office:value="0">
            <text:p>0</text:p>
          </table:table-cell>
        </table:table-row>
        <table:table-row table:style-name="ro1">
          <table:table-cell table:formula="of:=IF([COMBINED.D57] = 1; [COMBINED.A57]*[INTRODUCTION.$D$11]; MROUND([COMBINED.A57]*[INTRODUCTION.$D$11]+([COMBINED.D57]/2);[COMBINED.D57]))" office:value-type="float" office:value="0">
            <text:p>0</text:p>
          </table:table-cell>
          <table:table-cell table:formula="of:=[COMBINED.C57]" office:value-type="float" office:value="0">
            <text:p>0</text:p>
          </table:table-cell>
          <table:table-cell table:formula="of:=[COMBINED.B57]" office:value-type="float" office:value="0">
            <text:p>0</text:p>
          </table:table-cell>
        </table:table-row>
        <table:table-row table:style-name="ro1">
          <table:table-cell table:formula="of:=IF([COMBINED.D58] = 1; [COMBINED.A58]*[INTRODUCTION.$D$11]; MROUND([COMBINED.A58]*[INTRODUCTION.$D$11]+([COMBINED.D58]/2);[COMBINED.D58]))" office:value-type="float" office:value="0">
            <text:p>0</text:p>
          </table:table-cell>
          <table:table-cell table:formula="of:=[COMBINED.C58]" office:value-type="float" office:value="0">
            <text:p>0</text:p>
          </table:table-cell>
          <table:table-cell table:formula="of:=[COMBINED.B58]" office:value-type="float" office:value="0">
            <text:p>0</text:p>
          </table:table-cell>
        </table:table-row>
        <table:table-row table:style-name="ro1">
          <table:table-cell table:formula="of:=IF([COMBINED.D59] = 1; [COMBINED.A59]*[INTRODUCTION.$D$11]; MROUND([COMBINED.A59]*[INTRODUCTION.$D$11]+([COMBINED.D59]/2);[COMBINED.D59]))" office:value-type="float" office:value="0">
            <text:p>0</text:p>
          </table:table-cell>
          <table:table-cell table:formula="of:=[COMBINED.C59]" office:value-type="float" office:value="0">
            <text:p>0</text:p>
          </table:table-cell>
          <table:table-cell table:formula="of:=[COMBINED.B59]" office:value-type="float" office:value="0">
            <text:p>0</text:p>
          </table:table-cell>
        </table:table-row>
        <table:table-row table:style-name="ro1">
          <table:table-cell table:formula="of:=IF([COMBINED.D60] = 1; [COMBINED.A60]*[INTRODUCTION.$D$11]; MROUND([COMBINED.A60]*[INTRODUCTION.$D$11]+([COMBINED.D60]/2);[COMBINED.D60]))" office:value-type="float" office:value="0">
            <text:p>0</text:p>
          </table:table-cell>
          <table:table-cell table:formula="of:=[COMBINED.C60]" office:value-type="float" office:value="0">
            <text:p>0</text:p>
          </table:table-cell>
          <table:table-cell table:formula="of:=[COMBINED.B60]" office:value-type="float" office:value="0">
            <text:p>0</text:p>
          </table:table-cell>
        </table:table-row>
        <table:table-row table:style-name="ro1">
          <table:table-cell table:formula="of:=IF([COMBINED.D61] = 1; [COMBINED.A61]*[INTRODUCTION.$D$11]; MROUND([COMBINED.A61]*[INTRODUCTION.$D$11]+([COMBINED.D61]/2);[COMBINED.D61]))" office:value-type="float" office:value="0">
            <text:p>0</text:p>
          </table:table-cell>
          <table:table-cell table:formula="of:=[COMBINED.C61]" office:value-type="float" office:value="0">
            <text:p>0</text:p>
          </table:table-cell>
          <table:table-cell table:formula="of:=[COMBINED.B61]" office:value-type="float" office:value="0">
            <text:p>0</text:p>
          </table:table-cell>
        </table:table-row>
        <table:table-row table:style-name="ro1">
          <table:table-cell table:formula="of:=IF([COMBINED.D62] = 1; [COMBINED.A62]*[INTRODUCTION.$D$11]; MROUND([COMBINED.A62]*[INTRODUCTION.$D$11]+([COMBINED.D62]/2);[COMBINED.D62]))" office:value-type="float" office:value="0">
            <text:p>0</text:p>
          </table:table-cell>
          <table:table-cell table:formula="of:=[COMBINED.C62]" office:value-type="float" office:value="0">
            <text:p>0</text:p>
          </table:table-cell>
          <table:table-cell table:formula="of:=[COMBINED.B62]" office:value-type="float" office:value="0">
            <text:p>0</text:p>
          </table:table-cell>
        </table:table-row>
        <table:table-row table:style-name="ro1">
          <table:table-cell table:formula="of:=IF([COMBINED.D63] = 1; [COMBINED.A63]*[INTRODUCTION.$D$11]; MROUND([COMBINED.A63]*[INTRODUCTION.$D$11]+([COMBINED.D63]/2);[COMBINED.D63]))" office:value-type="float" office:value="0">
            <text:p>0</text:p>
          </table:table-cell>
          <table:table-cell table:formula="of:=[COMBINED.C63]" office:value-type="float" office:value="0">
            <text:p>0</text:p>
          </table:table-cell>
          <table:table-cell table:formula="of:=[COMBINED.B63]" office:value-type="float" office:value="0">
            <text:p>0</text:p>
          </table:table-cell>
        </table:table-row>
        <table:table-row table:style-name="ro1">
          <table:table-cell table:formula="of:=IF([COMBINED.D64] = 1; [COMBINED.A64]*[INTRODUCTION.$D$11]; MROUND([COMBINED.A64]*[INTRODUCTION.$D$11]+([COMBINED.D64]/2);[COMBINED.D64]))" office:value-type="float" office:value="0">
            <text:p>0</text:p>
          </table:table-cell>
          <table:table-cell table:formula="of:=[COMBINED.C64]" office:value-type="float" office:value="0">
            <text:p>0</text:p>
          </table:table-cell>
          <table:table-cell table:formula="of:=[COMBINED.B64]" office:value-type="float" office:value="0">
            <text:p>0</text:p>
          </table:table-cell>
        </table:table-row>
        <table:table-row table:style-name="ro1">
          <table:table-cell table:formula="of:=IF([COMBINED.D65] = 1; [COMBINED.A65]*[INTRODUCTION.$D$11]; MROUND([COMBINED.A65]*[INTRODUCTION.$D$11]+([COMBINED.D65]/2);[COMBINED.D65]))" office:value-type="float" office:value="0">
            <text:p>0</text:p>
          </table:table-cell>
          <table:table-cell table:formula="of:=[COMBINED.C65]" office:value-type="float" office:value="0">
            <text:p>0</text:p>
          </table:table-cell>
          <table:table-cell table:formula="of:=[COMBINED.B65]" office:value-type="float" office:value="0">
            <text:p>0</text:p>
          </table:table-cell>
        </table:table-row>
        <table:table-row table:style-name="ro1">
          <table:table-cell table:formula="of:=IF([COMBINED.D66] = 1; [COMBINED.A66]*[INTRODUCTION.$D$11]; MROUND([COMBINED.A66]*[INTRODUCTION.$D$11]+([COMBINED.D66]/2);[COMBINED.D66]))" office:value-type="float" office:value="0">
            <text:p>0</text:p>
          </table:table-cell>
          <table:table-cell table:formula="of:=[COMBINED.C66]" office:value-type="float" office:value="0">
            <text:p>0</text:p>
          </table:table-cell>
          <table:table-cell table:formula="of:=[COMBINED.B66]" office:value-type="float" office:value="0">
            <text:p>0</text:p>
          </table:table-cell>
        </table:table-row>
        <table:table-row table:style-name="ro1">
          <table:table-cell table:formula="of:=IF([COMBINED.D67] = 1; [COMBINED.A67]*[INTRODUCTION.$D$11]; MROUND([COMBINED.A67]*[INTRODUCTION.$D$11]+([COMBINED.D67]/2);[COMBINED.D67]))" office:value-type="float" office:value="0">
            <text:p>0</text:p>
          </table:table-cell>
          <table:table-cell table:formula="of:=[COMBINED.C67]" office:value-type="float" office:value="0">
            <text:p>0</text:p>
          </table:table-cell>
          <table:table-cell table:formula="of:=[COMBINED.B67]" office:value-type="float" office:value="0">
            <text:p>0</text:p>
          </table:table-cell>
        </table:table-row>
        <table:table-row table:style-name="ro1">
          <table:table-cell table:formula="of:=IF([COMBINED.D68] = 1; [COMBINED.A68]*[INTRODUCTION.$D$11]; MROUND([COMBINED.A68]*[INTRODUCTION.$D$11]+([COMBINED.D68]/2);[COMBINED.D68]))" office:value-type="float" office:value="0">
            <text:p>0</text:p>
          </table:table-cell>
          <table:table-cell table:formula="of:=[COMBINED.C68]" office:value-type="float" office:value="0">
            <text:p>0</text:p>
          </table:table-cell>
          <table:table-cell table:formula="of:=[COMBINED.B68]" office:value-type="float" office:value="0">
            <text:p>0</text:p>
          </table:table-cell>
        </table:table-row>
        <table:table-row table:style-name="ro1">
          <table:table-cell table:formula="of:=IF([COMBINED.D69] = 1; [COMBINED.A69]*[INTRODUCTION.$D$11]; MROUND([COMBINED.A69]*[INTRODUCTION.$D$11]+([COMBINED.D69]/2);[COMBINED.D69]))" office:value-type="float" office:value="0">
            <text:p>0</text:p>
          </table:table-cell>
          <table:table-cell table:formula="of:=[COMBINED.C69]" office:value-type="float" office:value="0">
            <text:p>0</text:p>
          </table:table-cell>
          <table:table-cell table:formula="of:=[COMBINED.B69]" office:value-type="float" office:value="0">
            <text:p>0</text:p>
          </table:table-cell>
        </table:table-row>
        <table:table-row table:style-name="ro1">
          <table:table-cell table:formula="of:=IF([COMBINED.D70] = 1; [COMBINED.A70]*[INTRODUCTION.$D$11]; MROUND([COMBINED.A70]*[INTRODUCTION.$D$11]+([COMBINED.D70]/2);[COMBINED.D70]))" office:value-type="float" office:value="0">
            <text:p>0</text:p>
          </table:table-cell>
          <table:table-cell table:formula="of:=[COMBINED.C70]" office:value-type="float" office:value="0">
            <text:p>0</text:p>
          </table:table-cell>
          <table:table-cell table:formula="of:=[COMBINED.B70]" office:value-type="float" office:value="0">
            <text:p>0</text:p>
          </table:table-cell>
        </table:table-row>
        <table:table-row table:style-name="ro1">
          <table:table-cell table:formula="of:=IF([COMBINED.D71] = 1; [COMBINED.A71]*[INTRODUCTION.$D$11]; MROUND([COMBINED.A71]*[INTRODUCTION.$D$11]+([COMBINED.D71]/2);[COMBINED.D71]))" office:value-type="float" office:value="0">
            <text:p>0</text:p>
          </table:table-cell>
          <table:table-cell table:formula="of:=[COMBINED.C71]" office:value-type="float" office:value="0">
            <text:p>0</text:p>
          </table:table-cell>
          <table:table-cell table:formula="of:=[COMBINED.B71]" office:value-type="float" office:value="0">
            <text:p>0</text:p>
          </table:table-cell>
        </table:table-row>
        <table:table-row table:style-name="ro1">
          <table:table-cell table:formula="of:=IF([COMBINED.D72] = 1; [COMBINED.A72]*[INTRODUCTION.$D$11]; MROUND([COMBINED.A72]*[INTRODUCTION.$D$11]+([COMBINED.D72]/2);[COMBINED.D72]))" office:value-type="float" office:value="0">
            <text:p>0</text:p>
          </table:table-cell>
          <table:table-cell table:formula="of:=[COMBINED.C72]" office:value-type="float" office:value="0">
            <text:p>0</text:p>
          </table:table-cell>
          <table:table-cell table:formula="of:=[COMBINED.B72]" office:value-type="float" office:value="0">
            <text:p>0</text:p>
          </table:table-cell>
        </table:table-row>
        <table:table-row table:style-name="ro1">
          <table:table-cell table:formula="of:=IF([COMBINED.D73] = 1; [COMBINED.A73]*[INTRODUCTION.$D$11]; MROUND([COMBINED.A73]*[INTRODUCTION.$D$11]+([COMBINED.D73]/2);[COMBINED.D73]))" office:value-type="float" office:value="0">
            <text:p>0</text:p>
          </table:table-cell>
          <table:table-cell table:formula="of:=[COMBINED.C73]" office:value-type="float" office:value="0">
            <text:p>0</text:p>
          </table:table-cell>
          <table:table-cell table:formula="of:=[COMBINED.B73]" office:value-type="float" office:value="0">
            <text:p>0</text:p>
          </table:table-cell>
        </table:table-row>
        <table:table-row table:style-name="ro1">
          <table:table-cell table:formula="of:=IF([COMBINED.D74] = 1; [COMBINED.A74]*[INTRODUCTION.$D$11]; MROUND([COMBINED.A74]*[INTRODUCTION.$D$11]+([COMBINED.D74]/2);[COMBINED.D74]))" office:value-type="float" office:value="0">
            <text:p>0</text:p>
          </table:table-cell>
          <table:table-cell table:formula="of:=[COMBINED.C74]" office:value-type="float" office:value="0">
            <text:p>0</text:p>
          </table:table-cell>
          <table:table-cell table:formula="of:=[COMBINED.B74]" office:value-type="float" office:value="0">
            <text:p>0</text:p>
          </table:table-cell>
        </table:table-row>
        <table:table-row table:style-name="ro1">
          <table:table-cell table:formula="of:=IF([COMBINED.D75] = 1; [COMBINED.A75]*[INTRODUCTION.$D$11]; MROUND([COMBINED.A75]*[INTRODUCTION.$D$11]+([COMBINED.D75]/2);[COMBINED.D75]))" office:value-type="float" office:value="0">
            <text:p>0</text:p>
          </table:table-cell>
          <table:table-cell table:formula="of:=[COMBINED.C75]" office:value-type="float" office:value="0">
            <text:p>0</text:p>
          </table:table-cell>
          <table:table-cell table:formula="of:=[COMBINED.B75]" office:value-type="float" office:value="0">
            <text:p>0</text:p>
          </table:table-cell>
        </table:table-row>
        <table:table-row table:style-name="ro1">
          <table:table-cell table:formula="of:=IF([COMBINED.D76] = 1; [COMBINED.A76]*[INTRODUCTION.$D$11]; MROUND([COMBINED.A76]*[INTRODUCTION.$D$11]+([COMBINED.D76]/2);[COMBINED.D76]))" office:value-type="float" office:value="0">
            <text:p>0</text:p>
          </table:table-cell>
          <table:table-cell table:formula="of:=[COMBINED.C76]" office:value-type="float" office:value="0">
            <text:p>0</text:p>
          </table:table-cell>
          <table:table-cell table:formula="of:=[COMBINED.B76]" office:value-type="float" office:value="0">
            <text:p>0</text:p>
          </table:table-cell>
        </table:table-row>
        <table:table-row table:style-name="ro1">
          <table:table-cell table:formula="of:=IF([COMBINED.D77] = 1; [COMBINED.A77]*[INTRODUCTION.$D$11]; MROUND([COMBINED.A77]*[INTRODUCTION.$D$11]+([COMBINED.D77]/2);[COMBINED.D77]))" office:value-type="float" office:value="0">
            <text:p>0</text:p>
          </table:table-cell>
          <table:table-cell table:formula="of:=[COMBINED.C77]" office:value-type="float" office:value="0">
            <text:p>0</text:p>
          </table:table-cell>
          <table:table-cell table:formula="of:=[COMBINED.B77]" office:value-type="float" office:value="0">
            <text:p>0</text:p>
          </table:table-cell>
        </table:table-row>
        <table:table-row table:style-name="ro1">
          <table:table-cell table:formula="of:=IF([COMBINED.D78] = 1; [COMBINED.A78]*[INTRODUCTION.$D$11]; MROUND([COMBINED.A78]*[INTRODUCTION.$D$11]+([COMBINED.D78]/2);[COMBINED.D78]))" office:value-type="float" office:value="0">
            <text:p>0</text:p>
          </table:table-cell>
          <table:table-cell table:formula="of:=[COMBINED.C78]" office:value-type="float" office:value="0">
            <text:p>0</text:p>
          </table:table-cell>
          <table:table-cell table:formula="of:=[COMBINED.B78]" office:value-type="float" office:value="0">
            <text:p>0</text:p>
          </table:table-cell>
        </table:table-row>
        <table:table-row table:style-name="ro1">
          <table:table-cell table:formula="of:=IF([COMBINED.D79] = 1; [COMBINED.A79]*[INTRODUCTION.$D$11]; MROUND([COMBINED.A79]*[INTRODUCTION.$D$11]+([COMBINED.D79]/2);[COMBINED.D79]))" office:value-type="float" office:value="0">
            <text:p>0</text:p>
          </table:table-cell>
          <table:table-cell table:formula="of:=[COMBINED.C79]" office:value-type="float" office:value="0">
            <text:p>0</text:p>
          </table:table-cell>
          <table:table-cell table:formula="of:=[COMBINED.B79]" office:value-type="float" office:value="0">
            <text:p>0</text:p>
          </table:table-cell>
        </table:table-row>
        <table:table-row table:style-name="ro1">
          <table:table-cell table:formula="of:=IF([COMBINED.D80] = 1; [COMBINED.A80]*[INTRODUCTION.$D$11]; MROUND([COMBINED.A80]*[INTRODUCTION.$D$11]+([COMBINED.D80]/2);[COMBINED.D80]))" office:value-type="float" office:value="0">
            <text:p>0</text:p>
          </table:table-cell>
          <table:table-cell table:formula="of:=[COMBINED.C80]" office:value-type="float" office:value="0">
            <text:p>0</text:p>
          </table:table-cell>
          <table:table-cell table:formula="of:=[COMBINED.B80]" office:value-type="float" office:value="0">
            <text:p>0</text:p>
          </table:table-cell>
        </table:table-row>
        <table:table-row table:style-name="ro1">
          <table:table-cell table:formula="of:=IF([COMBINED.D81] = 1; [COMBINED.A81]*[INTRODUCTION.$D$11]; MROUND([COMBINED.A81]*[INTRODUCTION.$D$11]+([COMBINED.D81]/2);[COMBINED.D81]))" office:value-type="float" office:value="0">
            <text:p>0</text:p>
          </table:table-cell>
          <table:table-cell table:formula="of:=[COMBINED.C81]" office:value-type="float" office:value="0">
            <text:p>0</text:p>
          </table:table-cell>
          <table:table-cell table:formula="of:=[COMBINED.B81]" office:value-type="float" office:value="0">
            <text:p>0</text:p>
          </table:table-cell>
        </table:table-row>
        <table:table-row table:style-name="ro1">
          <table:table-cell table:formula="of:=IF([COMBINED.D82] = 1; [COMBINED.A82]*[INTRODUCTION.$D$11]; MROUND([COMBINED.A82]*[INTRODUCTION.$D$11]+([COMBINED.D82]/2);[COMBINED.D82]))" office:value-type="float" office:value="0">
            <text:p>0</text:p>
          </table:table-cell>
          <table:table-cell table:formula="of:=[COMBINED.C82]" office:value-type="float" office:value="0">
            <text:p>0</text:p>
          </table:table-cell>
          <table:table-cell table:formula="of:=[COMBINED.B82]" office:value-type="float" office:value="0">
            <text:p>0</text:p>
          </table:table-cell>
        </table:table-row>
        <table:table-row table:style-name="ro1">
          <table:table-cell table:formula="of:=IF([COMBINED.D83] = 1; [COMBINED.A83]*[INTRODUCTION.$D$11]; MROUND([COMBINED.A83]*[INTRODUCTION.$D$11]+([COMBINED.D83]/2);[COMBINED.D83]))" office:value-type="float" office:value="0">
            <text:p>0</text:p>
          </table:table-cell>
          <table:table-cell table:formula="of:=[COMBINED.C83]" office:value-type="float" office:value="0">
            <text:p>0</text:p>
          </table:table-cell>
          <table:table-cell table:formula="of:=[COMBINED.B83]" office:value-type="float" office:value="0">
            <text:p>0</text:p>
          </table:table-cell>
        </table:table-row>
        <table:table-row table:style-name="ro1">
          <table:table-cell table:formula="of:=IF([COMBINED.D84] = 1; [COMBINED.A84]*[INTRODUCTION.$D$11]; MROUND([COMBINED.A84]*[INTRODUCTION.$D$11]+([COMBINED.D84]/2);[COMBINED.D84]))" office:value-type="float" office:value="0">
            <text:p>0</text:p>
          </table:table-cell>
          <table:table-cell table:formula="of:=[COMBINED.C84]" office:value-type="float" office:value="0">
            <text:p>0</text:p>
          </table:table-cell>
          <table:table-cell table:formula="of:=[COMBINED.B84]" office:value-type="float" office:value="0">
            <text:p>0</text:p>
          </table:table-cell>
        </table:table-row>
        <table:table-row table:style-name="ro1">
          <table:table-cell table:formula="of:=IF([COMBINED.D85] = 1; [COMBINED.A85]*[INTRODUCTION.$D$11]; MROUND([COMBINED.A85]*[INTRODUCTION.$D$11]+([COMBINED.D85]/2);[COMBINED.D85]))" office:value-type="float" office:value="0">
            <text:p>0</text:p>
          </table:table-cell>
          <table:table-cell table:formula="of:=[COMBINED.C85]" office:value-type="float" office:value="0">
            <text:p>0</text:p>
          </table:table-cell>
          <table:table-cell table:formula="of:=[COMBINED.B85]" office:value-type="float" office:value="0">
            <text:p>0</text:p>
          </table:table-cell>
        </table:table-row>
        <table:table-row table:style-name="ro1">
          <table:table-cell table:formula="of:=IF([COMBINED.D86] = 1; [COMBINED.A86]*[INTRODUCTION.$D$11]; MROUND([COMBINED.A86]*[INTRODUCTION.$D$11]+([COMBINED.D86]/2);[COMBINED.D86]))" office:value-type="float" office:value="0">
            <text:p>0</text:p>
          </table:table-cell>
          <table:table-cell table:formula="of:=[COMBINED.C86]" office:value-type="float" office:value="0">
            <text:p>0</text:p>
          </table:table-cell>
          <table:table-cell table:formula="of:=[COMBINED.B86]" office:value-type="float" office:value="0">
            <text:p>0</text:p>
          </table:table-cell>
        </table:table-row>
        <table:table-row table:style-name="ro1">
          <table:table-cell table:formula="of:=IF([COMBINED.D87] = 1; [COMBINED.A87]*[INTRODUCTION.$D$11]; MROUND([COMBINED.A87]*[INTRODUCTION.$D$11]+([COMBINED.D87]/2);[COMBINED.D87]))" office:value-type="float" office:value="0">
            <text:p>0</text:p>
          </table:table-cell>
          <table:table-cell table:formula="of:=[COMBINED.C87]" office:value-type="float" office:value="0">
            <text:p>0</text:p>
          </table:table-cell>
          <table:table-cell table:formula="of:=[COMBINED.B87]" office:value-type="float" office:value="0">
            <text:p>0</text:p>
          </table:table-cell>
        </table:table-row>
        <table:table-row table:style-name="ro1">
          <table:table-cell table:formula="of:=IF([COMBINED.D88] = 1; [COMBINED.A88]*[INTRODUCTION.$D$11]; MROUND([COMBINED.A88]*[INTRODUCTION.$D$11]+([COMBINED.D88]/2);[COMBINED.D88]))" office:value-type="float" office:value="0">
            <text:p>0</text:p>
          </table:table-cell>
          <table:table-cell table:formula="of:=[COMBINED.C88]" office:value-type="float" office:value="0">
            <text:p>0</text:p>
          </table:table-cell>
          <table:table-cell table:formula="of:=[COMBINED.B88]" office:value-type="float" office:value="0">
            <text:p>0</text:p>
          </table:table-cell>
        </table:table-row>
        <table:table-row table:style-name="ro1">
          <table:table-cell table:formula="of:=IF([COMBINED.D89] = 1; [COMBINED.A89]*[INTRODUCTION.$D$11]; MROUND([COMBINED.A89]*[INTRODUCTION.$D$11]+([COMBINED.D89]/2);[COMBINED.D89]))" office:value-type="float" office:value="0">
            <text:p>0</text:p>
          </table:table-cell>
          <table:table-cell table:formula="of:=[COMBINED.C89]" office:value-type="float" office:value="0">
            <text:p>0</text:p>
          </table:table-cell>
          <table:table-cell table:formula="of:=[COMBINED.B89]" office:value-type="float" office:value="0">
            <text:p>0</text:p>
          </table:table-cell>
        </table:table-row>
        <table:table-row table:style-name="ro1">
          <table:table-cell table:formula="of:=IF([COMBINED.D90] = 1; [COMBINED.A90]*[INTRODUCTION.$D$11]; MROUND([COMBINED.A90]*[INTRODUCTION.$D$11]+([COMBINED.D90]/2);[COMBINED.D90]))" office:value-type="float" office:value="0">
            <text:p>0</text:p>
          </table:table-cell>
          <table:table-cell table:formula="of:=[COMBINED.C90]" office:value-type="float" office:value="0">
            <text:p>0</text:p>
          </table:table-cell>
          <table:table-cell table:formula="of:=[COMBINED.B90]" office:value-type="float" office:value="0">
            <text:p>0</text:p>
          </table:table-cell>
        </table:table-row>
        <table:table-row table:style-name="ro1">
          <table:table-cell table:formula="of:=IF([COMBINED.D91] = 1; [COMBINED.A91]*[INTRODUCTION.$D$11]; MROUND([COMBINED.A91]*[INTRODUCTION.$D$11]+([COMBINED.D91]/2);[COMBINED.D91]))" office:value-type="float" office:value="0">
            <text:p>0</text:p>
          </table:table-cell>
          <table:table-cell table:formula="of:=[COMBINED.C91]" office:value-type="float" office:value="0">
            <text:p>0</text:p>
          </table:table-cell>
          <table:table-cell table:formula="of:=[COMBINED.B91]" office:value-type="float" office:value="0">
            <text:p>0</text:p>
          </table:table-cell>
        </table:table-row>
        <table:table-row table:style-name="ro1">
          <table:table-cell table:formula="of:=IF([COMBINED.D92] = 1; [COMBINED.A92]*[INTRODUCTION.$D$11]; MROUND([COMBINED.A92]*[INTRODUCTION.$D$11]+([COMBINED.D92]/2);[COMBINED.D92]))" office:value-type="float" office:value="0">
            <text:p>0</text:p>
          </table:table-cell>
          <table:table-cell table:formula="of:=[COMBINED.C92]" office:value-type="float" office:value="0">
            <text:p>0</text:p>
          </table:table-cell>
          <table:table-cell table:formula="of:=[COMBINED.B92]" office:value-type="float" office:value="0">
            <text:p>0</text:p>
          </table:table-cell>
        </table:table-row>
        <table:table-row table:style-name="ro1">
          <table:table-cell table:formula="of:=IF([COMBINED.D93] = 1; [COMBINED.A93]*[INTRODUCTION.$D$11]; MROUND([COMBINED.A93]*[INTRODUCTION.$D$11]+([COMBINED.D93]/2);[COMBINED.D93]))" office:value-type="float" office:value="0">
            <text:p>0</text:p>
          </table:table-cell>
          <table:table-cell table:formula="of:=[COMBINED.C93]" office:value-type="float" office:value="0">
            <text:p>0</text:p>
          </table:table-cell>
          <table:table-cell table:formula="of:=[COMBINED.B93]" office:value-type="float" office:value="0">
            <text:p>0</text:p>
          </table:table-cell>
        </table:table-row>
        <table:table-row table:style-name="ro1">
          <table:table-cell table:formula="of:=IF([COMBINED.D94] = 1; [COMBINED.A94]*[INTRODUCTION.$D$11]; MROUND([COMBINED.A94]*[INTRODUCTION.$D$11]+([COMBINED.D94]/2);[COMBINED.D94]))" office:value-type="float" office:value="0">
            <text:p>0</text:p>
          </table:table-cell>
          <table:table-cell table:formula="of:=[COMBINED.C94]" office:value-type="float" office:value="0">
            <text:p>0</text:p>
          </table:table-cell>
          <table:table-cell table:formula="of:=[COMBINED.B94]" office:value-type="float" office:value="0">
            <text:p>0</text:p>
          </table:table-cell>
        </table:table-row>
        <table:table-row table:style-name="ro1">
          <table:table-cell table:formula="of:=IF([COMBINED.D95] = 1; [COMBINED.A95]*[INTRODUCTION.$D$11]; MROUND([COMBINED.A95]*[INTRODUCTION.$D$11]+([COMBINED.D95]/2);[COMBINED.D95]))" office:value-type="float" office:value="0">
            <text:p>0</text:p>
          </table:table-cell>
          <table:table-cell table:formula="of:=[COMBINED.C95]" office:value-type="float" office:value="0">
            <text:p>0</text:p>
          </table:table-cell>
          <table:table-cell table:formula="of:=[COMBINED.B95]" office:value-type="float" office:value="0">
            <text:p>0</text:p>
          </table:table-cell>
        </table:table-row>
        <table:table-row table:style-name="ro1">
          <table:table-cell table:formula="of:=IF([COMBINED.D96] = 1; [COMBINED.A96]*[INTRODUCTION.$D$11]; MROUND([COMBINED.A96]*[INTRODUCTION.$D$11]+([COMBINED.D96]/2);[COMBINED.D96]))" office:value-type="float" office:value="0">
            <text:p>0</text:p>
          </table:table-cell>
          <table:table-cell table:formula="of:=[COMBINED.C96]" office:value-type="float" office:value="0">
            <text:p>0</text:p>
          </table:table-cell>
          <table:table-cell table:formula="of:=[COMBINED.B96]" office:value-type="float" office:value="0">
            <text:p>0</text:p>
          </table:table-cell>
        </table:table-row>
        <table:table-row table:style-name="ro1">
          <table:table-cell table:formula="of:=IF([COMBINED.D97] = 1; [COMBINED.A97]*[INTRODUCTION.$D$11]; MROUND([COMBINED.A97]*[INTRODUCTION.$D$11]+([COMBINED.D97]/2);[COMBINED.D97]))" office:value-type="float" office:value="0">
            <text:p>0</text:p>
          </table:table-cell>
          <table:table-cell table:formula="of:=[COMBINED.C97]" office:value-type="float" office:value="0">
            <text:p>0</text:p>
          </table:table-cell>
          <table:table-cell table:formula="of:=[COMBINED.B97]" office:value-type="float" office:value="0">
            <text:p>0</text:p>
          </table:table-cell>
        </table:table-row>
        <table:table-row table:style-name="ro1">
          <table:table-cell table:formula="of:=IF([COMBINED.D98] = 1; [COMBINED.A98]*[INTRODUCTION.$D$11]; MROUND([COMBINED.A98]*[INTRODUCTION.$D$11]+([COMBINED.D98]/2);[COMBINED.D98]))" office:value-type="float" office:value="0">
            <text:p>0</text:p>
          </table:table-cell>
          <table:table-cell table:formula="of:=[COMBINED.C98]" office:value-type="float" office:value="0">
            <text:p>0</text:p>
          </table:table-cell>
          <table:table-cell table:formula="of:=[COMBINED.B98]" office:value-type="float" office:value="0">
            <text:p>0</text:p>
          </table:table-cell>
        </table:table-row>
        <table:table-row table:style-name="ro1">
          <table:table-cell table:formula="of:=SUM([.A2:.A98])" office:value-type="float" office:value="50">
            <text:p>50</text:p>
          </table:table-cell>
          <table:table-cell table:number-columns-repeated="2"/>
        </table:table-row>
      </table:table>
      <table:table table:name="DIGIKEY_BOM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4" table:default-cell-style-name="ce3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>
            <text:p>Digi-Key Part Number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office:value-type="string">
            <text:p>Customer Reference</text:p>
          </table:table-cell>
          <table:table-cell table:style-name="Default" office:value-type="string">
            <text:p>Quantity 1</text:p>
          </table:table-cell>
          <table:table-cell table:style-name="Default" office:value-type="string">
            <text:p>Quantity 2</text:p>
          </table:table-cell>
          <table:table-cell office:value-type="string">
            <text:p>Quantity 3</text:p>
          </table:table-cell>
          <table:table-cell/>
        </table:table-row>
        <table:table-row table:style-name="ro1">
          <table:table-cell table:formula="of:=[COMBINED.C2]" office:value-type="string" office:string-value="587-1243-1-ND">
            <text:p>587-1243-1-ND</text:p>
          </table:table-cell>
          <table:table-cell table:number-columns-repeated="2"/>
          <table:table-cell table:formula="of:=[COMBINED.B2]" office:value-type="string" office:string-value="C1, C2, C4, C5, C6, C9, C10, C11">
            <text:p>C1, C2, C4, C5, C6, C9, C10, C11</text:p>
          </table:table-cell>
          <table:table-cell table:formula="of:=IF([COMBINED.D2] = 1; [COMBINED.A2]*[INTRODUCTION.$D$7]; MROUND([COMBINED.A2]*[INTRODUCTION.$D$7]+([COMBINED.D2]/2);[COMBINED.D2]))" office:value-type="float" office:value="10">
            <text:p>10</text:p>
          </table:table-cell>
          <table:table-cell table:formula="of:=IF([COMBINED.D2] = 1; [COMBINED.A2]*[INTRODUCTION.$D$8]; MROUND([COMBINED.A2]*[INTRODUCTION.$D$8]+([COMBINED.D2]/2);[COMBINED.D2]))" office:value-type="float" office:value="20">
            <text:p>20</text:p>
          </table:table-cell>
          <table:table-cell table:formula="of:=IF([COMBINED.D2] = 1; [COMBINED.A2]*[INTRODUCTION.$D$9]; MROUND([COMBINED.A2]*[INTRODUCTION.$D$9]+([COMBINED.D2]/2);[COMBINED.D2]))" office:value-type="float" office:value="30">
            <text:p>30</text:p>
          </table:table-cell>
          <table:table-cell/>
        </table:table-row>
        <table:table-row table:style-name="ro1">
          <table:table-cell table:formula="of:=[COMBINED.C3]" office:value-type="string" office:string-value="587-1992-1-ND">
            <text:p>587-1992-1-ND</text:p>
          </table:table-cell>
          <table:table-cell table:number-columns-repeated="2"/>
          <table:table-cell table:formula="of:=[COMBINED.B3]" office:value-type="string" office:string-value="C3">
            <text:p>C3</text:p>
          </table:table-cell>
          <table:table-cell table:formula="of:=IF([COMBINED.D3] = 1; [COMBINED.A3]*[INTRODUCTION.$D$7]; MROUND([COMBINED.A3]*[INTRODUCTION.$D$7]+([COMBINED.D3]/2);[COMBINED.D3]))" office:value-type="float" office:value="10">
            <text:p>10</text:p>
          </table:table-cell>
          <table:table-cell table:formula="of:=IF([COMBINED.D3] = 1; [COMBINED.A3]*[INTRODUCTION.$D$8]; MROUND([COMBINED.A3]*[INTRODUCTION.$D$8]+([COMBINED.D3]/2);[COMBINED.D3]))" office:value-type="float" office:value="10">
            <text:p>10</text:p>
          </table:table-cell>
          <table:table-cell table:formula="of:=IF([COMBINED.D3] = 1; [COMBINED.A3]*[INTRODUCTION.$D$9]; MROUND([COMBINED.A3]*[INTRODUCTION.$D$9]+([COMBINED.D3]/2);[COMBINED.D3]))" office:value-type="float" office:value="10">
            <text:p>10</text:p>
          </table:table-cell>
          <table:table-cell/>
        </table:table-row>
        <table:table-row table:style-name="ro1">
          <table:table-cell table:formula="of:=[COMBINED.C4]" office:value-type="string" office:string-value="PCC390ACVCT-ND">
            <text:p>PCC390ACVCT-ND</text:p>
          </table:table-cell>
          <table:table-cell table:number-columns-repeated="2"/>
          <table:table-cell table:formula="of:=[COMBINED.B4]" office:value-type="string" office:string-value="C7, C8">
            <text:p>C7, C8</text:p>
          </table:table-cell>
          <table:table-cell table:formula="of:=IF([COMBINED.D4] = 1; [COMBINED.A4]*[INTRODUCTION.$D$7]; MROUND([COMBINED.A4]*[INTRODUCTION.$D$7]+([COMBINED.D4]/2);[COMBINED.D4]))" office:value-type="float" office:value="10">
            <text:p>10</text:p>
          </table:table-cell>
          <table:table-cell table:formula="of:=IF([COMBINED.D4] = 1; [COMBINED.A4]*[INTRODUCTION.$D$8]; MROUND([COMBINED.A4]*[INTRODUCTION.$D$8]+([COMBINED.D4]/2);[COMBINED.D4]))" office:value-type="float" office:value="10">
            <text:p>10</text:p>
          </table:table-cell>
          <table:table-cell table:formula="of:=IF([COMBINED.D4] = 1; [COMBINED.A4]*[INTRODUCTION.$D$9]; MROUND([COMBINED.A4]*[INTRODUCTION.$D$9]+([COMBINED.D4]/2);[COMBINED.D4]))" office:value-type="float" office:value="10">
            <text:p>10</text:p>
          </table:table-cell>
          <table:table-cell/>
        </table:table-row>
        <table:table-row table:style-name="ro1">
          <table:table-cell table:formula="of:=[COMBINED.C5]" office:value-type="string" office:string-value="P833-ND">
            <text:p>P833-ND</text:p>
          </table:table-cell>
          <table:table-cell table:number-columns-repeated="2"/>
          <table:table-cell table:formula="of:=[COMBINED.B5]" office:value-type="string" office:string-value="C13">
            <text:p>C13</text:p>
          </table:table-cell>
          <table:table-cell table:formula="of:=IF([COMBINED.D5] = 1; [COMBINED.A5]*[INTRODUCTION.$D$7]; MROUND([COMBINED.A5]*[INTRODUCTION.$D$7]+([COMBINED.D5]/2);[COMBINED.D5]))" office:value-type="float" office:value="1">
            <text:p>1</text:p>
          </table:table-cell>
          <table:table-cell table:formula="of:=IF([COMBINED.D5] = 1; [COMBINED.A5]*[INTRODUCTION.$D$8]; MROUND([COMBINED.A5]*[INTRODUCTION.$D$8]+([COMBINED.D5]/2);[COMBINED.D5]))" office:value-type="float" office:value="2">
            <text:p>2</text:p>
          </table:table-cell>
          <table:table-cell table:formula="of:=IF([COMBINED.D5] = 1; [COMBINED.A5]*[INTRODUCTION.$D$9]; MROUND([COMBINED.A5]*[INTRODUCTION.$D$9]+([COMBINED.D5]/2);[COMBINED.D5]))" office:value-type="float" office:value="3">
            <text:p>3</text:p>
          </table:table-cell>
          <table:table-cell/>
        </table:table-row>
        <table:table-row table:style-name="ro1">
          <table:table-cell table:formula="of:=[COMBINED.C6]" office:value-type="string" office:string-value="WM7625CT-ND">
            <text:p>WM7625CT-ND</text:p>
          </table:table-cell>
          <table:table-cell table:number-columns-repeated="2"/>
          <table:table-cell table:formula="of:=[COMBINED.B6]" office:value-type="string" office:string-value="CAM1">
            <text:p>CAM1</text:p>
          </table:table-cell>
          <table:table-cell table:formula="of:=IF([COMBINED.D6] = 1; [COMBINED.A6]*[INTRODUCTION.$D$7]; MROUND([COMBINED.A6]*[INTRODUCTION.$D$7]+([COMBINED.D6]/2);[COMBINED.D6]))" office:value-type="float" office:value="1">
            <text:p>1</text:p>
          </table:table-cell>
          <table:table-cell table:formula="of:=IF([COMBINED.D6] = 1; [COMBINED.A6]*[INTRODUCTION.$D$8]; MROUND([COMBINED.A6]*[INTRODUCTION.$D$8]+([COMBINED.D6]/2);[COMBINED.D6]))" office:value-type="float" office:value="2">
            <text:p>2</text:p>
          </table:table-cell>
          <table:table-cell table:formula="of:=IF([COMBINED.D6] = 1; [COMBINED.A6]*[INTRODUCTION.$D$9]; MROUND([COMBINED.A6]*[INTRODUCTION.$D$9]+([COMBINED.D6]/2);[COMBINED.D6]))" office:value-type="float" office:value="3">
            <text:p>3</text:p>
          </table:table-cell>
          <table:table-cell/>
        </table:table-row>
        <table:table-row table:style-name="ro1">
          <table:table-cell table:formula="of:=[COMBINED.C7]" office:value-type="string" office:string-value="311-100KHRCT-ND">
            <text:p>311-100KHRCT-ND</text:p>
          </table:table-cell>
          <table:table-cell table:number-columns-repeated="2"/>
          <table:table-cell table:formula="of:=[COMBINED.B7]" office:value-type="string" office:string-value="R11, R12">
            <text:p>R11, R12</text:p>
          </table:table-cell>
          <table:table-cell table:formula="of:=IF([COMBINED.D7] = 1; [COMBINED.A7]*[INTRODUCTION.$D$7]; MROUND([COMBINED.A7]*[INTRODUCTION.$D$7]+([COMBINED.D7]/2);[COMBINED.D7]))" office:value-type="float" office:value="10">
            <text:p>10</text:p>
          </table:table-cell>
          <table:table-cell table:formula="of:=IF([COMBINED.D7] = 1; [COMBINED.A7]*[INTRODUCTION.$D$8]; MROUND([COMBINED.A7]*[INTRODUCTION.$D$8]+([COMBINED.D7]/2);[COMBINED.D7]))" office:value-type="float" office:value="10">
            <text:p>10</text:p>
          </table:table-cell>
          <table:table-cell table:formula="of:=IF([COMBINED.D7] = 1; [COMBINED.A7]*[INTRODUCTION.$D$9]; MROUND([COMBINED.A7]*[INTRODUCTION.$D$9]+([COMBINED.D7]/2);[COMBINED.D7]))" office:value-type="float" office:value="10">
            <text:p>10</text:p>
          </table:table-cell>
          <table:table-cell/>
        </table:table-row>
        <table:table-row table:style-name="ro1">
          <table:table-cell table:formula="of:=[COMBINED.C8]" office:value-type="string" office:string-value="WM7626CT-ND">
            <text:p>WM7626CT-ND</text:p>
          </table:table-cell>
          <table:table-cell table:number-columns-repeated="2"/>
          <table:table-cell table:formula="of:=[COMBINED.B8]" office:value-type="string" office:string-value="SPI_1">
            <text:p>SPI_1</text:p>
          </table:table-cell>
          <table:table-cell table:formula="of:=IF([COMBINED.D8] = 1; [COMBINED.A8]*[INTRODUCTION.$D$7]; MROUND([COMBINED.A8]*[INTRODUCTION.$D$7]+([COMBINED.D8]/2);[COMBINED.D8]))" office:value-type="float" office:value="1">
            <text:p>1</text:p>
          </table:table-cell>
          <table:table-cell table:formula="of:=IF([COMBINED.D8] = 1; [COMBINED.A8]*[INTRODUCTION.$D$8]; MROUND([COMBINED.A8]*[INTRODUCTION.$D$8]+([COMBINED.D8]/2);[COMBINED.D8]))" office:value-type="float" office:value="2">
            <text:p>2</text:p>
          </table:table-cell>
          <table:table-cell table:formula="of:=IF([COMBINED.D8] = 1; [COMBINED.A8]*[INTRODUCTION.$D$9]; MROUND([COMBINED.A8]*[INTRODUCTION.$D$9]+([COMBINED.D8]/2);[COMBINED.D8]))" office:value-type="float" office:value="3">
            <text:p>3</text:p>
          </table:table-cell>
          <table:table-cell/>
        </table:table-row>
        <table:table-row table:style-name="ro1">
          <table:table-cell table:formula="of:=[COMBINED.C9]" office:value-type="string" office:string-value="LM3480IM3-3.3CT-ND">
            <text:p>LM3480IM3-3.3CT-ND</text:p>
          </table:table-cell>
          <table:table-cell table:number-columns-repeated="2"/>
          <table:table-cell table:formula="of:=[COMBINED.B9]" office:value-type="string" office:string-value="U1">
            <text:p>U1</text:p>
          </table:table-cell>
          <table:table-cell table:formula="of:=IF([COMBINED.D9] = 1; [COMBINED.A9]*[INTRODUCTION.$D$7]; MROUND([COMBINED.A9]*[INTRODUCTION.$D$7]+([COMBINED.D9]/2);[COMBINED.D9]))" office:value-type="float" office:value="1">
            <text:p>1</text:p>
          </table:table-cell>
          <table:table-cell table:formula="of:=IF([COMBINED.D9] = 1; [COMBINED.A9]*[INTRODUCTION.$D$8]; MROUND([COMBINED.A9]*[INTRODUCTION.$D$8]+([COMBINED.D9]/2);[COMBINED.D9]))" office:value-type="float" office:value="2">
            <text:p>2</text:p>
          </table:table-cell>
          <table:table-cell table:formula="of:=IF([COMBINED.D9] = 1; [COMBINED.A9]*[INTRODUCTION.$D$9]; MROUND([COMBINED.A9]*[INTRODUCTION.$D$9]+([COMBINED.D9]/2);[COMBINED.D9]))" office:value-type="float" office:value="3">
            <text:p>3</text:p>
          </table:table-cell>
          <table:table-cell/>
        </table:table-row>
        <table:table-row table:style-name="ro1">
          <table:table-cell table:formula="of:=[COMBINED.C10]" office:value-type="string" office:string-value="AD7997BRUZ-1-ND">
            <text:p>AD7997BRUZ-1-ND</text:p>
          </table:table-cell>
          <table:table-cell table:number-columns-repeated="2"/>
          <table:table-cell table:formula="of:=[COMBINED.B10]" office:value-type="string" office:string-value="U2">
            <text:p>U2</text:p>
          </table:table-cell>
          <table:table-cell table:formula="of:=IF([COMBINED.D10] = 1; [COMBINED.A10]*[INTRODUCTION.$D$7]; MROUND([COMBINED.A10]*[INTRODUCTION.$D$7]+([COMBINED.D10]/2);[COMBINED.D10]))" office:value-type="float" office:value="1">
            <text:p>1</text:p>
          </table:table-cell>
          <table:table-cell table:formula="of:=IF([COMBINED.D10] = 1; [COMBINED.A10]*[INTRODUCTION.$D$8]; MROUND([COMBINED.A10]*[INTRODUCTION.$D$8]+([COMBINED.D10]/2);[COMBINED.D10]))" office:value-type="float" office:value="2">
            <text:p>2</text:p>
          </table:table-cell>
          <table:table-cell table:formula="of:=IF([COMBINED.D10] = 1; [COMBINED.A10]*[INTRODUCTION.$D$9]; MROUND([COMBINED.A10]*[INTRODUCTION.$D$9]+([COMBINED.D10]/2);[COMBINED.D10]))" office:value-type="float" office:value="3">
            <text:p>3</text:p>
          </table:table-cell>
          <table:table-cell/>
        </table:table-row>
        <table:table-row table:style-name="ro1">
          <table:table-cell table:formula="of:=[COMBINED.C11]" office:value-type="string" office:string-value="MAX3100CEE+-ND">
            <text:p>MAX3100CEE+-ND</text:p>
          </table:table-cell>
          <table:table-cell table:number-columns-repeated="2"/>
          <table:table-cell table:formula="of:=[COMBINED.B11]" office:value-type="string" office:string-value="U3">
            <text:p>U3</text:p>
          </table:table-cell>
          <table:table-cell table:formula="of:=IF([COMBINED.D11] = 1; [COMBINED.A11]*[INTRODUCTION.$D$7]; MROUND([COMBINED.A11]*[INTRODUCTION.$D$7]+([COMBINED.D11]/2);[COMBINED.D11]))" office:value-type="float" office:value="1">
            <text:p>1</text:p>
          </table:table-cell>
          <table:table-cell table:formula="of:=IF([COMBINED.D11] = 1; [COMBINED.A11]*[INTRODUCTION.$D$8]; MROUND([COMBINED.A11]*[INTRODUCTION.$D$8]+([COMBINED.D11]/2);[COMBINED.D11]))" office:value-type="float" office:value="2">
            <text:p>2</text:p>
          </table:table-cell>
          <table:table-cell table:formula="of:=IF([COMBINED.D11] = 1; [COMBINED.A11]*[INTRODUCTION.$D$9]; MROUND([COMBINED.A11]*[INTRODUCTION.$D$9]+([COMBINED.D11]/2);[COMBINED.D11]))" office:value-type="float" office:value="3">
            <text:p>3</text:p>
          </table:table-cell>
          <table:table-cell/>
        </table:table-row>
        <table:table-row table:style-name="ro1">
          <table:table-cell table:formula="of:=[COMBINED.C12]" office:value-type="string" office:string-value="296-9423-1-ND">
            <text:p>296-9423-1-ND</text:p>
          </table:table-cell>
          <table:table-cell table:number-columns-repeated="2"/>
          <table:table-cell table:formula="of:=[COMBINED.B12]" office:value-type="string" office:string-value="U4">
            <text:p>U4</text:p>
          </table:table-cell>
          <table:table-cell table:formula="of:=IF([COMBINED.D12] = 1; [COMBINED.A12]*[INTRODUCTION.$D$7]; MROUND([COMBINED.A12]*[INTRODUCTION.$D$7]+([COMBINED.D12]/2);[COMBINED.D12]))" office:value-type="float" office:value="1">
            <text:p>1</text:p>
          </table:table-cell>
          <table:table-cell table:formula="of:=IF([COMBINED.D12] = 1; [COMBINED.A12]*[INTRODUCTION.$D$8]; MROUND([COMBINED.A12]*[INTRODUCTION.$D$8]+([COMBINED.D12]/2);[COMBINED.D12]))" office:value-type="float" office:value="2">
            <text:p>2</text:p>
          </table:table-cell>
          <table:table-cell table:formula="of:=IF([COMBINED.D12] = 1; [COMBINED.A12]*[INTRODUCTION.$D$9]; MROUND([COMBINED.A12]*[INTRODUCTION.$D$9]+([COMBINED.D12]/2);[COMBINED.D12]))" office:value-type="float" office:value="3">
            <text:p>3</text:p>
          </table:table-cell>
          <table:table-cell/>
        </table:table-row>
        <table:table-row table:style-name="ro1">
          <table:table-cell table:formula="of:=[COMBINED.C13]" office:value-type="string" office:string-value="WM7622CT-ND">
            <text:p>WM7622CT-ND</text:p>
          </table:table-cell>
          <table:table-cell table:number-columns-repeated="2"/>
          <table:table-cell table:formula="of:=[COMBINED.B13]" office:value-type="string" office:string-value="UART">
            <text:p>UART</text:p>
          </table:table-cell>
          <table:table-cell table:formula="of:=IF([COMBINED.D13] = 1; [COMBINED.A13]*[INTRODUCTION.$D$7]; MROUND([COMBINED.A13]*[INTRODUCTION.$D$7]+([COMBINED.D13]/2);[COMBINED.D13]))" office:value-type="float" office:value="1">
            <text:p>1</text:p>
          </table:table-cell>
          <table:table-cell table:formula="of:=IF([COMBINED.D13] = 1; [COMBINED.A13]*[INTRODUCTION.$D$8]; MROUND([COMBINED.A13]*[INTRODUCTION.$D$8]+([COMBINED.D13]/2);[COMBINED.D13]))" office:value-type="float" office:value="2">
            <text:p>2</text:p>
          </table:table-cell>
          <table:table-cell table:formula="of:=IF([COMBINED.D13] = 1; [COMBINED.A13]*[INTRODUCTION.$D$9]; MROUND([COMBINED.A13]*[INTRODUCTION.$D$9]+([COMBINED.D13]/2);[COMBINED.D13]))" office:value-type="float" office:value="3">
            <text:p>3</text:p>
          </table:table-cell>
          <table:table-cell/>
        </table:table-row>
        <table:table-row table:style-name="ro1">
          <table:table-cell table:formula="of:=[COMBINED.C14]" office:value-type="string" office:string-value="WM7624CT-ND">
            <text:p>WM7624CT-ND</text:p>
          </table:table-cell>
          <table:table-cell table:number-columns-repeated="2"/>
          <table:table-cell table:formula="of:=[COMBINED.B14]" office:value-type="string" office:string-value="UART_1">
            <text:p>UART_1</text:p>
          </table:table-cell>
          <table:table-cell table:formula="of:=IF([COMBINED.D14] = 1; [COMBINED.A14]*[INTRODUCTION.$D$7]; MROUND([COMBINED.A14]*[INTRODUCTION.$D$7]+([COMBINED.D14]/2);[COMBINED.D14]))" office:value-type="float" office:value="1">
            <text:p>1</text:p>
          </table:table-cell>
          <table:table-cell table:formula="of:=IF([COMBINED.D14] = 1; [COMBINED.A14]*[INTRODUCTION.$D$8]; MROUND([COMBINED.A14]*[INTRODUCTION.$D$8]+([COMBINED.D14]/2);[COMBINED.D14]))" office:value-type="float" office:value="2">
            <text:p>2</text:p>
          </table:table-cell>
          <table:table-cell table:formula="of:=IF([COMBINED.D14] = 1; [COMBINED.A14]*[INTRODUCTION.$D$9]; MROUND([COMBINED.A14]*[INTRODUCTION.$D$9]+([COMBINED.D14]/2);[COMBINED.D14]))" office:value-type="float" office:value="3">
            <text:p>3</text:p>
          </table:table-cell>
          <table:table-cell/>
        </table:table-row>
        <table:table-row table:style-name="ro1">
          <table:table-cell table:formula="of:=[COMBINED.C15]" office:value-type="string" office:string-value="XC562CT-ND">
            <text:p>XC562CT-ND</text:p>
          </table:table-cell>
          <table:table-cell table:number-columns-repeated="2"/>
          <table:table-cell table:formula="of:=[COMBINED.B15]" office:value-type="string" office:string-value="Y1">
            <text:p>Y1</text:p>
          </table:table-cell>
          <table:table-cell table:formula="of:=IF([COMBINED.D15] = 1; [COMBINED.A15]*[INTRODUCTION.$D$7]; MROUND([COMBINED.A15]*[INTRODUCTION.$D$7]+([COMBINED.D15]/2);[COMBINED.D15]))" office:value-type="float" office:value="1">
            <text:p>1</text:p>
          </table:table-cell>
          <table:table-cell table:formula="of:=IF([COMBINED.D15] = 1; [COMBINED.A15]*[INTRODUCTION.$D$8]; MROUND([COMBINED.A15]*[INTRODUCTION.$D$8]+([COMBINED.D15]/2);[COMBINED.D15]))" office:value-type="float" office:value="2">
            <text:p>2</text:p>
          </table:table-cell>
          <table:table-cell table:formula="of:=IF([COMBINED.D15] = 1; [COMBINED.A15]*[INTRODUCTION.$D$9]; MROUND([COMBINED.A15]*[INTRODUCTION.$D$9]+([COMBINED.D15]/2);[COMBINED.D15]))" office:value-type="float" office:value="3">
            <text:p>3</text:p>
          </table:table-cell>
          <table:table-cell/>
        </table:table-row>
        <table:table-row table:style-name="ro1">
          <table:table-cell table:formula="of:=[COMBINED.C16]" office:value-type="float" office:value="0">
            <text:p>0</text:p>
          </table:table-cell>
          <table:table-cell table:number-columns-repeated="2"/>
          <table:table-cell table:formula="of:=[COMBINED.B16]" office:value-type="float" office:value="0">
            <text:p>0</text:p>
          </table:table-cell>
          <table:table-cell table:formula="of:=IF([COMBINED.D16] = 1; [COMBINED.A16]*[INTRODUCTION.$D$7]; MROUND([COMBINED.A16]*[INTRODUCTION.$D$7]+([COMBINED.D16]/2);[COMBINED.D16]))" office:value-type="float" office:value="0">
            <text:p>0</text:p>
          </table:table-cell>
          <table:table-cell table:formula="of:=IF([COMBINED.D16] = 1; [COMBINED.A16]*[INTRODUCTION.$D$8]; MROUND([COMBINED.A16]*[INTRODUCTION.$D$8]+([COMBINED.D16]/2);[COMBINED.D16]))" office:value-type="float" office:value="0">
            <text:p>0</text:p>
          </table:table-cell>
          <table:table-cell table:formula="of:=IF([COMBINED.D16] = 1; [COMBINED.A16]*[INTRODUCTION.$D$9]; MROUND([COMBINED.A16]*[INTRODUCTION.$D$9]+([COMBINED.D16]/2);[COMBINED.D16]))" office:value-type="float" office:value="0">
            <text:p>0</text:p>
          </table:table-cell>
          <table:table-cell/>
        </table:table-row>
        <table:table-row table:style-name="ro1">
          <table:table-cell table:formula="of:=[COMBINED.C17]" office:value-type="float" office:value="0">
            <text:p>0</text:p>
          </table:table-cell>
          <table:table-cell table:number-columns-repeated="2"/>
          <table:table-cell table:formula="of:=[COMBINED.B17]" office:value-type="float" office:value="0">
            <text:p>0</text:p>
          </table:table-cell>
          <table:table-cell table:formula="of:=IF([COMBINED.D17] = 1; [COMBINED.A17]*[INTRODUCTION.$D$7]; MROUND([COMBINED.A17]*[INTRODUCTION.$D$7]+([COMBINED.D17]/2);[COMBINED.D17]))" office:value-type="float" office:value="0">
            <text:p>0</text:p>
          </table:table-cell>
          <table:table-cell table:formula="of:=IF([COMBINED.D17] = 1; [COMBINED.A17]*[INTRODUCTION.$D$8]; MROUND([COMBINED.A17]*[INTRODUCTION.$D$8]+([COMBINED.D17]/2);[COMBINED.D17]))" office:value-type="float" office:value="0">
            <text:p>0</text:p>
          </table:table-cell>
          <table:table-cell table:formula="of:=IF([COMBINED.D17] = 1; [COMBINED.A17]*[INTRODUCTION.$D$9]; MROUND([COMBINED.A17]*[INTRODUCTION.$D$9]+([COMBINED.D17]/2);[COMBINED.D17]))" office:value-type="float" office:value="0">
            <text:p>0</text:p>
          </table:table-cell>
          <table:table-cell/>
        </table:table-row>
        <table:table-row table:style-name="ro1">
          <table:table-cell table:formula="of:=[COMBINED.C18]" office:value-type="float" office:value="0">
            <text:p>0</text:p>
          </table:table-cell>
          <table:table-cell table:number-columns-repeated="2"/>
          <table:table-cell table:formula="of:=[COMBINED.B18]" office:value-type="float" office:value="0">
            <text:p>0</text:p>
          </table:table-cell>
          <table:table-cell table:formula="of:=IF([COMBINED.D18] = 1; [COMBINED.A18]*[INTRODUCTION.$D$7]; MROUND([COMBINED.A18]*[INTRODUCTION.$D$7]+([COMBINED.D18]/2);[COMBINED.D18]))" office:value-type="float" office:value="0">
            <text:p>0</text:p>
          </table:table-cell>
          <table:table-cell table:formula="of:=IF([COMBINED.D18] = 1; [COMBINED.A18]*[INTRODUCTION.$D$8]; MROUND([COMBINED.A18]*[INTRODUCTION.$D$8]+([COMBINED.D18]/2);[COMBINED.D18]))" office:value-type="float" office:value="0">
            <text:p>0</text:p>
          </table:table-cell>
          <table:table-cell table:formula="of:=IF([COMBINED.D18] = 1; [COMBINED.A18]*[INTRODUCTION.$D$9]; MROUND([COMBINED.A18]*[INTRODUCTION.$D$9]+([COMBINED.D18]/2);[COMBINED.D18]))" office:value-type="float" office:value="0">
            <text:p>0</text:p>
          </table:table-cell>
          <table:table-cell/>
        </table:table-row>
        <table:table-row table:style-name="ro1">
          <table:table-cell table:formula="of:=[COMBINED.C19]" office:value-type="float" office:value="0">
            <text:p>0</text:p>
          </table:table-cell>
          <table:table-cell table:number-columns-repeated="2"/>
          <table:table-cell table:formula="of:=[COMBINED.B19]" office:value-type="float" office:value="0">
            <text:p>0</text:p>
          </table:table-cell>
          <table:table-cell table:formula="of:=IF([COMBINED.D19] = 1; [COMBINED.A19]*[INTRODUCTION.$D$7]; MROUND([COMBINED.A19]*[INTRODUCTION.$D$7]+([COMBINED.D19]/2);[COMBINED.D19]))" office:value-type="float" office:value="0">
            <text:p>0</text:p>
          </table:table-cell>
          <table:table-cell table:formula="of:=IF([COMBINED.D19] = 1; [COMBINED.A19]*[INTRODUCTION.$D$8]; MROUND([COMBINED.A19]*[INTRODUCTION.$D$8]+([COMBINED.D19]/2);[COMBINED.D19]))" office:value-type="float" office:value="0">
            <text:p>0</text:p>
          </table:table-cell>
          <table:table-cell table:formula="of:=IF([COMBINED.D19] = 1; [COMBINED.A19]*[INTRODUCTION.$D$9]; MROUND([COMBINED.A19]*[INTRODUCTION.$D$9]+([COMBINED.D19]/2);[COMBINED.D19]))" office:value-type="float" office:value="0">
            <text:p>0</text:p>
          </table:table-cell>
          <table:table-cell/>
        </table:table-row>
        <table:table-row table:style-name="ro1">
          <table:table-cell table:formula="of:=[COMBINED.C20]" office:value-type="float" office:value="0">
            <text:p>0</text:p>
          </table:table-cell>
          <table:table-cell table:number-columns-repeated="2"/>
          <table:table-cell table:formula="of:=[COMBINED.B20]" office:value-type="float" office:value="0">
            <text:p>0</text:p>
          </table:table-cell>
          <table:table-cell table:formula="of:=IF([COMBINED.D20] = 1; [COMBINED.A20]*[INTRODUCTION.$D$7]; MROUND([COMBINED.A20]*[INTRODUCTION.$D$7]+([COMBINED.D20]/2);[COMBINED.D20]))" office:value-type="float" office:value="0">
            <text:p>0</text:p>
          </table:table-cell>
          <table:table-cell table:formula="of:=IF([COMBINED.D20] = 1; [COMBINED.A20]*[INTRODUCTION.$D$8]; MROUND([COMBINED.A20]*[INTRODUCTION.$D$8]+([COMBINED.D20]/2);[COMBINED.D20]))" office:value-type="float" office:value="0">
            <text:p>0</text:p>
          </table:table-cell>
          <table:table-cell table:formula="of:=IF([COMBINED.D20] = 1; [COMBINED.A20]*[INTRODUCTION.$D$9]; MROUND([COMBINED.A20]*[INTRODUCTION.$D$9]+([COMBINED.D20]/2);[COMBINED.D20]))" office:value-type="float" office:value="0">
            <text:p>0</text:p>
          </table:table-cell>
          <table:table-cell/>
        </table:table-row>
        <table:table-row table:style-name="ro1">
          <table:table-cell table:formula="of:=[COMBINED.C21]" office:value-type="float" office:value="0">
            <text:p>0</text:p>
          </table:table-cell>
          <table:table-cell table:number-columns-repeated="2"/>
          <table:table-cell table:formula="of:=[COMBINED.B21]" office:value-type="float" office:value="0">
            <text:p>0</text:p>
          </table:table-cell>
          <table:table-cell table:formula="of:=IF([COMBINED.D21] = 1; [COMBINED.A21]*[INTRODUCTION.$D$7]; MROUND([COMBINED.A21]*[INTRODUCTION.$D$7]+([COMBINED.D21]/2);[COMBINED.D21]))" office:value-type="float" office:value="0">
            <text:p>0</text:p>
          </table:table-cell>
          <table:table-cell table:formula="of:=IF([COMBINED.D21] = 1; [COMBINED.A21]*[INTRODUCTION.$D$8]; MROUND([COMBINED.A21]*[INTRODUCTION.$D$8]+([COMBINED.D21]/2);[COMBINED.D21]))" office:value-type="float" office:value="0">
            <text:p>0</text:p>
          </table:table-cell>
          <table:table-cell table:formula="of:=IF([COMBINED.D21] = 1; [COMBINED.A21]*[INTRODUCTION.$D$9]; MROUND([COMBINED.A21]*[INTRODUCTION.$D$9]+([COMBINED.D21]/2);[COMBINED.D21]))" office:value-type="float" office:value="0">
            <text:p>0</text:p>
          </table:table-cell>
          <table:table-cell/>
        </table:table-row>
        <table:table-row table:style-name="ro1">
          <table:table-cell table:formula="of:=[COMBINED.C22]" office:value-type="float" office:value="0">
            <text:p>0</text:p>
          </table:table-cell>
          <table:table-cell table:number-columns-repeated="2"/>
          <table:table-cell table:formula="of:=[COMBINED.B22]" office:value-type="float" office:value="0">
            <text:p>0</text:p>
          </table:table-cell>
          <table:table-cell table:formula="of:=IF([COMBINED.D22] = 1; [COMBINED.A22]*[INTRODUCTION.$D$7]; MROUND([COMBINED.A22]*[INTRODUCTION.$D$7]+([COMBINED.D22]/2);[COMBINED.D22]))" office:value-type="float" office:value="0">
            <text:p>0</text:p>
          </table:table-cell>
          <table:table-cell table:formula="of:=IF([COMBINED.D22] = 1; [COMBINED.A22]*[INTRODUCTION.$D$8]; MROUND([COMBINED.A22]*[INTRODUCTION.$D$8]+([COMBINED.D22]/2);[COMBINED.D22]))" office:value-type="float" office:value="0">
            <text:p>0</text:p>
          </table:table-cell>
          <table:table-cell table:formula="of:=IF([COMBINED.D22] = 1; [COMBINED.A22]*[INTRODUCTION.$D$9]; MROUND([COMBINED.A22]*[INTRODUCTION.$D$9]+([COMBINED.D22]/2);[COMBINED.D22]))" office:value-type="float" office:value="0">
            <text:p>0</text:p>
          </table:table-cell>
          <table:table-cell/>
        </table:table-row>
        <table:table-row table:style-name="ro1">
          <table:table-cell table:formula="of:=[COMBINED.C23]" office:value-type="float" office:value="0">
            <text:p>0</text:p>
          </table:table-cell>
          <table:table-cell table:number-columns-repeated="2"/>
          <table:table-cell table:formula="of:=[COMBINED.B23]" office:value-type="float" office:value="0">
            <text:p>0</text:p>
          </table:table-cell>
          <table:table-cell table:formula="of:=IF([COMBINED.D23] = 1; [COMBINED.A23]*[INTRODUCTION.$D$7]; MROUND([COMBINED.A23]*[INTRODUCTION.$D$7]+([COMBINED.D23]/2);[COMBINED.D23]))" office:value-type="float" office:value="0">
            <text:p>0</text:p>
          </table:table-cell>
          <table:table-cell table:formula="of:=IF([COMBINED.D23] = 1; [COMBINED.A23]*[INTRODUCTION.$D$8]; MROUND([COMBINED.A23]*[INTRODUCTION.$D$8]+([COMBINED.D23]/2);[COMBINED.D23]))" office:value-type="float" office:value="0">
            <text:p>0</text:p>
          </table:table-cell>
          <table:table-cell table:formula="of:=IF([COMBINED.D23] = 1; [COMBINED.A23]*[INTRODUCTION.$D$9]; MROUND([COMBINED.A23]*[INTRODUCTION.$D$9]+([COMBINED.D23]/2);[COMBINED.D23]))" office:value-type="float" office:value="0">
            <text:p>0</text:p>
          </table:table-cell>
          <table:table-cell/>
        </table:table-row>
        <table:table-row table:style-name="ro1">
          <table:table-cell table:formula="of:=[COMBINED.C24]" office:value-type="float" office:value="0">
            <text:p>0</text:p>
          </table:table-cell>
          <table:table-cell table:number-columns-repeated="2"/>
          <table:table-cell table:formula="of:=[COMBINED.B24]" office:value-type="float" office:value="0">
            <text:p>0</text:p>
          </table:table-cell>
          <table:table-cell table:formula="of:=IF([COMBINED.D24] = 1; [COMBINED.A24]*[INTRODUCTION.$D$7]; MROUND([COMBINED.A24]*[INTRODUCTION.$D$7]+([COMBINED.D24]/2);[COMBINED.D24]))" office:value-type="float" office:value="0">
            <text:p>0</text:p>
          </table:table-cell>
          <table:table-cell table:formula="of:=IF([COMBINED.D24] = 1; [COMBINED.A24]*[INTRODUCTION.$D$8]; MROUND([COMBINED.A24]*[INTRODUCTION.$D$8]+([COMBINED.D24]/2);[COMBINED.D24]))" office:value-type="float" office:value="0">
            <text:p>0</text:p>
          </table:table-cell>
          <table:table-cell table:formula="of:=IF([COMBINED.D24] = 1; [COMBINED.A24]*[INTRODUCTION.$D$9]; MROUND([COMBINED.A24]*[INTRODUCTION.$D$9]+([COMBINED.D24]/2);[COMBINED.D24]))" office:value-type="float" office:value="0">
            <text:p>0</text:p>
          </table:table-cell>
          <table:table-cell/>
        </table:table-row>
        <table:table-row table:style-name="ro1">
          <table:table-cell table:formula="of:=[COMBINED.C25]" office:value-type="float" office:value="0">
            <text:p>0</text:p>
          </table:table-cell>
          <table:table-cell table:number-columns-repeated="2"/>
          <table:table-cell table:formula="of:=[COMBINED.B25]" office:value-type="float" office:value="0">
            <text:p>0</text:p>
          </table:table-cell>
          <table:table-cell table:formula="of:=IF([COMBINED.D25] = 1; [COMBINED.A25]*[INTRODUCTION.$D$7]; MROUND([COMBINED.A25]*[INTRODUCTION.$D$7]+([COMBINED.D25]/2);[COMBINED.D25]))" office:value-type="float" office:value="0">
            <text:p>0</text:p>
          </table:table-cell>
          <table:table-cell table:formula="of:=IF([COMBINED.D25] = 1; [COMBINED.A25]*[INTRODUCTION.$D$8]; MROUND([COMBINED.A25]*[INTRODUCTION.$D$8]+([COMBINED.D25]/2);[COMBINED.D25]))" office:value-type="float" office:value="0">
            <text:p>0</text:p>
          </table:table-cell>
          <table:table-cell table:formula="of:=IF([COMBINED.D25] = 1; [COMBINED.A25]*[INTRODUCTION.$D$9]; MROUND([COMBINED.A25]*[INTRODUCTION.$D$9]+([COMBINED.D25]/2);[COMBINED.D25]))" office:value-type="float" office:value="0">
            <text:p>0</text:p>
          </table:table-cell>
          <table:table-cell/>
        </table:table-row>
        <table:table-row table:style-name="ro1">
          <table:table-cell table:formula="of:=[COMBINED.C26]" office:value-type="float" office:value="0">
            <text:p>0</text:p>
          </table:table-cell>
          <table:table-cell table:number-columns-repeated="2"/>
          <table:table-cell table:formula="of:=[COMBINED.B26]" office:value-type="float" office:value="0">
            <text:p>0</text:p>
          </table:table-cell>
          <table:table-cell table:formula="of:=IF([COMBINED.D26] = 1; [COMBINED.A26]*[INTRODUCTION.$D$7]; MROUND([COMBINED.A26]*[INTRODUCTION.$D$7]+([COMBINED.D26]/2);[COMBINED.D26]))" office:value-type="float" office:value="0">
            <text:p>0</text:p>
          </table:table-cell>
          <table:table-cell table:formula="of:=IF([COMBINED.D26] = 1; [COMBINED.A26]*[INTRODUCTION.$D$8]; MROUND([COMBINED.A26]*[INTRODUCTION.$D$8]+([COMBINED.D26]/2);[COMBINED.D26]))" office:value-type="float" office:value="0">
            <text:p>0</text:p>
          </table:table-cell>
          <table:table-cell table:formula="of:=IF([COMBINED.D26] = 1; [COMBINED.A26]*[INTRODUCTION.$D$9]; MROUND([COMBINED.A26]*[INTRODUCTION.$D$9]+([COMBINED.D26]/2);[COMBINED.D26]))" office:value-type="float" office:value="0">
            <text:p>0</text:p>
          </table:table-cell>
          <table:table-cell/>
        </table:table-row>
        <table:table-row table:style-name="ro1">
          <table:table-cell table:formula="of:=[COMBINED.C27]" office:value-type="float" office:value="0">
            <text:p>0</text:p>
          </table:table-cell>
          <table:table-cell table:number-columns-repeated="2"/>
          <table:table-cell table:formula="of:=[COMBINED.B27]" office:value-type="float" office:value="0">
            <text:p>0</text:p>
          </table:table-cell>
          <table:table-cell table:formula="of:=IF([COMBINED.D27] = 1; [COMBINED.A27]*[INTRODUCTION.$D$7]; MROUND([COMBINED.A27]*[INTRODUCTION.$D$7]+([COMBINED.D27]/2);[COMBINED.D27]))" office:value-type="float" office:value="0">
            <text:p>0</text:p>
          </table:table-cell>
          <table:table-cell table:formula="of:=IF([COMBINED.D27] = 1; [COMBINED.A27]*[INTRODUCTION.$D$8]; MROUND([COMBINED.A27]*[INTRODUCTION.$D$8]+([COMBINED.D27]/2);[COMBINED.D27]))" office:value-type="float" office:value="0">
            <text:p>0</text:p>
          </table:table-cell>
          <table:table-cell table:formula="of:=IF([COMBINED.D27] = 1; [COMBINED.A27]*[INTRODUCTION.$D$9]; MROUND([COMBINED.A27]*[INTRODUCTION.$D$9]+([COMBINED.D27]/2);[COMBINED.D27]))" office:value-type="float" office:value="0">
            <text:p>0</text:p>
          </table:table-cell>
          <table:table-cell/>
        </table:table-row>
        <table:table-row table:style-name="ro1">
          <table:table-cell table:formula="of:=[COMBINED.C28]" office:value-type="float" office:value="0">
            <text:p>0</text:p>
          </table:table-cell>
          <table:table-cell table:number-columns-repeated="2"/>
          <table:table-cell table:formula="of:=[COMBINED.B28]" office:value-type="float" office:value="0">
            <text:p>0</text:p>
          </table:table-cell>
          <table:table-cell table:formula="of:=IF([COMBINED.D28] = 1; [COMBINED.A28]*[INTRODUCTION.$D$7]; MROUND([COMBINED.A28]*[INTRODUCTION.$D$7]+([COMBINED.D28]/2);[COMBINED.D28]))" office:value-type="float" office:value="0">
            <text:p>0</text:p>
          </table:table-cell>
          <table:table-cell table:formula="of:=IF([COMBINED.D28] = 1; [COMBINED.A28]*[INTRODUCTION.$D$8]; MROUND([COMBINED.A28]*[INTRODUCTION.$D$8]+([COMBINED.D28]/2);[COMBINED.D28]))" office:value-type="float" office:value="0">
            <text:p>0</text:p>
          </table:table-cell>
          <table:table-cell table:formula="of:=IF([COMBINED.D28] = 1; [COMBINED.A28]*[INTRODUCTION.$D$9]; MROUND([COMBINED.A28]*[INTRODUCTION.$D$9]+([COMBINED.D28]/2);[COMBINED.D28]))" office:value-type="float" office:value="0">
            <text:p>0</text:p>
          </table:table-cell>
          <table:table-cell/>
        </table:table-row>
        <table:table-row table:style-name="ro1">
          <table:table-cell table:formula="of:=[COMBINED.C29]" office:value-type="float" office:value="0">
            <text:p>0</text:p>
          </table:table-cell>
          <table:table-cell table:number-columns-repeated="2"/>
          <table:table-cell table:formula="of:=[COMBINED.B29]" office:value-type="float" office:value="0">
            <text:p>0</text:p>
          </table:table-cell>
          <table:table-cell table:formula="of:=IF([COMBINED.D29] = 1; [COMBINED.A29]*[INTRODUCTION.$D$7]; MROUND([COMBINED.A29]*[INTRODUCTION.$D$7]+([COMBINED.D29]/2);[COMBINED.D29]))" office:value-type="float" office:value="0">
            <text:p>0</text:p>
          </table:table-cell>
          <table:table-cell table:formula="of:=IF([COMBINED.D29] = 1; [COMBINED.A29]*[INTRODUCTION.$D$8]; MROUND([COMBINED.A29]*[INTRODUCTION.$D$8]+([COMBINED.D29]/2);[COMBINED.D29]))" office:value-type="float" office:value="0">
            <text:p>0</text:p>
          </table:table-cell>
          <table:table-cell table:formula="of:=IF([COMBINED.D29] = 1; [COMBINED.A29]*[INTRODUCTION.$D$9]; MROUND([COMBINED.A29]*[INTRODUCTION.$D$9]+([COMBINED.D29]/2);[COMBINED.D29]))" office:value-type="float" office:value="0">
            <text:p>0</text:p>
          </table:table-cell>
          <table:table-cell/>
        </table:table-row>
        <table:table-row table:style-name="ro1">
          <table:table-cell table:formula="of:=[COMBINED.C30]" office:value-type="float" office:value="0">
            <text:p>0</text:p>
          </table:table-cell>
          <table:table-cell table:number-columns-repeated="2"/>
          <table:table-cell table:formula="of:=[COMBINED.B30]" office:value-type="float" office:value="0">
            <text:p>0</text:p>
          </table:table-cell>
          <table:table-cell table:formula="of:=IF([COMBINED.D30] = 1; [COMBINED.A30]*[INTRODUCTION.$D$7]; MROUND([COMBINED.A30]*[INTRODUCTION.$D$7]+([COMBINED.D30]/2);[COMBINED.D30]))" office:value-type="float" office:value="0">
            <text:p>0</text:p>
          </table:table-cell>
          <table:table-cell table:formula="of:=IF([COMBINED.D30] = 1; [COMBINED.A30]*[INTRODUCTION.$D$8]; MROUND([COMBINED.A30]*[INTRODUCTION.$D$8]+([COMBINED.D30]/2);[COMBINED.D30]))" office:value-type="float" office:value="0">
            <text:p>0</text:p>
          </table:table-cell>
          <table:table-cell table:formula="of:=IF([COMBINED.D30] = 1; [COMBINED.A30]*[INTRODUCTION.$D$9]; MROUND([COMBINED.A30]*[INTRODUCTION.$D$9]+([COMBINED.D30]/2);[COMBINED.D30]))" office:value-type="float" office:value="0">
            <text:p>0</text:p>
          </table:table-cell>
          <table:table-cell/>
        </table:table-row>
        <table:table-row table:style-name="ro1">
          <table:table-cell table:formula="of:=[COMBINED.C31]" office:value-type="float" office:value="0">
            <text:p>0</text:p>
          </table:table-cell>
          <table:table-cell table:number-columns-repeated="2"/>
          <table:table-cell table:formula="of:=[COMBINED.B31]" office:value-type="float" office:value="0">
            <text:p>0</text:p>
          </table:table-cell>
          <table:table-cell table:formula="of:=IF([COMBINED.D31] = 1; [COMBINED.A31]*[INTRODUCTION.$D$7]; MROUND([COMBINED.A31]*[INTRODUCTION.$D$7]+([COMBINED.D31]/2);[COMBINED.D31]))" office:value-type="float" office:value="0">
            <text:p>0</text:p>
          </table:table-cell>
          <table:table-cell table:formula="of:=IF([COMBINED.D31] = 1; [COMBINED.A31]*[INTRODUCTION.$D$8]; MROUND([COMBINED.A31]*[INTRODUCTION.$D$8]+([COMBINED.D31]/2);[COMBINED.D31]))" office:value-type="float" office:value="0">
            <text:p>0</text:p>
          </table:table-cell>
          <table:table-cell table:formula="of:=IF([COMBINED.D31] = 1; [COMBINED.A31]*[INTRODUCTION.$D$9]; MROUND([COMBINED.A31]*[INTRODUCTION.$D$9]+([COMBINED.D31]/2);[COMBINED.D31]))" office:value-type="float" office:value="0">
            <text:p>0</text:p>
          </table:table-cell>
          <table:table-cell/>
        </table:table-row>
        <table:table-row table:style-name="ro1">
          <table:table-cell table:formula="of:=[COMBINED.C32]" office:value-type="float" office:value="0">
            <text:p>0</text:p>
          </table:table-cell>
          <table:table-cell table:number-columns-repeated="2"/>
          <table:table-cell table:formula="of:=[COMBINED.B32]" office:value-type="float" office:value="0">
            <text:p>0</text:p>
          </table:table-cell>
          <table:table-cell table:formula="of:=IF([COMBINED.D32] = 1; [COMBINED.A32]*[INTRODUCTION.$D$7]; MROUND([COMBINED.A32]*[INTRODUCTION.$D$7]+([COMBINED.D32]/2);[COMBINED.D32]))" office:value-type="float" office:value="0">
            <text:p>0</text:p>
          </table:table-cell>
          <table:table-cell table:formula="of:=IF([COMBINED.D32] = 1; [COMBINED.A32]*[INTRODUCTION.$D$8]; MROUND([COMBINED.A32]*[INTRODUCTION.$D$8]+([COMBINED.D32]/2);[COMBINED.D32]))" office:value-type="float" office:value="0">
            <text:p>0</text:p>
          </table:table-cell>
          <table:table-cell table:formula="of:=IF([COMBINED.D32] = 1; [COMBINED.A32]*[INTRODUCTION.$D$9]; MROUND([COMBINED.A32]*[INTRODUCTION.$D$9]+([COMBINED.D32]/2);[COMBINED.D32]))" office:value-type="float" office:value="0">
            <text:p>0</text:p>
          </table:table-cell>
          <table:table-cell/>
        </table:table-row>
        <table:table-row table:style-name="ro1">
          <table:table-cell table:formula="of:=[COMBINED.C33]" office:value-type="float" office:value="0">
            <text:p>0</text:p>
          </table:table-cell>
          <table:table-cell table:number-columns-repeated="2"/>
          <table:table-cell table:formula="of:=[COMBINED.B33]" office:value-type="float" office:value="0">
            <text:p>0</text:p>
          </table:table-cell>
          <table:table-cell table:formula="of:=IF([COMBINED.D33] = 1; [COMBINED.A33]*[INTRODUCTION.$D$7]; MROUND([COMBINED.A33]*[INTRODUCTION.$D$7]+([COMBINED.D33]/2);[COMBINED.D33]))" office:value-type="float" office:value="0">
            <text:p>0</text:p>
          </table:table-cell>
          <table:table-cell table:formula="of:=IF([COMBINED.D33] = 1; [COMBINED.A33]*[INTRODUCTION.$D$8]; MROUND([COMBINED.A33]*[INTRODUCTION.$D$8]+([COMBINED.D33]/2);[COMBINED.D33]))" office:value-type="float" office:value="0">
            <text:p>0</text:p>
          </table:table-cell>
          <table:table-cell table:formula="of:=IF([COMBINED.D33] = 1; [COMBINED.A33]*[INTRODUCTION.$D$9]; MROUND([COMBINED.A33]*[INTRODUCTION.$D$9]+([COMBINED.D33]/2);[COMBINED.D33]))" office:value-type="float" office:value="0">
            <text:p>0</text:p>
          </table:table-cell>
          <table:table-cell/>
        </table:table-row>
        <table:table-row table:style-name="ro1">
          <table:table-cell table:formula="of:=[COMBINED.C34]" office:value-type="float" office:value="0">
            <text:p>0</text:p>
          </table:table-cell>
          <table:table-cell table:number-columns-repeated="2"/>
          <table:table-cell table:formula="of:=[COMBINED.B34]" office:value-type="float" office:value="0">
            <text:p>0</text:p>
          </table:table-cell>
          <table:table-cell table:formula="of:=IF([COMBINED.D34] = 1; [COMBINED.A34]*[INTRODUCTION.$D$7]; MROUND([COMBINED.A34]*[INTRODUCTION.$D$7]+([COMBINED.D34]/2);[COMBINED.D34]))" office:value-type="float" office:value="0">
            <text:p>0</text:p>
          </table:table-cell>
          <table:table-cell table:formula="of:=IF([COMBINED.D34] = 1; [COMBINED.A34]*[INTRODUCTION.$D$8]; MROUND([COMBINED.A34]*[INTRODUCTION.$D$8]+([COMBINED.D34]/2);[COMBINED.D34]))" office:value-type="float" office:value="0">
            <text:p>0</text:p>
          </table:table-cell>
          <table:table-cell table:formula="of:=IF([COMBINED.D34] = 1; [COMBINED.A34]*[INTRODUCTION.$D$9]; MROUND([COMBINED.A34]*[INTRODUCTION.$D$9]+([COMBINED.D34]/2);[COMBINED.D34]))" office:value-type="float" office:value="0">
            <text:p>0</text:p>
          </table:table-cell>
          <table:table-cell/>
        </table:table-row>
        <table:table-row table:style-name="ro1">
          <table:table-cell table:formula="of:=[COMBINED.C35]" office:value-type="float" office:value="0">
            <text:p>0</text:p>
          </table:table-cell>
          <table:table-cell table:number-columns-repeated="2"/>
          <table:table-cell table:formula="of:=[COMBINED.B35]" office:value-type="float" office:value="0">
            <text:p>0</text:p>
          </table:table-cell>
          <table:table-cell table:formula="of:=IF([COMBINED.D35] = 1; [COMBINED.A35]*[INTRODUCTION.$D$7]; MROUND([COMBINED.A35]*[INTRODUCTION.$D$7]+([COMBINED.D35]/2);[COMBINED.D35]))" office:value-type="float" office:value="0">
            <text:p>0</text:p>
          </table:table-cell>
          <table:table-cell table:formula="of:=IF([COMBINED.D35] = 1; [COMBINED.A35]*[INTRODUCTION.$D$8]; MROUND([COMBINED.A35]*[INTRODUCTION.$D$8]+([COMBINED.D35]/2);[COMBINED.D35]))" office:value-type="float" office:value="0">
            <text:p>0</text:p>
          </table:table-cell>
          <table:table-cell table:formula="of:=IF([COMBINED.D35] = 1; [COMBINED.A35]*[INTRODUCTION.$D$9]; MROUND([COMBINED.A35]*[INTRODUCTION.$D$9]+([COMBINED.D35]/2);[COMBINED.D35]))" office:value-type="float" office:value="0">
            <text:p>0</text:p>
          </table:table-cell>
          <table:table-cell/>
        </table:table-row>
        <table:table-row table:style-name="ro1">
          <table:table-cell table:formula="of:=[COMBINED.C36]" office:value-type="float" office:value="0">
            <text:p>0</text:p>
          </table:table-cell>
          <table:table-cell table:number-columns-repeated="2"/>
          <table:table-cell table:formula="of:=[COMBINED.B36]" office:value-type="float" office:value="0">
            <text:p>0</text:p>
          </table:table-cell>
          <table:table-cell table:formula="of:=IF([COMBINED.D36] = 1; [COMBINED.A36]*[INTRODUCTION.$D$7]; MROUND([COMBINED.A36]*[INTRODUCTION.$D$7]+([COMBINED.D36]/2);[COMBINED.D36]))" office:value-type="float" office:value="0">
            <text:p>0</text:p>
          </table:table-cell>
          <table:table-cell table:formula="of:=IF([COMBINED.D36] = 1; [COMBINED.A36]*[INTRODUCTION.$D$8]; MROUND([COMBINED.A36]*[INTRODUCTION.$D$8]+([COMBINED.D36]/2);[COMBINED.D36]))" office:value-type="float" office:value="0">
            <text:p>0</text:p>
          </table:table-cell>
          <table:table-cell table:formula="of:=IF([COMBINED.D36] = 1; [COMBINED.A36]*[INTRODUCTION.$D$9]; MROUND([COMBINED.A36]*[INTRODUCTION.$D$9]+([COMBINED.D36]/2);[COMBINED.D36]))" office:value-type="float" office:value="0">
            <text:p>0</text:p>
          </table:table-cell>
          <table:table-cell/>
        </table:table-row>
        <table:table-row table:style-name="ro1">
          <table:table-cell table:formula="of:=[COMBINED.C37]" office:value-type="float" office:value="0">
            <text:p>0</text:p>
          </table:table-cell>
          <table:table-cell table:number-columns-repeated="2"/>
          <table:table-cell table:formula="of:=[COMBINED.B37]" office:value-type="float" office:value="0">
            <text:p>0</text:p>
          </table:table-cell>
          <table:table-cell table:formula="of:=IF([COMBINED.D37] = 1; [COMBINED.A37]*[INTRODUCTION.$D$7]; MROUND([COMBINED.A37]*[INTRODUCTION.$D$7]+([COMBINED.D37]/2);[COMBINED.D37]))" office:value-type="float" office:value="0">
            <text:p>0</text:p>
          </table:table-cell>
          <table:table-cell table:formula="of:=IF([COMBINED.D37] = 1; [COMBINED.A37]*[INTRODUCTION.$D$8]; MROUND([COMBINED.A37]*[INTRODUCTION.$D$8]+([COMBINED.D37]/2);[COMBINED.D37]))" office:value-type="float" office:value="0">
            <text:p>0</text:p>
          </table:table-cell>
          <table:table-cell table:formula="of:=IF([COMBINED.D37] = 1; [COMBINED.A37]*[INTRODUCTION.$D$9]; MROUND([COMBINED.A37]*[INTRODUCTION.$D$9]+([COMBINED.D37]/2);[COMBINED.D37]))" office:value-type="float" office:value="0">
            <text:p>0</text:p>
          </table:table-cell>
          <table:table-cell/>
        </table:table-row>
        <table:table-row table:style-name="ro1">
          <table:table-cell table:formula="of:=[COMBINED.C38]" office:value-type="float" office:value="0">
            <text:p>0</text:p>
          </table:table-cell>
          <table:table-cell table:number-columns-repeated="2"/>
          <table:table-cell table:formula="of:=[COMBINED.B38]" office:value-type="float" office:value="0">
            <text:p>0</text:p>
          </table:table-cell>
          <table:table-cell table:formula="of:=IF([COMBINED.D38] = 1; [COMBINED.A38]*[INTRODUCTION.$D$7]; MROUND([COMBINED.A38]*[INTRODUCTION.$D$7]+([COMBINED.D38]/2);[COMBINED.D38]))" office:value-type="float" office:value="0">
            <text:p>0</text:p>
          </table:table-cell>
          <table:table-cell table:formula="of:=IF([COMBINED.D38] = 1; [COMBINED.A38]*[INTRODUCTION.$D$8]; MROUND([COMBINED.A38]*[INTRODUCTION.$D$8]+([COMBINED.D38]/2);[COMBINED.D38]))" office:value-type="float" office:value="0">
            <text:p>0</text:p>
          </table:table-cell>
          <table:table-cell table:formula="of:=IF([COMBINED.D38] = 1; [COMBINED.A38]*[INTRODUCTION.$D$9]; MROUND([COMBINED.A38]*[INTRODUCTION.$D$9]+([COMBINED.D38]/2);[COMBINED.D38]))" office:value-type="float" office:value="0">
            <text:p>0</text:p>
          </table:table-cell>
          <table:table-cell/>
        </table:table-row>
        <table:table-row table:style-name="ro1">
          <table:table-cell table:formula="of:=[COMBINED.C39]" office:value-type="float" office:value="0">
            <text:p>0</text:p>
          </table:table-cell>
          <table:table-cell table:number-columns-repeated="2"/>
          <table:table-cell table:formula="of:=[COMBINED.B39]" office:value-type="float" office:value="0">
            <text:p>0</text:p>
          </table:table-cell>
          <table:table-cell table:formula="of:=IF([COMBINED.D39] = 1; [COMBINED.A39]*[INTRODUCTION.$D$7]; MROUND([COMBINED.A39]*[INTRODUCTION.$D$7]+([COMBINED.D39]/2);[COMBINED.D39]))" office:value-type="float" office:value="0">
            <text:p>0</text:p>
          </table:table-cell>
          <table:table-cell table:formula="of:=IF([COMBINED.D39] = 1; [COMBINED.A39]*[INTRODUCTION.$D$8]; MROUND([COMBINED.A39]*[INTRODUCTION.$D$8]+([COMBINED.D39]/2);[COMBINED.D39]))" office:value-type="float" office:value="0">
            <text:p>0</text:p>
          </table:table-cell>
          <table:table-cell table:formula="of:=IF([COMBINED.D39] = 1; [COMBINED.A39]*[INTRODUCTION.$D$9]; MROUND([COMBINED.A39]*[INTRODUCTION.$D$9]+([COMBINED.D39]/2);[COMBINED.D39]))" office:value-type="float" office:value="0">
            <text:p>0</text:p>
          </table:table-cell>
          <table:table-cell/>
        </table:table-row>
        <table:table-row table:style-name="ro1">
          <table:table-cell table:formula="of:=[COMBINED.C40]" office:value-type="float" office:value="0">
            <text:p>0</text:p>
          </table:table-cell>
          <table:table-cell table:number-columns-repeated="2"/>
          <table:table-cell table:formula="of:=[COMBINED.B40]" office:value-type="float" office:value="0">
            <text:p>0</text:p>
          </table:table-cell>
          <table:table-cell table:formula="of:=IF([COMBINED.D40] = 1; [COMBINED.A40]*[INTRODUCTION.$D$7]; MROUND([COMBINED.A40]*[INTRODUCTION.$D$7]+([COMBINED.D40]/2);[COMBINED.D40]))" office:value-type="float" office:value="0">
            <text:p>0</text:p>
          </table:table-cell>
          <table:table-cell table:formula="of:=IF([COMBINED.D40] = 1; [COMBINED.A40]*[INTRODUCTION.$D$8]; MROUND([COMBINED.A40]*[INTRODUCTION.$D$8]+([COMBINED.D40]/2);[COMBINED.D40]))" office:value-type="float" office:value="0">
            <text:p>0</text:p>
          </table:table-cell>
          <table:table-cell table:formula="of:=IF([COMBINED.D40] = 1; [COMBINED.A40]*[INTRODUCTION.$D$9]; MROUND([COMBINED.A40]*[INTRODUCTION.$D$9]+([COMBINED.D40]/2);[COMBINED.D40]))" office:value-type="float" office:value="0">
            <text:p>0</text:p>
          </table:table-cell>
          <table:table-cell/>
        </table:table-row>
        <table:table-row table:style-name="ro1">
          <table:table-cell table:formula="of:=[COMBINED.C41]" office:value-type="float" office:value="0">
            <text:p>0</text:p>
          </table:table-cell>
          <table:table-cell table:number-columns-repeated="2"/>
          <table:table-cell table:formula="of:=[COMBINED.B41]" office:value-type="float" office:value="0">
            <text:p>0</text:p>
          </table:table-cell>
          <table:table-cell table:formula="of:=IF([COMBINED.D41] = 1; [COMBINED.A41]*[INTRODUCTION.$D$7]; MROUND([COMBINED.A41]*[INTRODUCTION.$D$7]+([COMBINED.D41]/2);[COMBINED.D41]))" office:value-type="float" office:value="0">
            <text:p>0</text:p>
          </table:table-cell>
          <table:table-cell table:formula="of:=IF([COMBINED.D41] = 1; [COMBINED.A41]*[INTRODUCTION.$D$8]; MROUND([COMBINED.A41]*[INTRODUCTION.$D$8]+([COMBINED.D41]/2);[COMBINED.D41]))" office:value-type="float" office:value="0">
            <text:p>0</text:p>
          </table:table-cell>
          <table:table-cell table:formula="of:=IF([COMBINED.D41] = 1; [COMBINED.A41]*[INTRODUCTION.$D$9]; MROUND([COMBINED.A41]*[INTRODUCTION.$D$9]+([COMBINED.D41]/2);[COMBINED.D41]))" office:value-type="float" office:value="0">
            <text:p>0</text:p>
          </table:table-cell>
          <table:table-cell/>
        </table:table-row>
        <table:table-row table:style-name="ro1">
          <table:table-cell table:formula="of:=[COMBINED.C42]" office:value-type="float" office:value="0">
            <text:p>0</text:p>
          </table:table-cell>
          <table:table-cell table:number-columns-repeated="2"/>
          <table:table-cell table:formula="of:=[COMBINED.B42]" office:value-type="float" office:value="0">
            <text:p>0</text:p>
          </table:table-cell>
          <table:table-cell table:formula="of:=IF([COMBINED.D42] = 1; [COMBINED.A42]*[INTRODUCTION.$D$7]; MROUND([COMBINED.A42]*[INTRODUCTION.$D$7]+([COMBINED.D42]/2);[COMBINED.D42]))" office:value-type="float" office:value="0">
            <text:p>0</text:p>
          </table:table-cell>
          <table:table-cell table:formula="of:=IF([COMBINED.D42] = 1; [COMBINED.A42]*[INTRODUCTION.$D$8]; MROUND([COMBINED.A42]*[INTRODUCTION.$D$8]+([COMBINED.D42]/2);[COMBINED.D42]))" office:value-type="float" office:value="0">
            <text:p>0</text:p>
          </table:table-cell>
          <table:table-cell table:formula="of:=IF([COMBINED.D42] = 1; [COMBINED.A42]*[INTRODUCTION.$D$9]; MROUND([COMBINED.A42]*[INTRODUCTION.$D$9]+([COMBINED.D42]/2);[COMBINED.D42]))" office:value-type="float" office:value="0">
            <text:p>0</text:p>
          </table:table-cell>
          <table:table-cell/>
        </table:table-row>
        <table:table-row table:style-name="ro1">
          <table:table-cell table:formula="of:=[COMBINED.C43]" office:value-type="float" office:value="0">
            <text:p>0</text:p>
          </table:table-cell>
          <table:table-cell table:number-columns-repeated="2"/>
          <table:table-cell table:formula="of:=[COMBINED.B43]" office:value-type="float" office:value="0">
            <text:p>0</text:p>
          </table:table-cell>
          <table:table-cell table:formula="of:=IF([COMBINED.D43] = 1; [COMBINED.A43]*[INTRODUCTION.$D$7]; MROUND([COMBINED.A43]*[INTRODUCTION.$D$7]+([COMBINED.D43]/2);[COMBINED.D43]))" office:value-type="float" office:value="0">
            <text:p>0</text:p>
          </table:table-cell>
          <table:table-cell table:formula="of:=IF([COMBINED.D43] = 1; [COMBINED.A43]*[INTRODUCTION.$D$8]; MROUND([COMBINED.A43]*[INTRODUCTION.$D$8]+([COMBINED.D43]/2);[COMBINED.D43]))" office:value-type="float" office:value="0">
            <text:p>0</text:p>
          </table:table-cell>
          <table:table-cell table:formula="of:=IF([COMBINED.D43] = 1; [COMBINED.A43]*[INTRODUCTION.$D$9]; MROUND([COMBINED.A43]*[INTRODUCTION.$D$9]+([COMBINED.D43]/2);[COMBINED.D43]))" office:value-type="float" office:value="0">
            <text:p>0</text:p>
          </table:table-cell>
          <table:table-cell/>
        </table:table-row>
        <table:table-row table:style-name="ro1">
          <table:table-cell table:formula="of:=[COMBINED.C44]" office:value-type="float" office:value="0">
            <text:p>0</text:p>
          </table:table-cell>
          <table:table-cell table:number-columns-repeated="2"/>
          <table:table-cell table:formula="of:=[COMBINED.B44]" office:value-type="float" office:value="0">
            <text:p>0</text:p>
          </table:table-cell>
          <table:table-cell table:formula="of:=IF([COMBINED.D44] = 1; [COMBINED.A44]*[INTRODUCTION.$D$7]; MROUND([COMBINED.A44]*[INTRODUCTION.$D$7]+([COMBINED.D44]/2);[COMBINED.D44]))" office:value-type="float" office:value="0">
            <text:p>0</text:p>
          </table:table-cell>
          <table:table-cell table:formula="of:=IF([COMBINED.D44] = 1; [COMBINED.A44]*[INTRODUCTION.$D$8]; MROUND([COMBINED.A44]*[INTRODUCTION.$D$8]+([COMBINED.D44]/2);[COMBINED.D44]))" office:value-type="float" office:value="0">
            <text:p>0</text:p>
          </table:table-cell>
          <table:table-cell table:formula="of:=IF([COMBINED.D44] = 1; [COMBINED.A44]*[INTRODUCTION.$D$9]; MROUND([COMBINED.A44]*[INTRODUCTION.$D$9]+([COMBINED.D44]/2);[COMBINED.D44]))" office:value-type="float" office:value="0">
            <text:p>0</text:p>
          </table:table-cell>
          <table:table-cell/>
        </table:table-row>
        <table:table-row table:style-name="ro1">
          <table:table-cell table:formula="of:=[COMBINED.C45]" office:value-type="float" office:value="0">
            <text:p>0</text:p>
          </table:table-cell>
          <table:table-cell table:number-columns-repeated="2"/>
          <table:table-cell table:formula="of:=[COMBINED.B45]" office:value-type="float" office:value="0">
            <text:p>0</text:p>
          </table:table-cell>
          <table:table-cell table:formula="of:=IF([COMBINED.D45] = 1; [COMBINED.A45]*[INTRODUCTION.$D$7]; MROUND([COMBINED.A45]*[INTRODUCTION.$D$7]+([COMBINED.D45]/2);[COMBINED.D45]))" office:value-type="float" office:value="0">
            <text:p>0</text:p>
          </table:table-cell>
          <table:table-cell table:formula="of:=IF([COMBINED.D45] = 1; [COMBINED.A45]*[INTRODUCTION.$D$8]; MROUND([COMBINED.A45]*[INTRODUCTION.$D$8]+([COMBINED.D45]/2);[COMBINED.D45]))" office:value-type="float" office:value="0">
            <text:p>0</text:p>
          </table:table-cell>
          <table:table-cell table:formula="of:=IF([COMBINED.D45] = 1; [COMBINED.A45]*[INTRODUCTION.$D$9]; MROUND([COMBINED.A45]*[INTRODUCTION.$D$9]+([COMBINED.D45]/2);[COMBINED.D45]))" office:value-type="float" office:value="0">
            <text:p>0</text:p>
          </table:table-cell>
          <table:table-cell/>
        </table:table-row>
        <table:table-row table:style-name="ro1">
          <table:table-cell table:formula="of:=[COMBINED.C46]" office:value-type="float" office:value="0">
            <text:p>0</text:p>
          </table:table-cell>
          <table:table-cell table:number-columns-repeated="2"/>
          <table:table-cell table:formula="of:=[COMBINED.B46]" office:value-type="float" office:value="0">
            <text:p>0</text:p>
          </table:table-cell>
          <table:table-cell table:formula="of:=IF([COMBINED.D46] = 1; [COMBINED.A46]*[INTRODUCTION.$D$7]; MROUND([COMBINED.A46]*[INTRODUCTION.$D$7]+([COMBINED.D46]/2);[COMBINED.D46]))" office:value-type="float" office:value="0">
            <text:p>0</text:p>
          </table:table-cell>
          <table:table-cell table:formula="of:=IF([COMBINED.D46] = 1; [COMBINED.A46]*[INTRODUCTION.$D$8]; MROUND([COMBINED.A46]*[INTRODUCTION.$D$8]+([COMBINED.D46]/2);[COMBINED.D46]))" office:value-type="float" office:value="0">
            <text:p>0</text:p>
          </table:table-cell>
          <table:table-cell table:formula="of:=IF([COMBINED.D46] = 1; [COMBINED.A46]*[INTRODUCTION.$D$9]; MROUND([COMBINED.A46]*[INTRODUCTION.$D$9]+([COMBINED.D46]/2);[COMBINED.D46]))" office:value-type="float" office:value="0">
            <text:p>0</text:p>
          </table:table-cell>
          <table:table-cell/>
        </table:table-row>
        <table:table-row table:style-name="ro1">
          <table:table-cell table:formula="of:=[COMBINED.C47]" office:value-type="float" office:value="0">
            <text:p>0</text:p>
          </table:table-cell>
          <table:table-cell table:number-columns-repeated="2"/>
          <table:table-cell table:formula="of:=[COMBINED.B47]" office:value-type="float" office:value="0">
            <text:p>0</text:p>
          </table:table-cell>
          <table:table-cell table:formula="of:=IF([COMBINED.D47] = 1; [COMBINED.A47]*[INTRODUCTION.$D$7]; MROUND([COMBINED.A47]*[INTRODUCTION.$D$7]+([COMBINED.D47]/2);[COMBINED.D47]))" office:value-type="float" office:value="0">
            <text:p>0</text:p>
          </table:table-cell>
          <table:table-cell table:formula="of:=IF([COMBINED.D47] = 1; [COMBINED.A47]*[INTRODUCTION.$D$8]; MROUND([COMBINED.A47]*[INTRODUCTION.$D$8]+([COMBINED.D47]/2);[COMBINED.D47]))" office:value-type="float" office:value="0">
            <text:p>0</text:p>
          </table:table-cell>
          <table:table-cell table:formula="of:=IF([COMBINED.D47] = 1; [COMBINED.A47]*[INTRODUCTION.$D$9]; MROUND([COMBINED.A47]*[INTRODUCTION.$D$9]+([COMBINED.D47]/2);[COMBINED.D47]))" office:value-type="float" office:value="0">
            <text:p>0</text:p>
          </table:table-cell>
          <table:table-cell/>
        </table:table-row>
        <table:table-row table:style-name="ro1">
          <table:table-cell table:formula="of:=[COMBINED.C48]" office:value-type="float" office:value="0">
            <text:p>0</text:p>
          </table:table-cell>
          <table:table-cell table:number-columns-repeated="2"/>
          <table:table-cell table:formula="of:=[COMBINED.B48]" office:value-type="float" office:value="0">
            <text:p>0</text:p>
          </table:table-cell>
          <table:table-cell table:formula="of:=IF([COMBINED.D48] = 1; [COMBINED.A48]*[INTRODUCTION.$D$7]; MROUND([COMBINED.A48]*[INTRODUCTION.$D$7]+([COMBINED.D48]/2);[COMBINED.D48]))" office:value-type="float" office:value="0">
            <text:p>0</text:p>
          </table:table-cell>
          <table:table-cell table:formula="of:=IF([COMBINED.D48] = 1; [COMBINED.A48]*[INTRODUCTION.$D$8]; MROUND([COMBINED.A48]*[INTRODUCTION.$D$8]+([COMBINED.D48]/2);[COMBINED.D48]))" office:value-type="float" office:value="0">
            <text:p>0</text:p>
          </table:table-cell>
          <table:table-cell table:formula="of:=IF([COMBINED.D48] = 1; [COMBINED.A48]*[INTRODUCTION.$D$9]; MROUND([COMBINED.A48]*[INTRODUCTION.$D$9]+([COMBINED.D48]/2);[COMBINED.D48]))" office:value-type="float" office:value="0">
            <text:p>0</text:p>
          </table:table-cell>
          <table:table-cell/>
        </table:table-row>
        <table:table-row table:style-name="ro1">
          <table:table-cell table:formula="of:=[COMBINED.C49]" office:value-type="float" office:value="0">
            <text:p>0</text:p>
          </table:table-cell>
          <table:table-cell table:number-columns-repeated="2"/>
          <table:table-cell table:formula="of:=[COMBINED.B49]" office:value-type="float" office:value="0">
            <text:p>0</text:p>
          </table:table-cell>
          <table:table-cell table:formula="of:=IF([COMBINED.D49] = 1; [COMBINED.A49]*[INTRODUCTION.$D$7]; MROUND([COMBINED.A49]*[INTRODUCTION.$D$7]+([COMBINED.D49]/2);[COMBINED.D49]))" office:value-type="float" office:value="0">
            <text:p>0</text:p>
          </table:table-cell>
          <table:table-cell table:formula="of:=IF([COMBINED.D49] = 1; [COMBINED.A49]*[INTRODUCTION.$D$8]; MROUND([COMBINED.A49]*[INTRODUCTION.$D$8]+([COMBINED.D49]/2);[COMBINED.D49]))" office:value-type="float" office:value="0">
            <text:p>0</text:p>
          </table:table-cell>
          <table:table-cell table:formula="of:=IF([COMBINED.D49] = 1; [COMBINED.A49]*[INTRODUCTION.$D$9]; MROUND([COMBINED.A49]*[INTRODUCTION.$D$9]+([COMBINED.D49]/2);[COMBINED.D49]))" office:value-type="float" office:value="0">
            <text:p>0</text:p>
          </table:table-cell>
          <table:table-cell/>
        </table:table-row>
        <table:table-row table:style-name="ro1">
          <table:table-cell table:formula="of:=[COMBINED.C50]" office:value-type="float" office:value="0">
            <text:p>0</text:p>
          </table:table-cell>
          <table:table-cell table:number-columns-repeated="2"/>
          <table:table-cell table:formula="of:=[COMBINED.B50]" office:value-type="float" office:value="0">
            <text:p>0</text:p>
          </table:table-cell>
          <table:table-cell table:formula="of:=IF([COMBINED.D50] = 1; [COMBINED.A50]*[INTRODUCTION.$D$7]; MROUND([COMBINED.A50]*[INTRODUCTION.$D$7]+([COMBINED.D50]/2);[COMBINED.D50]))" office:value-type="float" office:value="0">
            <text:p>0</text:p>
          </table:table-cell>
          <table:table-cell table:formula="of:=IF([COMBINED.D50] = 1; [COMBINED.A50]*[INTRODUCTION.$D$8]; MROUND([COMBINED.A50]*[INTRODUCTION.$D$8]+([COMBINED.D50]/2);[COMBINED.D50]))" office:value-type="float" office:value="0">
            <text:p>0</text:p>
          </table:table-cell>
          <table:table-cell table:formula="of:=IF([COMBINED.D50] = 1; [COMBINED.A50]*[INTRODUCTION.$D$9]; MROUND([COMBINED.A50]*[INTRODUCTION.$D$9]+([COMBINED.D50]/2);[COMBINED.D50]))" office:value-type="float" office:value="0">
            <text:p>0</text:p>
          </table:table-cell>
          <table:table-cell/>
        </table:table-row>
        <table:table-row table:style-name="ro1">
          <table:table-cell table:formula="of:=[COMBINED.C51]" office:value-type="float" office:value="0">
            <text:p>0</text:p>
          </table:table-cell>
          <table:table-cell table:number-columns-repeated="2"/>
          <table:table-cell table:formula="of:=[COMBINED.B51]" office:value-type="float" office:value="0">
            <text:p>0</text:p>
          </table:table-cell>
          <table:table-cell table:formula="of:=IF([COMBINED.D51] = 1; [COMBINED.A51]*[INTRODUCTION.$D$7]; MROUND([COMBINED.A51]*[INTRODUCTION.$D$7]+([COMBINED.D51]/2);[COMBINED.D51]))" office:value-type="float" office:value="0">
            <text:p>0</text:p>
          </table:table-cell>
          <table:table-cell table:formula="of:=IF([COMBINED.D51] = 1; [COMBINED.A51]*[INTRODUCTION.$D$8]; MROUND([COMBINED.A51]*[INTRODUCTION.$D$8]+([COMBINED.D51]/2);[COMBINED.D51]))" office:value-type="float" office:value="0">
            <text:p>0</text:p>
          </table:table-cell>
          <table:table-cell table:formula="of:=IF([COMBINED.D51] = 1; [COMBINED.A51]*[INTRODUCTION.$D$9]; MROUND([COMBINED.A51]*[INTRODUCTION.$D$9]+([COMBINED.D51]/2);[COMBINED.D51]))" office:value-type="float" office:value="0">
            <text:p>0</text:p>
          </table:table-cell>
          <table:table-cell/>
        </table:table-row>
        <table:table-row table:style-name="ro1">
          <table:table-cell table:formula="of:=[COMBINED.C52]" office:value-type="float" office:value="0">
            <text:p>0</text:p>
          </table:table-cell>
          <table:table-cell table:number-columns-repeated="2"/>
          <table:table-cell table:formula="of:=[COMBINED.B52]" office:value-type="float" office:value="0">
            <text:p>0</text:p>
          </table:table-cell>
          <table:table-cell table:formula="of:=IF([COMBINED.D52] = 1; [COMBINED.A52]*[INTRODUCTION.$D$7]; MROUND([COMBINED.A52]*[INTRODUCTION.$D$7]+([COMBINED.D52]/2);[COMBINED.D52]))" office:value-type="float" office:value="0">
            <text:p>0</text:p>
          </table:table-cell>
          <table:table-cell table:formula="of:=IF([COMBINED.D52] = 1; [COMBINED.A52]*[INTRODUCTION.$D$8]; MROUND([COMBINED.A52]*[INTRODUCTION.$D$8]+([COMBINED.D52]/2);[COMBINED.D52]))" office:value-type="float" office:value="0">
            <text:p>0</text:p>
          </table:table-cell>
          <table:table-cell table:formula="of:=IF([COMBINED.D52] = 1; [COMBINED.A52]*[INTRODUCTION.$D$9]; MROUND([COMBINED.A52]*[INTRODUCTION.$D$9]+([COMBINED.D52]/2);[COMBINED.D52]))" office:value-type="float" office:value="0">
            <text:p>0</text:p>
          </table:table-cell>
          <table:table-cell/>
        </table:table-row>
        <table:table-row table:style-name="ro1">
          <table:table-cell table:formula="of:=[COMBINED.C53]" office:value-type="float" office:value="0">
            <text:p>0</text:p>
          </table:table-cell>
          <table:table-cell table:number-columns-repeated="2"/>
          <table:table-cell table:formula="of:=[COMBINED.B53]" office:value-type="float" office:value="0">
            <text:p>0</text:p>
          </table:table-cell>
          <table:table-cell table:formula="of:=IF([COMBINED.D53] = 1; [COMBINED.A53]*[INTRODUCTION.$D$7]; MROUND([COMBINED.A53]*[INTRODUCTION.$D$7]+([COMBINED.D53]/2);[COMBINED.D53]))" office:value-type="float" office:value="0">
            <text:p>0</text:p>
          </table:table-cell>
          <table:table-cell table:formula="of:=IF([COMBINED.D53] = 1; [COMBINED.A53]*[INTRODUCTION.$D$8]; MROUND([COMBINED.A53]*[INTRODUCTION.$D$8]+([COMBINED.D53]/2);[COMBINED.D53]))" office:value-type="float" office:value="0">
            <text:p>0</text:p>
          </table:table-cell>
          <table:table-cell table:formula="of:=IF([COMBINED.D53] = 1; [COMBINED.A53]*[INTRODUCTION.$D$9]; MROUND([COMBINED.A53]*[INTRODUCTION.$D$9]+([COMBINED.D53]/2);[COMBINED.D53]))" office:value-type="float" office:value="0">
            <text:p>0</text:p>
          </table:table-cell>
          <table:table-cell/>
        </table:table-row>
        <table:table-row table:style-name="ro1">
          <table:table-cell table:formula="of:=[COMBINED.C54]" office:value-type="float" office:value="0">
            <text:p>0</text:p>
          </table:table-cell>
          <table:table-cell table:number-columns-repeated="2"/>
          <table:table-cell table:formula="of:=[COMBINED.B54]" office:value-type="float" office:value="0">
            <text:p>0</text:p>
          </table:table-cell>
          <table:table-cell table:formula="of:=IF([COMBINED.D54] = 1; [COMBINED.A54]*[INTRODUCTION.$D$7]; MROUND([COMBINED.A54]*[INTRODUCTION.$D$7]+([COMBINED.D54]/2);[COMBINED.D54]))" office:value-type="float" office:value="0">
            <text:p>0</text:p>
          </table:table-cell>
          <table:table-cell table:formula="of:=IF([COMBINED.D54] = 1; [COMBINED.A54]*[INTRODUCTION.$D$8]; MROUND([COMBINED.A54]*[INTRODUCTION.$D$8]+([COMBINED.D54]/2);[COMBINED.D54]))" office:value-type="float" office:value="0">
            <text:p>0</text:p>
          </table:table-cell>
          <table:table-cell table:formula="of:=IF([COMBINED.D54] = 1; [COMBINED.A54]*[INTRODUCTION.$D$9]; MROUND([COMBINED.A54]*[INTRODUCTION.$D$9]+([COMBINED.D54]/2);[COMBINED.D54]))" office:value-type="float" office:value="0">
            <text:p>0</text:p>
          </table:table-cell>
          <table:table-cell/>
        </table:table-row>
        <table:table-row table:style-name="ro1">
          <table:table-cell table:formula="of:=[COMBINED.C55]" office:value-type="float" office:value="0">
            <text:p>0</text:p>
          </table:table-cell>
          <table:table-cell table:number-columns-repeated="2"/>
          <table:table-cell table:formula="of:=[COMBINED.B55]" office:value-type="float" office:value="0">
            <text:p>0</text:p>
          </table:table-cell>
          <table:table-cell table:formula="of:=IF([COMBINED.D55] = 1; [COMBINED.A55]*[INTRODUCTION.$D$7]; MROUND([COMBINED.A55]*[INTRODUCTION.$D$7]+([COMBINED.D55]/2);[COMBINED.D55]))" office:value-type="float" office:value="0">
            <text:p>0</text:p>
          </table:table-cell>
          <table:table-cell table:formula="of:=IF([COMBINED.D55] = 1; [COMBINED.A55]*[INTRODUCTION.$D$8]; MROUND([COMBINED.A55]*[INTRODUCTION.$D$8]+([COMBINED.D55]/2);[COMBINED.D55]))" office:value-type="float" office:value="0">
            <text:p>0</text:p>
          </table:table-cell>
          <table:table-cell table:formula="of:=IF([COMBINED.D55] = 1; [COMBINED.A55]*[INTRODUCTION.$D$9]; MROUND([COMBINED.A55]*[INTRODUCTION.$D$9]+([COMBINED.D55]/2);[COMBINED.D55]))" office:value-type="float" office:value="0">
            <text:p>0</text:p>
          </table:table-cell>
          <table:table-cell/>
        </table:table-row>
        <table:table-row table:style-name="ro1">
          <table:table-cell table:formula="of:=[COMBINED.C56]" office:value-type="float" office:value="0">
            <text:p>0</text:p>
          </table:table-cell>
          <table:table-cell table:number-columns-repeated="2"/>
          <table:table-cell table:formula="of:=[COMBINED.B56]" office:value-type="float" office:value="0">
            <text:p>0</text:p>
          </table:table-cell>
          <table:table-cell table:formula="of:=IF([COMBINED.D56] = 1; [COMBINED.A56]*[INTRODUCTION.$D$7]; MROUND([COMBINED.A56]*[INTRODUCTION.$D$7]+([COMBINED.D56]/2);[COMBINED.D56]))" office:value-type="float" office:value="0">
            <text:p>0</text:p>
          </table:table-cell>
          <table:table-cell table:formula="of:=IF([COMBINED.D56] = 1; [COMBINED.A56]*[INTRODUCTION.$D$8]; MROUND([COMBINED.A56]*[INTRODUCTION.$D$8]+([COMBINED.D56]/2);[COMBINED.D56]))" office:value-type="float" office:value="0">
            <text:p>0</text:p>
          </table:table-cell>
          <table:table-cell table:formula="of:=IF([COMBINED.D56] = 1; [COMBINED.A56]*[INTRODUCTION.$D$9]; MROUND([COMBINED.A56]*[INTRODUCTION.$D$9]+([COMBINED.D56]/2);[COMBINED.D56]))" office:value-type="float" office:value="0">
            <text:p>0</text:p>
          </table:table-cell>
          <table:table-cell/>
        </table:table-row>
        <table:table-row table:style-name="ro1">
          <table:table-cell table:formula="of:=[COMBINED.C57]" office:value-type="float" office:value="0">
            <text:p>0</text:p>
          </table:table-cell>
          <table:table-cell table:number-columns-repeated="2"/>
          <table:table-cell table:formula="of:=[COMBINED.B57]" office:value-type="float" office:value="0">
            <text:p>0</text:p>
          </table:table-cell>
          <table:table-cell table:formula="of:=IF([COMBINED.D57] = 1; [COMBINED.A57]*[INTRODUCTION.$D$7]; MROUND([COMBINED.A57]*[INTRODUCTION.$D$7]+([COMBINED.D57]/2);[COMBINED.D57]))" office:value-type="float" office:value="0">
            <text:p>0</text:p>
          </table:table-cell>
          <table:table-cell table:formula="of:=IF([COMBINED.D57] = 1; [COMBINED.A57]*[INTRODUCTION.$D$8]; MROUND([COMBINED.A57]*[INTRODUCTION.$D$8]+([COMBINED.D57]/2);[COMBINED.D57]))" office:value-type="float" office:value="0">
            <text:p>0</text:p>
          </table:table-cell>
          <table:table-cell table:formula="of:=IF([COMBINED.D57] = 1; [COMBINED.A57]*[INTRODUCTION.$D$9]; MROUND([COMBINED.A57]*[INTRODUCTION.$D$9]+([COMBINED.D57]/2);[COMBINED.D57]))" office:value-type="float" office:value="0">
            <text:p>0</text:p>
          </table:table-cell>
          <table:table-cell/>
        </table:table-row>
        <table:table-row table:style-name="ro1">
          <table:table-cell table:formula="of:=[COMBINED.C58]" office:value-type="float" office:value="0">
            <text:p>0</text:p>
          </table:table-cell>
          <table:table-cell table:number-columns-repeated="2"/>
          <table:table-cell table:formula="of:=[COMBINED.B58]" office:value-type="float" office:value="0">
            <text:p>0</text:p>
          </table:table-cell>
          <table:table-cell table:formula="of:=IF([COMBINED.D58] = 1; [COMBINED.A58]*[INTRODUCTION.$D$7]; MROUND([COMBINED.A58]*[INTRODUCTION.$D$7]+([COMBINED.D58]/2);[COMBINED.D58]))" office:value-type="float" office:value="0">
            <text:p>0</text:p>
          </table:table-cell>
          <table:table-cell table:formula="of:=IF([COMBINED.D58] = 1; [COMBINED.A58]*[INTRODUCTION.$D$8]; MROUND([COMBINED.A58]*[INTRODUCTION.$D$8]+([COMBINED.D58]/2);[COMBINED.D58]))" office:value-type="float" office:value="0">
            <text:p>0</text:p>
          </table:table-cell>
          <table:table-cell table:formula="of:=IF([COMBINED.D58] = 1; [COMBINED.A58]*[INTRODUCTION.$D$9]; MROUND([COMBINED.A58]*[INTRODUCTION.$D$9]+([COMBINED.D58]/2);[COMBINED.D58]))" office:value-type="float" office:value="0">
            <text:p>0</text:p>
          </table:table-cell>
          <table:table-cell/>
        </table:table-row>
        <table:table-row table:style-name="ro1">
          <table:table-cell table:formula="of:=[COMBINED.C59]" office:value-type="float" office:value="0">
            <text:p>0</text:p>
          </table:table-cell>
          <table:table-cell table:number-columns-repeated="2"/>
          <table:table-cell table:formula="of:=[COMBINED.B59]" office:value-type="float" office:value="0">
            <text:p>0</text:p>
          </table:table-cell>
          <table:table-cell table:formula="of:=IF([COMBINED.D59] = 1; [COMBINED.A59]*[INTRODUCTION.$D$7]; MROUND([COMBINED.A59]*[INTRODUCTION.$D$7]+([COMBINED.D59]/2);[COMBINED.D59]))" office:value-type="float" office:value="0">
            <text:p>0</text:p>
          </table:table-cell>
          <table:table-cell table:formula="of:=IF([COMBINED.D59] = 1; [COMBINED.A59]*[INTRODUCTION.$D$8]; MROUND([COMBINED.A59]*[INTRODUCTION.$D$8]+([COMBINED.D59]/2);[COMBINED.D59]))" office:value-type="float" office:value="0">
            <text:p>0</text:p>
          </table:table-cell>
          <table:table-cell table:formula="of:=IF([COMBINED.D59] = 1; [COMBINED.A59]*[INTRODUCTION.$D$9]; MROUND([COMBINED.A59]*[INTRODUCTION.$D$9]+([COMBINED.D59]/2);[COMBINED.D59]))" office:value-type="float" office:value="0">
            <text:p>0</text:p>
          </table:table-cell>
          <table:table-cell/>
        </table:table-row>
        <table:table-row table:style-name="ro1">
          <table:table-cell table:formula="of:=[COMBINED.C60]" office:value-type="float" office:value="0">
            <text:p>0</text:p>
          </table:table-cell>
          <table:table-cell table:number-columns-repeated="2"/>
          <table:table-cell table:formula="of:=[COMBINED.B60]" office:value-type="float" office:value="0">
            <text:p>0</text:p>
          </table:table-cell>
          <table:table-cell table:formula="of:=IF([COMBINED.D60] = 1; [COMBINED.A60]*[INTRODUCTION.$D$7]; MROUND([COMBINED.A60]*[INTRODUCTION.$D$7]+([COMBINED.D60]/2);[COMBINED.D60]))" office:value-type="float" office:value="0">
            <text:p>0</text:p>
          </table:table-cell>
          <table:table-cell table:formula="of:=IF([COMBINED.D60] = 1; [COMBINED.A60]*[INTRODUCTION.$D$8]; MROUND([COMBINED.A60]*[INTRODUCTION.$D$8]+([COMBINED.D60]/2);[COMBINED.D60]))" office:value-type="float" office:value="0">
            <text:p>0</text:p>
          </table:table-cell>
          <table:table-cell table:formula="of:=IF([COMBINED.D60] = 1; [COMBINED.A60]*[INTRODUCTION.$D$9]; MROUND([COMBINED.A60]*[INTRODUCTION.$D$9]+([COMBINED.D60]/2);[COMBINED.D60]))" office:value-type="float" office:value="0">
            <text:p>0</text:p>
          </table:table-cell>
          <table:table-cell/>
        </table:table-row>
        <table:table-row table:style-name="ro1">
          <table:table-cell table:formula="of:=[COMBINED.C61]" office:value-type="float" office:value="0">
            <text:p>0</text:p>
          </table:table-cell>
          <table:table-cell table:number-columns-repeated="2"/>
          <table:table-cell table:formula="of:=[COMBINED.B61]" office:value-type="float" office:value="0">
            <text:p>0</text:p>
          </table:table-cell>
          <table:table-cell table:formula="of:=IF([COMBINED.D61] = 1; [COMBINED.A61]*[INTRODUCTION.$D$7]; MROUND([COMBINED.A61]*[INTRODUCTION.$D$7]+([COMBINED.D61]/2);[COMBINED.D61]))" office:value-type="float" office:value="0">
            <text:p>0</text:p>
          </table:table-cell>
          <table:table-cell table:formula="of:=IF([COMBINED.D61] = 1; [COMBINED.A61]*[INTRODUCTION.$D$8]; MROUND([COMBINED.A61]*[INTRODUCTION.$D$8]+([COMBINED.D61]/2);[COMBINED.D61]))" office:value-type="float" office:value="0">
            <text:p>0</text:p>
          </table:table-cell>
          <table:table-cell table:formula="of:=IF([COMBINED.D61] = 1; [COMBINED.A61]*[INTRODUCTION.$D$9]; MROUND([COMBINED.A61]*[INTRODUCTION.$D$9]+([COMBINED.D61]/2);[COMBINED.D61]))" office:value-type="float" office:value="0">
            <text:p>0</text:p>
          </table:table-cell>
          <table:table-cell/>
        </table:table-row>
        <table:table-row table:style-name="ro1">
          <table:table-cell table:formula="of:=[COMBINED.C62]" office:value-type="float" office:value="0">
            <text:p>0</text:p>
          </table:table-cell>
          <table:table-cell table:number-columns-repeated="2"/>
          <table:table-cell table:formula="of:=[COMBINED.B62]" office:value-type="float" office:value="0">
            <text:p>0</text:p>
          </table:table-cell>
          <table:table-cell table:formula="of:=IF([COMBINED.D62] = 1; [COMBINED.A62]*[INTRODUCTION.$D$7]; MROUND([COMBINED.A62]*[INTRODUCTION.$D$7]+([COMBINED.D62]/2);[COMBINED.D62]))" office:value-type="float" office:value="0">
            <text:p>0</text:p>
          </table:table-cell>
          <table:table-cell table:formula="of:=IF([COMBINED.D62] = 1; [COMBINED.A62]*[INTRODUCTION.$D$8]; MROUND([COMBINED.A62]*[INTRODUCTION.$D$8]+([COMBINED.D62]/2);[COMBINED.D62]))" office:value-type="float" office:value="0">
            <text:p>0</text:p>
          </table:table-cell>
          <table:table-cell table:formula="of:=IF([COMBINED.D62] = 1; [COMBINED.A62]*[INTRODUCTION.$D$9]; MROUND([COMBINED.A62]*[INTRODUCTION.$D$9]+([COMBINED.D62]/2);[COMBINED.D62]))" office:value-type="float" office:value="0">
            <text:p>0</text:p>
          </table:table-cell>
          <table:table-cell/>
        </table:table-row>
        <table:table-row table:style-name="ro1">
          <table:table-cell table:formula="of:=[COMBINED.C63]" office:value-type="float" office:value="0">
            <text:p>0</text:p>
          </table:table-cell>
          <table:table-cell table:number-columns-repeated="2"/>
          <table:table-cell table:formula="of:=[COMBINED.B63]" office:value-type="float" office:value="0">
            <text:p>0</text:p>
          </table:table-cell>
          <table:table-cell table:formula="of:=IF([COMBINED.D63] = 1; [COMBINED.A63]*[INTRODUCTION.$D$7]; MROUND([COMBINED.A63]*[INTRODUCTION.$D$7]+([COMBINED.D63]/2);[COMBINED.D63]))" office:value-type="float" office:value="0">
            <text:p>0</text:p>
          </table:table-cell>
          <table:table-cell table:formula="of:=IF([COMBINED.D63] = 1; [COMBINED.A63]*[INTRODUCTION.$D$8]; MROUND([COMBINED.A63]*[INTRODUCTION.$D$8]+([COMBINED.D63]/2);[COMBINED.D63]))" office:value-type="float" office:value="0">
            <text:p>0</text:p>
          </table:table-cell>
          <table:table-cell table:formula="of:=IF([COMBINED.D63] = 1; [COMBINED.A63]*[INTRODUCTION.$D$9]; MROUND([COMBINED.A63]*[INTRODUCTION.$D$9]+([COMBINED.D63]/2);[COMBINED.D63]))" office:value-type="float" office:value="0">
            <text:p>0</text:p>
          </table:table-cell>
          <table:table-cell/>
        </table:table-row>
        <table:table-row table:style-name="ro1">
          <table:table-cell table:formula="of:=[COMBINED.C64]" office:value-type="float" office:value="0">
            <text:p>0</text:p>
          </table:table-cell>
          <table:table-cell table:number-columns-repeated="2"/>
          <table:table-cell table:formula="of:=[COMBINED.B64]" office:value-type="float" office:value="0">
            <text:p>0</text:p>
          </table:table-cell>
          <table:table-cell table:formula="of:=IF([COMBINED.D64] = 1; [COMBINED.A64]*[INTRODUCTION.$D$7]; MROUND([COMBINED.A64]*[INTRODUCTION.$D$7]+([COMBINED.D64]/2);[COMBINED.D64]))" office:value-type="float" office:value="0">
            <text:p>0</text:p>
          </table:table-cell>
          <table:table-cell table:formula="of:=IF([COMBINED.D64] = 1; [COMBINED.A64]*[INTRODUCTION.$D$8]; MROUND([COMBINED.A64]*[INTRODUCTION.$D$8]+([COMBINED.D64]/2);[COMBINED.D64]))" office:value-type="float" office:value="0">
            <text:p>0</text:p>
          </table:table-cell>
          <table:table-cell table:formula="of:=IF([COMBINED.D64] = 1; [COMBINED.A64]*[INTRODUCTION.$D$9]; MROUND([COMBINED.A64]*[INTRODUCTION.$D$9]+([COMBINED.D64]/2);[COMBINED.D64]))" office:value-type="float" office:value="0">
            <text:p>0</text:p>
          </table:table-cell>
          <table:table-cell/>
        </table:table-row>
        <table:table-row table:style-name="ro1">
          <table:table-cell table:formula="of:=[COMBINED.C65]" office:value-type="float" office:value="0">
            <text:p>0</text:p>
          </table:table-cell>
          <table:table-cell table:number-columns-repeated="2"/>
          <table:table-cell table:formula="of:=[COMBINED.B65]" office:value-type="float" office:value="0">
            <text:p>0</text:p>
          </table:table-cell>
          <table:table-cell table:formula="of:=IF([COMBINED.D65] = 1; [COMBINED.A65]*[INTRODUCTION.$D$7]; MROUND([COMBINED.A65]*[INTRODUCTION.$D$7]+([COMBINED.D65]/2);[COMBINED.D65]))" office:value-type="float" office:value="0">
            <text:p>0</text:p>
          </table:table-cell>
          <table:table-cell table:formula="of:=IF([COMBINED.D65] = 1; [COMBINED.A65]*[INTRODUCTION.$D$8]; MROUND([COMBINED.A65]*[INTRODUCTION.$D$8]+([COMBINED.D65]/2);[COMBINED.D65]))" office:value-type="float" office:value="0">
            <text:p>0</text:p>
          </table:table-cell>
          <table:table-cell table:formula="of:=IF([COMBINED.D65] = 1; [COMBINED.A65]*[INTRODUCTION.$D$9]; MROUND([COMBINED.A65]*[INTRODUCTION.$D$9]+([COMBINED.D65]/2);[COMBINED.D65]))" office:value-type="float" office:value="0">
            <text:p>0</text:p>
          </table:table-cell>
          <table:table-cell/>
        </table:table-row>
        <table:table-row table:style-name="ro1">
          <table:table-cell table:formula="of:=[COMBINED.C66]" office:value-type="float" office:value="0">
            <text:p>0</text:p>
          </table:table-cell>
          <table:table-cell table:number-columns-repeated="2"/>
          <table:table-cell table:formula="of:=[COMBINED.B66]" office:value-type="float" office:value="0">
            <text:p>0</text:p>
          </table:table-cell>
          <table:table-cell table:formula="of:=IF([COMBINED.D66] = 1; [COMBINED.A66]*[INTRODUCTION.$D$7]; MROUND([COMBINED.A66]*[INTRODUCTION.$D$7]+([COMBINED.D66]/2);[COMBINED.D66]))" office:value-type="float" office:value="0">
            <text:p>0</text:p>
          </table:table-cell>
          <table:table-cell table:formula="of:=IF([COMBINED.D66] = 1; [COMBINED.A66]*[INTRODUCTION.$D$8]; MROUND([COMBINED.A66]*[INTRODUCTION.$D$8]+([COMBINED.D66]/2);[COMBINED.D66]))" office:value-type="float" office:value="0">
            <text:p>0</text:p>
          </table:table-cell>
          <table:table-cell table:formula="of:=IF([COMBINED.D66] = 1; [COMBINED.A66]*[INTRODUCTION.$D$9]; MROUND([COMBINED.A66]*[INTRODUCTION.$D$9]+([COMBINED.D66]/2);[COMBINED.D66]))" office:value-type="float" office:value="0">
            <text:p>0</text:p>
          </table:table-cell>
          <table:table-cell/>
        </table:table-row>
        <table:table-row table:style-name="ro1">
          <table:table-cell table:formula="of:=[COMBINED.C67]" office:value-type="float" office:value="0">
            <text:p>0</text:p>
          </table:table-cell>
          <table:table-cell table:number-columns-repeated="2"/>
          <table:table-cell table:formula="of:=[COMBINED.B67]" office:value-type="float" office:value="0">
            <text:p>0</text:p>
          </table:table-cell>
          <table:table-cell table:formula="of:=IF([COMBINED.D67] = 1; [COMBINED.A67]*[INTRODUCTION.$D$7]; MROUND([COMBINED.A67]*[INTRODUCTION.$D$7]+([COMBINED.D67]/2);[COMBINED.D67]))" office:value-type="float" office:value="0">
            <text:p>0</text:p>
          </table:table-cell>
          <table:table-cell table:formula="of:=IF([COMBINED.D67] = 1; [COMBINED.A67]*[INTRODUCTION.$D$8]; MROUND([COMBINED.A67]*[INTRODUCTION.$D$8]+([COMBINED.D67]/2);[COMBINED.D67]))" office:value-type="float" office:value="0">
            <text:p>0</text:p>
          </table:table-cell>
          <table:table-cell table:formula="of:=IF([COMBINED.D67] = 1; [COMBINED.A67]*[INTRODUCTION.$D$9]; MROUND([COMBINED.A67]*[INTRODUCTION.$D$9]+([COMBINED.D67]/2);[COMBINED.D67]))" office:value-type="float" office:value="0">
            <text:p>0</text:p>
          </table:table-cell>
          <table:table-cell/>
        </table:table-row>
        <table:table-row table:style-name="ro1">
          <table:table-cell table:formula="of:=[COMBINED.C68]" office:value-type="float" office:value="0">
            <text:p>0</text:p>
          </table:table-cell>
          <table:table-cell table:number-columns-repeated="2"/>
          <table:table-cell table:formula="of:=[COMBINED.B68]" office:value-type="float" office:value="0">
            <text:p>0</text:p>
          </table:table-cell>
          <table:table-cell table:formula="of:=IF([COMBINED.D68] = 1; [COMBINED.A68]*[INTRODUCTION.$D$7]; MROUND([COMBINED.A68]*[INTRODUCTION.$D$7]+([COMBINED.D68]/2);[COMBINED.D68]))" office:value-type="float" office:value="0">
            <text:p>0</text:p>
          </table:table-cell>
          <table:table-cell table:formula="of:=IF([COMBINED.D68] = 1; [COMBINED.A68]*[INTRODUCTION.$D$8]; MROUND([COMBINED.A68]*[INTRODUCTION.$D$8]+([COMBINED.D68]/2);[COMBINED.D68]))" office:value-type="float" office:value="0">
            <text:p>0</text:p>
          </table:table-cell>
          <table:table-cell table:formula="of:=IF([COMBINED.D68] = 1; [COMBINED.A68]*[INTRODUCTION.$D$9]; MROUND([COMBINED.A68]*[INTRODUCTION.$D$9]+([COMBINED.D68]/2);[COMBINED.D68]))" office:value-type="float" office:value="0">
            <text:p>0</text:p>
          </table:table-cell>
          <table:table-cell/>
        </table:table-row>
        <table:table-row table:style-name="ro1">
          <table:table-cell table:formula="of:=[COMBINED.C69]" office:value-type="float" office:value="0">
            <text:p>0</text:p>
          </table:table-cell>
          <table:table-cell table:number-columns-repeated="2"/>
          <table:table-cell table:formula="of:=[COMBINED.B69]" office:value-type="float" office:value="0">
            <text:p>0</text:p>
          </table:table-cell>
          <table:table-cell table:formula="of:=IF([COMBINED.D69] = 1; [COMBINED.A69]*[INTRODUCTION.$D$7]; MROUND([COMBINED.A69]*[INTRODUCTION.$D$7]+([COMBINED.D69]/2);[COMBINED.D69]))" office:value-type="float" office:value="0">
            <text:p>0</text:p>
          </table:table-cell>
          <table:table-cell table:formula="of:=IF([COMBINED.D69] = 1; [COMBINED.A69]*[INTRODUCTION.$D$8]; MROUND([COMBINED.A69]*[INTRODUCTION.$D$8]+([COMBINED.D69]/2);[COMBINED.D69]))" office:value-type="float" office:value="0">
            <text:p>0</text:p>
          </table:table-cell>
          <table:table-cell table:formula="of:=IF([COMBINED.D69] = 1; [COMBINED.A69]*[INTRODUCTION.$D$9]; MROUND([COMBINED.A69]*[INTRODUCTION.$D$9]+([COMBINED.D69]/2);[COMBINED.D69]))" office:value-type="float" office:value="0">
            <text:p>0</text:p>
          </table:table-cell>
          <table:table-cell/>
        </table:table-row>
        <table:table-row table:style-name="ro1">
          <table:table-cell table:formula="of:=[COMBINED.C70]" office:value-type="float" office:value="0">
            <text:p>0</text:p>
          </table:table-cell>
          <table:table-cell table:number-columns-repeated="2"/>
          <table:table-cell table:formula="of:=[COMBINED.B70]" office:value-type="float" office:value="0">
            <text:p>0</text:p>
          </table:table-cell>
          <table:table-cell table:formula="of:=IF([COMBINED.D70] = 1; [COMBINED.A70]*[INTRODUCTION.$D$7]; MROUND([COMBINED.A70]*[INTRODUCTION.$D$7]+([COMBINED.D70]/2);[COMBINED.D70]))" office:value-type="float" office:value="0">
            <text:p>0</text:p>
          </table:table-cell>
          <table:table-cell table:formula="of:=IF([COMBINED.D70] = 1; [COMBINED.A70]*[INTRODUCTION.$D$8]; MROUND([COMBINED.A70]*[INTRODUCTION.$D$8]+([COMBINED.D70]/2);[COMBINED.D70]))" office:value-type="float" office:value="0">
            <text:p>0</text:p>
          </table:table-cell>
          <table:table-cell table:formula="of:=IF([COMBINED.D70] = 1; [COMBINED.A70]*[INTRODUCTION.$D$9]; MROUND([COMBINED.A70]*[INTRODUCTION.$D$9]+([COMBINED.D70]/2);[COMBINED.D70]))" office:value-type="float" office:value="0">
            <text:p>0</text:p>
          </table:table-cell>
          <table:table-cell/>
        </table:table-row>
        <table:table-row table:style-name="ro1">
          <table:table-cell table:formula="of:=[COMBINED.C71]" office:value-type="float" office:value="0">
            <text:p>0</text:p>
          </table:table-cell>
          <table:table-cell table:number-columns-repeated="2"/>
          <table:table-cell table:formula="of:=[COMBINED.B71]" office:value-type="float" office:value="0">
            <text:p>0</text:p>
          </table:table-cell>
          <table:table-cell table:formula="of:=IF([COMBINED.D71] = 1; [COMBINED.A71]*[INTRODUCTION.$D$7]; MROUND([COMBINED.A71]*[INTRODUCTION.$D$7]+([COMBINED.D71]/2);[COMBINED.D71]))" office:value-type="float" office:value="0">
            <text:p>0</text:p>
          </table:table-cell>
          <table:table-cell table:formula="of:=IF([COMBINED.D71] = 1; [COMBINED.A71]*[INTRODUCTION.$D$8]; MROUND([COMBINED.A71]*[INTRODUCTION.$D$8]+([COMBINED.D71]/2);[COMBINED.D71]))" office:value-type="float" office:value="0">
            <text:p>0</text:p>
          </table:table-cell>
          <table:table-cell table:formula="of:=IF([COMBINED.D71] = 1; [COMBINED.A71]*[INTRODUCTION.$D$9]; MROUND([COMBINED.A71]*[INTRODUCTION.$D$9]+([COMBINED.D71]/2);[COMBINED.D71]))" office:value-type="float" office:value="0">
            <text:p>0</text:p>
          </table:table-cell>
          <table:table-cell/>
        </table:table-row>
        <table:table-row table:style-name="ro1">
          <table:table-cell table:formula="of:=[COMBINED.C72]" office:value-type="float" office:value="0">
            <text:p>0</text:p>
          </table:table-cell>
          <table:table-cell table:number-columns-repeated="2"/>
          <table:table-cell table:formula="of:=[COMBINED.B72]" office:value-type="float" office:value="0">
            <text:p>0</text:p>
          </table:table-cell>
          <table:table-cell table:formula="of:=IF([COMBINED.D72] = 1; [COMBINED.A72]*[INTRODUCTION.$D$7]; MROUND([COMBINED.A72]*[INTRODUCTION.$D$7]+([COMBINED.D72]/2);[COMBINED.D72]))" office:value-type="float" office:value="0">
            <text:p>0</text:p>
          </table:table-cell>
          <table:table-cell table:formula="of:=IF([COMBINED.D72] = 1; [COMBINED.A72]*[INTRODUCTION.$D$8]; MROUND([COMBINED.A72]*[INTRODUCTION.$D$8]+([COMBINED.D72]/2);[COMBINED.D72]))" office:value-type="float" office:value="0">
            <text:p>0</text:p>
          </table:table-cell>
          <table:table-cell table:formula="of:=IF([COMBINED.D72] = 1; [COMBINED.A72]*[INTRODUCTION.$D$9]; MROUND([COMBINED.A72]*[INTRODUCTION.$D$9]+([COMBINED.D72]/2);[COMBINED.D72]))" office:value-type="float" office:value="0">
            <text:p>0</text:p>
          </table:table-cell>
          <table:table-cell/>
        </table:table-row>
        <table:table-row table:style-name="ro1">
          <table:table-cell table:formula="of:=[COMBINED.C73]" office:value-type="float" office:value="0">
            <text:p>0</text:p>
          </table:table-cell>
          <table:table-cell table:number-columns-repeated="2"/>
          <table:table-cell table:formula="of:=[COMBINED.B73]" office:value-type="float" office:value="0">
            <text:p>0</text:p>
          </table:table-cell>
          <table:table-cell table:formula="of:=IF([COMBINED.D73] = 1; [COMBINED.A73]*[INTRODUCTION.$D$7]; MROUND([COMBINED.A73]*[INTRODUCTION.$D$7]+([COMBINED.D73]/2);[COMBINED.D73]))" office:value-type="float" office:value="0">
            <text:p>0</text:p>
          </table:table-cell>
          <table:table-cell table:formula="of:=IF([COMBINED.D73] = 1; [COMBINED.A73]*[INTRODUCTION.$D$8]; MROUND([COMBINED.A73]*[INTRODUCTION.$D$8]+([COMBINED.D73]/2);[COMBINED.D73]))" office:value-type="float" office:value="0">
            <text:p>0</text:p>
          </table:table-cell>
          <table:table-cell table:formula="of:=IF([COMBINED.D73] = 1; [COMBINED.A73]*[INTRODUCTION.$D$9]; MROUND([COMBINED.A73]*[INTRODUCTION.$D$9]+([COMBINED.D73]/2);[COMBINED.D73]))" office:value-type="float" office:value="0">
            <text:p>0</text:p>
          </table:table-cell>
          <table:table-cell/>
        </table:table-row>
        <table:table-row table:style-name="ro1">
          <table:table-cell table:formula="of:=[COMBINED.C74]" office:value-type="float" office:value="0">
            <text:p>0</text:p>
          </table:table-cell>
          <table:table-cell table:number-columns-repeated="2"/>
          <table:table-cell table:formula="of:=[COMBINED.B74]" office:value-type="float" office:value="0">
            <text:p>0</text:p>
          </table:table-cell>
          <table:table-cell table:formula="of:=IF([COMBINED.D74] = 1; [COMBINED.A74]*[INTRODUCTION.$D$7]; MROUND([COMBINED.A74]*[INTRODUCTION.$D$7]+([COMBINED.D74]/2);[COMBINED.D74]))" office:value-type="float" office:value="0">
            <text:p>0</text:p>
          </table:table-cell>
          <table:table-cell table:formula="of:=IF([COMBINED.D74] = 1; [COMBINED.A74]*[INTRODUCTION.$D$8]; MROUND([COMBINED.A74]*[INTRODUCTION.$D$8]+([COMBINED.D74]/2);[COMBINED.D74]))" office:value-type="float" office:value="0">
            <text:p>0</text:p>
          </table:table-cell>
          <table:table-cell table:formula="of:=IF([COMBINED.D74] = 1; [COMBINED.A74]*[INTRODUCTION.$D$9]; MROUND([COMBINED.A74]*[INTRODUCTION.$D$9]+([COMBINED.D74]/2);[COMBINED.D74]))" office:value-type="float" office:value="0">
            <text:p>0</text:p>
          </table:table-cell>
          <table:table-cell/>
        </table:table-row>
        <table:table-row table:style-name="ro1">
          <table:table-cell table:formula="of:=[COMBINED.C75]" office:value-type="float" office:value="0">
            <text:p>0</text:p>
          </table:table-cell>
          <table:table-cell table:number-columns-repeated="2"/>
          <table:table-cell table:formula="of:=[COMBINED.B75]" office:value-type="float" office:value="0">
            <text:p>0</text:p>
          </table:table-cell>
          <table:table-cell table:formula="of:=IF([COMBINED.D75] = 1; [COMBINED.A75]*[INTRODUCTION.$D$7]; MROUND([COMBINED.A75]*[INTRODUCTION.$D$7]+([COMBINED.D75]/2);[COMBINED.D75]))" office:value-type="float" office:value="0">
            <text:p>0</text:p>
          </table:table-cell>
          <table:table-cell table:formula="of:=IF([COMBINED.D75] = 1; [COMBINED.A75]*[INTRODUCTION.$D$8]; MROUND([COMBINED.A75]*[INTRODUCTION.$D$8]+([COMBINED.D75]/2);[COMBINED.D75]))" office:value-type="float" office:value="0">
            <text:p>0</text:p>
          </table:table-cell>
          <table:table-cell table:formula="of:=IF([COMBINED.D75] = 1; [COMBINED.A75]*[INTRODUCTION.$D$9]; MROUND([COMBINED.A75]*[INTRODUCTION.$D$9]+([COMBINED.D75]/2);[COMBINED.D75]))" office:value-type="float" office:value="0">
            <text:p>0</text:p>
          </table:table-cell>
          <table:table-cell/>
        </table:table-row>
        <table:table-row table:style-name="ro1">
          <table:table-cell table:formula="of:=[COMBINED.C76]" office:value-type="float" office:value="0">
            <text:p>0</text:p>
          </table:table-cell>
          <table:table-cell table:number-columns-repeated="2"/>
          <table:table-cell table:formula="of:=[COMBINED.B76]" office:value-type="float" office:value="0">
            <text:p>0</text:p>
          </table:table-cell>
          <table:table-cell table:formula="of:=IF([COMBINED.D76] = 1; [COMBINED.A76]*[INTRODUCTION.$D$7]; MROUND([COMBINED.A76]*[INTRODUCTION.$D$7]+([COMBINED.D76]/2);[COMBINED.D76]))" office:value-type="float" office:value="0">
            <text:p>0</text:p>
          </table:table-cell>
          <table:table-cell table:formula="of:=IF([COMBINED.D76] = 1; [COMBINED.A76]*[INTRODUCTION.$D$8]; MROUND([COMBINED.A76]*[INTRODUCTION.$D$8]+([COMBINED.D76]/2);[COMBINED.D76]))" office:value-type="float" office:value="0">
            <text:p>0</text:p>
          </table:table-cell>
          <table:table-cell table:formula="of:=IF([COMBINED.D76] = 1; [COMBINED.A76]*[INTRODUCTION.$D$9]; MROUND([COMBINED.A76]*[INTRODUCTION.$D$9]+([COMBINED.D76]/2);[COMBINED.D76]))" office:value-type="float" office:value="0">
            <text:p>0</text:p>
          </table:table-cell>
          <table:table-cell/>
        </table:table-row>
        <table:table-row table:style-name="ro1">
          <table:table-cell table:formula="of:=[COMBINED.C77]" office:value-type="float" office:value="0">
            <text:p>0</text:p>
          </table:table-cell>
          <table:table-cell table:number-columns-repeated="2"/>
          <table:table-cell table:formula="of:=[COMBINED.B77]" office:value-type="float" office:value="0">
            <text:p>0</text:p>
          </table:table-cell>
          <table:table-cell table:formula="of:=IF([COMBINED.D77] = 1; [COMBINED.A77]*[INTRODUCTION.$D$7]; MROUND([COMBINED.A77]*[INTRODUCTION.$D$7]+([COMBINED.D77]/2);[COMBINED.D77]))" office:value-type="float" office:value="0">
            <text:p>0</text:p>
          </table:table-cell>
          <table:table-cell table:formula="of:=IF([COMBINED.D77] = 1; [COMBINED.A77]*[INTRODUCTION.$D$8]; MROUND([COMBINED.A77]*[INTRODUCTION.$D$8]+([COMBINED.D77]/2);[COMBINED.D77]))" office:value-type="float" office:value="0">
            <text:p>0</text:p>
          </table:table-cell>
          <table:table-cell table:formula="of:=IF([COMBINED.D77] = 1; [COMBINED.A77]*[INTRODUCTION.$D$9]; MROUND([COMBINED.A77]*[INTRODUCTION.$D$9]+([COMBINED.D77]/2);[COMBINED.D77]))" office:value-type="float" office:value="0">
            <text:p>0</text:p>
          </table:table-cell>
          <table:table-cell/>
        </table:table-row>
        <table:table-row table:style-name="ro1">
          <table:table-cell table:formula="of:=[COMBINED.C78]" office:value-type="float" office:value="0">
            <text:p>0</text:p>
          </table:table-cell>
          <table:table-cell table:number-columns-repeated="2"/>
          <table:table-cell table:formula="of:=[COMBINED.B78]" office:value-type="float" office:value="0">
            <text:p>0</text:p>
          </table:table-cell>
          <table:table-cell table:formula="of:=IF([COMBINED.D78] = 1; [COMBINED.A78]*[INTRODUCTION.$D$7]; MROUND([COMBINED.A78]*[INTRODUCTION.$D$7]+([COMBINED.D78]/2);[COMBINED.D78]))" office:value-type="float" office:value="0">
            <text:p>0</text:p>
          </table:table-cell>
          <table:table-cell table:formula="of:=IF([COMBINED.D78] = 1; [COMBINED.A78]*[INTRODUCTION.$D$8]; MROUND([COMBINED.A78]*[INTRODUCTION.$D$8]+([COMBINED.D78]/2);[COMBINED.D78]))" office:value-type="float" office:value="0">
            <text:p>0</text:p>
          </table:table-cell>
          <table:table-cell table:formula="of:=IF([COMBINED.D78] = 1; [COMBINED.A78]*[INTRODUCTION.$D$9]; MROUND([COMBINED.A78]*[INTRODUCTION.$D$9]+([COMBINED.D78]/2);[COMBINED.D78]))" office:value-type="float" office:value="0">
            <text:p>0</text:p>
          </table:table-cell>
          <table:table-cell/>
        </table:table-row>
        <table:table-row table:style-name="ro1">
          <table:table-cell table:formula="of:=[COMBINED.C79]" office:value-type="float" office:value="0">
            <text:p>0</text:p>
          </table:table-cell>
          <table:table-cell table:number-columns-repeated="2"/>
          <table:table-cell table:formula="of:=[COMBINED.B79]" office:value-type="float" office:value="0">
            <text:p>0</text:p>
          </table:table-cell>
          <table:table-cell table:formula="of:=IF([COMBINED.D79] = 1; [COMBINED.A79]*[INTRODUCTION.$D$7]; MROUND([COMBINED.A79]*[INTRODUCTION.$D$7]+([COMBINED.D79]/2);[COMBINED.D79]))" office:value-type="float" office:value="0">
            <text:p>0</text:p>
          </table:table-cell>
          <table:table-cell table:formula="of:=IF([COMBINED.D79] = 1; [COMBINED.A79]*[INTRODUCTION.$D$8]; MROUND([COMBINED.A79]*[INTRODUCTION.$D$8]+([COMBINED.D79]/2);[COMBINED.D79]))" office:value-type="float" office:value="0">
            <text:p>0</text:p>
          </table:table-cell>
          <table:table-cell table:formula="of:=IF([COMBINED.D79] = 1; [COMBINED.A79]*[INTRODUCTION.$D$9]; MROUND([COMBINED.A79]*[INTRODUCTION.$D$9]+([COMBINED.D79]/2);[COMBINED.D79]))" office:value-type="float" office:value="0">
            <text:p>0</text:p>
          </table:table-cell>
          <table:table-cell/>
        </table:table-row>
        <table:table-row table:style-name="ro1">
          <table:table-cell table:formula="of:=[COMBINED.C80]" office:value-type="float" office:value="0">
            <text:p>0</text:p>
          </table:table-cell>
          <table:table-cell table:number-columns-repeated="2"/>
          <table:table-cell table:formula="of:=[COMBINED.B80]" office:value-type="float" office:value="0">
            <text:p>0</text:p>
          </table:table-cell>
          <table:table-cell table:formula="of:=IF([COMBINED.D80] = 1; [COMBINED.A80]*[INTRODUCTION.$D$7]; MROUND([COMBINED.A80]*[INTRODUCTION.$D$7]+([COMBINED.D80]/2);[COMBINED.D80]))" office:value-type="float" office:value="0">
            <text:p>0</text:p>
          </table:table-cell>
          <table:table-cell table:formula="of:=IF([COMBINED.D80] = 1; [COMBINED.A80]*[INTRODUCTION.$D$8]; MROUND([COMBINED.A80]*[INTRODUCTION.$D$8]+([COMBINED.D80]/2);[COMBINED.D80]))" office:value-type="float" office:value="0">
            <text:p>0</text:p>
          </table:table-cell>
          <table:table-cell table:formula="of:=IF([COMBINED.D80] = 1; [COMBINED.A80]*[INTRODUCTION.$D$9]; MROUND([COMBINED.A80]*[INTRODUCTION.$D$9]+([COMBINED.D80]/2);[COMBINED.D80]))" office:value-type="float" office:value="0">
            <text:p>0</text:p>
          </table:table-cell>
          <table:table-cell/>
        </table:table-row>
        <table:table-row table:style-name="ro1">
          <table:table-cell table:formula="of:=[COMBINED.C81]" office:value-type="float" office:value="0">
            <text:p>0</text:p>
          </table:table-cell>
          <table:table-cell table:number-columns-repeated="2"/>
          <table:table-cell table:formula="of:=[COMBINED.B81]" office:value-type="float" office:value="0">
            <text:p>0</text:p>
          </table:table-cell>
          <table:table-cell table:formula="of:=IF([COMBINED.D81] = 1; [COMBINED.A81]*[INTRODUCTION.$D$7]; MROUND([COMBINED.A81]*[INTRODUCTION.$D$7]+([COMBINED.D81]/2);[COMBINED.D81]))" office:value-type="float" office:value="0">
            <text:p>0</text:p>
          </table:table-cell>
          <table:table-cell table:formula="of:=IF([COMBINED.D81] = 1; [COMBINED.A81]*[INTRODUCTION.$D$8]; MROUND([COMBINED.A81]*[INTRODUCTION.$D$8]+([COMBINED.D81]/2);[COMBINED.D81]))" office:value-type="float" office:value="0">
            <text:p>0</text:p>
          </table:table-cell>
          <table:table-cell table:formula="of:=IF([COMBINED.D81] = 1; [COMBINED.A81]*[INTRODUCTION.$D$9]; MROUND([COMBINED.A81]*[INTRODUCTION.$D$9]+([COMBINED.D81]/2);[COMBINED.D81]))" office:value-type="float" office:value="0">
            <text:p>0</text:p>
          </table:table-cell>
          <table:table-cell/>
        </table:table-row>
        <table:table-row table:style-name="ro1">
          <table:table-cell table:formula="of:=[COMBINED.C82]" office:value-type="float" office:value="0">
            <text:p>0</text:p>
          </table:table-cell>
          <table:table-cell table:number-columns-repeated="2"/>
          <table:table-cell table:formula="of:=[COMBINED.B82]" office:value-type="float" office:value="0">
            <text:p>0</text:p>
          </table:table-cell>
          <table:table-cell table:formula="of:=IF([COMBINED.D82] = 1; [COMBINED.A82]*[INTRODUCTION.$D$7]; MROUND([COMBINED.A82]*[INTRODUCTION.$D$7]+([COMBINED.D82]/2);[COMBINED.D82]))" office:value-type="float" office:value="0">
            <text:p>0</text:p>
          </table:table-cell>
          <table:table-cell table:formula="of:=IF([COMBINED.D82] = 1; [COMBINED.A82]*[INTRODUCTION.$D$8]; MROUND([COMBINED.A82]*[INTRODUCTION.$D$8]+([COMBINED.D82]/2);[COMBINED.D82]))" office:value-type="float" office:value="0">
            <text:p>0</text:p>
          </table:table-cell>
          <table:table-cell table:formula="of:=IF([COMBINED.D82] = 1; [COMBINED.A82]*[INTRODUCTION.$D$9]; MROUND([COMBINED.A82]*[INTRODUCTION.$D$9]+([COMBINED.D82]/2);[COMBINED.D82]))" office:value-type="float" office:value="0">
            <text:p>0</text:p>
          </table:table-cell>
          <table:table-cell/>
        </table:table-row>
        <table:table-row table:style-name="ro1">
          <table:table-cell table:formula="of:=[COMBINED.C83]" office:value-type="float" office:value="0">
            <text:p>0</text:p>
          </table:table-cell>
          <table:table-cell table:number-columns-repeated="2"/>
          <table:table-cell table:formula="of:=[COMBINED.B83]" office:value-type="float" office:value="0">
            <text:p>0</text:p>
          </table:table-cell>
          <table:table-cell table:formula="of:=IF([COMBINED.D83] = 1; [COMBINED.A83]*[INTRODUCTION.$D$7]; MROUND([COMBINED.A83]*[INTRODUCTION.$D$7]+([COMBINED.D83]/2);[COMBINED.D83]))" office:value-type="float" office:value="0">
            <text:p>0</text:p>
          </table:table-cell>
          <table:table-cell table:formula="of:=IF([COMBINED.D83] = 1; [COMBINED.A83]*[INTRODUCTION.$D$8]; MROUND([COMBINED.A83]*[INTRODUCTION.$D$8]+([COMBINED.D83]/2);[COMBINED.D83]))" office:value-type="float" office:value="0">
            <text:p>0</text:p>
          </table:table-cell>
          <table:table-cell table:formula="of:=IF([COMBINED.D83] = 1; [COMBINED.A83]*[INTRODUCTION.$D$9]; MROUND([COMBINED.A83]*[INTRODUCTION.$D$9]+([COMBINED.D83]/2);[COMBINED.D83]))" office:value-type="float" office:value="0">
            <text:p>0</text:p>
          </table:table-cell>
          <table:table-cell/>
        </table:table-row>
        <table:table-row table:style-name="ro1">
          <table:table-cell table:formula="of:=[COMBINED.C84]" office:value-type="float" office:value="0">
            <text:p>0</text:p>
          </table:table-cell>
          <table:table-cell table:number-columns-repeated="2"/>
          <table:table-cell table:formula="of:=[COMBINED.B84]" office:value-type="float" office:value="0">
            <text:p>0</text:p>
          </table:table-cell>
          <table:table-cell table:formula="of:=IF([COMBINED.D84] = 1; [COMBINED.A84]*[INTRODUCTION.$D$7]; MROUND([COMBINED.A84]*[INTRODUCTION.$D$7]+([COMBINED.D84]/2);[COMBINED.D84]))" office:value-type="float" office:value="0">
            <text:p>0</text:p>
          </table:table-cell>
          <table:table-cell table:formula="of:=IF([COMBINED.D84] = 1; [COMBINED.A84]*[INTRODUCTION.$D$8]; MROUND([COMBINED.A84]*[INTRODUCTION.$D$8]+([COMBINED.D84]/2);[COMBINED.D84]))" office:value-type="float" office:value="0">
            <text:p>0</text:p>
          </table:table-cell>
          <table:table-cell table:formula="of:=IF([COMBINED.D84] = 1; [COMBINED.A84]*[INTRODUCTION.$D$9]; MROUND([COMBINED.A84]*[INTRODUCTION.$D$9]+([COMBINED.D84]/2);[COMBINED.D84]))" office:value-type="float" office:value="0">
            <text:p>0</text:p>
          </table:table-cell>
          <table:table-cell/>
        </table:table-row>
        <table:table-row table:style-name="ro1">
          <table:table-cell table:formula="of:=[COMBINED.C85]" office:value-type="float" office:value="0">
            <text:p>0</text:p>
          </table:table-cell>
          <table:table-cell table:number-columns-repeated="2"/>
          <table:table-cell table:formula="of:=[COMBINED.B85]" office:value-type="float" office:value="0">
            <text:p>0</text:p>
          </table:table-cell>
          <table:table-cell table:formula="of:=IF([COMBINED.D85] = 1; [COMBINED.A85]*[INTRODUCTION.$D$7]; MROUND([COMBINED.A85]*[INTRODUCTION.$D$7]+([COMBINED.D85]/2);[COMBINED.D85]))" office:value-type="float" office:value="0">
            <text:p>0</text:p>
          </table:table-cell>
          <table:table-cell table:formula="of:=IF([COMBINED.D85] = 1; [COMBINED.A85]*[INTRODUCTION.$D$8]; MROUND([COMBINED.A85]*[INTRODUCTION.$D$8]+([COMBINED.D85]/2);[COMBINED.D85]))" office:value-type="float" office:value="0">
            <text:p>0</text:p>
          </table:table-cell>
          <table:table-cell table:formula="of:=IF([COMBINED.D85] = 1; [COMBINED.A85]*[INTRODUCTION.$D$9]; MROUND([COMBINED.A85]*[INTRODUCTION.$D$9]+([COMBINED.D85]/2);[COMBINED.D85]))" office:value-type="float" office:value="0">
            <text:p>0</text:p>
          </table:table-cell>
          <table:table-cell/>
        </table:table-row>
        <table:table-row table:style-name="ro1">
          <table:table-cell table:formula="of:=[COMBINED.C86]" office:value-type="float" office:value="0">
            <text:p>0</text:p>
          </table:table-cell>
          <table:table-cell table:number-columns-repeated="2"/>
          <table:table-cell table:formula="of:=[COMBINED.B86]" office:value-type="float" office:value="0">
            <text:p>0</text:p>
          </table:table-cell>
          <table:table-cell table:formula="of:=IF([COMBINED.D86] = 1; [COMBINED.A86]*[INTRODUCTION.$D$7]; MROUND([COMBINED.A86]*[INTRODUCTION.$D$7]+([COMBINED.D86]/2);[COMBINED.D86]))" office:value-type="float" office:value="0">
            <text:p>0</text:p>
          </table:table-cell>
          <table:table-cell table:formula="of:=IF([COMBINED.D86] = 1; [COMBINED.A86]*[INTRODUCTION.$D$8]; MROUND([COMBINED.A86]*[INTRODUCTION.$D$8]+([COMBINED.D86]/2);[COMBINED.D86]))" office:value-type="float" office:value="0">
            <text:p>0</text:p>
          </table:table-cell>
          <table:table-cell table:formula="of:=IF([COMBINED.D86] = 1; [COMBINED.A86]*[INTRODUCTION.$D$9]; MROUND([COMBINED.A86]*[INTRODUCTION.$D$9]+([COMBINED.D86]/2);[COMBINED.D86]))" office:value-type="float" office:value="0">
            <text:p>0</text:p>
          </table:table-cell>
          <table:table-cell/>
        </table:table-row>
        <table:table-row table:style-name="ro1">
          <table:table-cell table:formula="of:=[COMBINED.C87]" office:value-type="float" office:value="0">
            <text:p>0</text:p>
          </table:table-cell>
          <table:table-cell table:number-columns-repeated="2"/>
          <table:table-cell table:formula="of:=[COMBINED.B87]" office:value-type="float" office:value="0">
            <text:p>0</text:p>
          </table:table-cell>
          <table:table-cell table:formula="of:=IF([COMBINED.D87] = 1; [COMBINED.A87]*[INTRODUCTION.$D$7]; MROUND([COMBINED.A87]*[INTRODUCTION.$D$7]+([COMBINED.D87]/2);[COMBINED.D87]))" office:value-type="float" office:value="0">
            <text:p>0</text:p>
          </table:table-cell>
          <table:table-cell table:formula="of:=IF([COMBINED.D87] = 1; [COMBINED.A87]*[INTRODUCTION.$D$8]; MROUND([COMBINED.A87]*[INTRODUCTION.$D$8]+([COMBINED.D87]/2);[COMBINED.D87]))" office:value-type="float" office:value="0">
            <text:p>0</text:p>
          </table:table-cell>
          <table:table-cell table:formula="of:=IF([COMBINED.D87] = 1; [COMBINED.A87]*[INTRODUCTION.$D$9]; MROUND([COMBINED.A87]*[INTRODUCTION.$D$9]+([COMBINED.D87]/2);[COMBINED.D87]))" office:value-type="float" office:value="0">
            <text:p>0</text:p>
          </table:table-cell>
          <table:table-cell/>
        </table:table-row>
        <table:table-row table:style-name="ro1">
          <table:table-cell table:formula="of:=[COMBINED.C88]" office:value-type="float" office:value="0">
            <text:p>0</text:p>
          </table:table-cell>
          <table:table-cell table:number-columns-repeated="2"/>
          <table:table-cell table:formula="of:=[COMBINED.B88]" office:value-type="float" office:value="0">
            <text:p>0</text:p>
          </table:table-cell>
          <table:table-cell table:formula="of:=IF([COMBINED.D88] = 1; [COMBINED.A88]*[INTRODUCTION.$D$7]; MROUND([COMBINED.A88]*[INTRODUCTION.$D$7]+([COMBINED.D88]/2);[COMBINED.D88]))" office:value-type="float" office:value="0">
            <text:p>0</text:p>
          </table:table-cell>
          <table:table-cell table:formula="of:=IF([COMBINED.D88] = 1; [COMBINED.A88]*[INTRODUCTION.$D$8]; MROUND([COMBINED.A88]*[INTRODUCTION.$D$8]+([COMBINED.D88]/2);[COMBINED.D88]))" office:value-type="float" office:value="0">
            <text:p>0</text:p>
          </table:table-cell>
          <table:table-cell table:formula="of:=IF([COMBINED.D88] = 1; [COMBINED.A88]*[INTRODUCTION.$D$9]; MROUND([COMBINED.A88]*[INTRODUCTION.$D$9]+([COMBINED.D88]/2);[COMBINED.D88]))" office:value-type="float" office:value="0">
            <text:p>0</text:p>
          </table:table-cell>
          <table:table-cell/>
        </table:table-row>
        <table:table-row table:style-name="ro1">
          <table:table-cell table:formula="of:=[COMBINED.C89]" office:value-type="float" office:value="0">
            <text:p>0</text:p>
          </table:table-cell>
          <table:table-cell table:number-columns-repeated="2"/>
          <table:table-cell table:formula="of:=[COMBINED.B89]" office:value-type="float" office:value="0">
            <text:p>0</text:p>
          </table:table-cell>
          <table:table-cell table:formula="of:=IF([COMBINED.D89] = 1; [COMBINED.A89]*[INTRODUCTION.$D$7]; MROUND([COMBINED.A89]*[INTRODUCTION.$D$7]+([COMBINED.D89]/2);[COMBINED.D89]))" office:value-type="float" office:value="0">
            <text:p>0</text:p>
          </table:table-cell>
          <table:table-cell table:formula="of:=IF([COMBINED.D89] = 1; [COMBINED.A89]*[INTRODUCTION.$D$8]; MROUND([COMBINED.A89]*[INTRODUCTION.$D$8]+([COMBINED.D89]/2);[COMBINED.D89]))" office:value-type="float" office:value="0">
            <text:p>0</text:p>
          </table:table-cell>
          <table:table-cell table:formula="of:=IF([COMBINED.D89] = 1; [COMBINED.A89]*[INTRODUCTION.$D$9]; MROUND([COMBINED.A89]*[INTRODUCTION.$D$9]+([COMBINED.D89]/2);[COMBINED.D89]))" office:value-type="float" office:value="0">
            <text:p>0</text:p>
          </table:table-cell>
          <table:table-cell/>
        </table:table-row>
        <table:table-row table:style-name="ro1">
          <table:table-cell table:formula="of:=[COMBINED.C90]" office:value-type="float" office:value="0">
            <text:p>0</text:p>
          </table:table-cell>
          <table:table-cell table:number-columns-repeated="2"/>
          <table:table-cell table:formula="of:=[COMBINED.B90]" office:value-type="float" office:value="0">
            <text:p>0</text:p>
          </table:table-cell>
          <table:table-cell table:formula="of:=IF([COMBINED.D90] = 1; [COMBINED.A90]*[INTRODUCTION.$D$7]; MROUND([COMBINED.A90]*[INTRODUCTION.$D$7]+([COMBINED.D90]/2);[COMBINED.D90]))" office:value-type="float" office:value="0">
            <text:p>0</text:p>
          </table:table-cell>
          <table:table-cell table:formula="of:=IF([COMBINED.D90] = 1; [COMBINED.A90]*[INTRODUCTION.$D$8]; MROUND([COMBINED.A90]*[INTRODUCTION.$D$8]+([COMBINED.D90]/2);[COMBINED.D90]))" office:value-type="float" office:value="0">
            <text:p>0</text:p>
          </table:table-cell>
          <table:table-cell table:formula="of:=IF([COMBINED.D90] = 1; [COMBINED.A90]*[INTRODUCTION.$D$9]; MROUND([COMBINED.A90]*[INTRODUCTION.$D$9]+([COMBINED.D90]/2);[COMBINED.D90]))" office:value-type="float" office:value="0">
            <text:p>0</text:p>
          </table:table-cell>
          <table:table-cell/>
        </table:table-row>
        <table:table-row table:style-name="ro1">
          <table:table-cell table:formula="of:=[COMBINED.C91]" office:value-type="float" office:value="0">
            <text:p>0</text:p>
          </table:table-cell>
          <table:table-cell table:number-columns-repeated="2"/>
          <table:table-cell table:formula="of:=[COMBINED.B91]" office:value-type="float" office:value="0">
            <text:p>0</text:p>
          </table:table-cell>
          <table:table-cell table:formula="of:=IF([COMBINED.D91] = 1; [COMBINED.A91]*[INTRODUCTION.$D$7]; MROUND([COMBINED.A91]*[INTRODUCTION.$D$7]+([COMBINED.D91]/2);[COMBINED.D91]))" office:value-type="float" office:value="0">
            <text:p>0</text:p>
          </table:table-cell>
          <table:table-cell table:formula="of:=IF([COMBINED.D91] = 1; [COMBINED.A91]*[INTRODUCTION.$D$8]; MROUND([COMBINED.A91]*[INTRODUCTION.$D$8]+([COMBINED.D91]/2);[COMBINED.D91]))" office:value-type="float" office:value="0">
            <text:p>0</text:p>
          </table:table-cell>
          <table:table-cell table:formula="of:=IF([COMBINED.D91] = 1; [COMBINED.A91]*[INTRODUCTION.$D$9]; MROUND([COMBINED.A91]*[INTRODUCTION.$D$9]+([COMBINED.D91]/2);[COMBINED.D91]))" office:value-type="float" office:value="0">
            <text:p>0</text:p>
          </table:table-cell>
          <table:table-cell/>
        </table:table-row>
        <table:table-row table:style-name="ro1">
          <table:table-cell table:formula="of:=[COMBINED.C92]" office:value-type="float" office:value="0">
            <text:p>0</text:p>
          </table:table-cell>
          <table:table-cell table:number-columns-repeated="2"/>
          <table:table-cell table:formula="of:=[COMBINED.B92]" office:value-type="float" office:value="0">
            <text:p>0</text:p>
          </table:table-cell>
          <table:table-cell table:formula="of:=IF([COMBINED.D92] = 1; [COMBINED.A92]*[INTRODUCTION.$D$7]; MROUND([COMBINED.A92]*[INTRODUCTION.$D$7]+([COMBINED.D92]/2);[COMBINED.D92]))" office:value-type="float" office:value="0">
            <text:p>0</text:p>
          </table:table-cell>
          <table:table-cell table:formula="of:=IF([COMBINED.D92] = 1; [COMBINED.A92]*[INTRODUCTION.$D$8]; MROUND([COMBINED.A92]*[INTRODUCTION.$D$8]+([COMBINED.D92]/2);[COMBINED.D92]))" office:value-type="float" office:value="0">
            <text:p>0</text:p>
          </table:table-cell>
          <table:table-cell table:formula="of:=IF([COMBINED.D92] = 1; [COMBINED.A92]*[INTRODUCTION.$D$9]; MROUND([COMBINED.A92]*[INTRODUCTION.$D$9]+([COMBINED.D92]/2);[COMBINED.D92]))" office:value-type="float" office:value="0">
            <text:p>0</text:p>
          </table:table-cell>
          <table:table-cell/>
        </table:table-row>
        <table:table-row table:style-name="ro1">
          <table:table-cell table:formula="of:=[COMBINED.C93]" office:value-type="float" office:value="0">
            <text:p>0</text:p>
          </table:table-cell>
          <table:table-cell table:number-columns-repeated="2"/>
          <table:table-cell table:formula="of:=[COMBINED.B93]" office:value-type="float" office:value="0">
            <text:p>0</text:p>
          </table:table-cell>
          <table:table-cell table:formula="of:=IF([COMBINED.D93] = 1; [COMBINED.A93]*[INTRODUCTION.$D$7]; MROUND([COMBINED.A93]*[INTRODUCTION.$D$7]+([COMBINED.D93]/2);[COMBINED.D93]))" office:value-type="float" office:value="0">
            <text:p>0</text:p>
          </table:table-cell>
          <table:table-cell table:formula="of:=IF([COMBINED.D93] = 1; [COMBINED.A93]*[INTRODUCTION.$D$8]; MROUND([COMBINED.A93]*[INTRODUCTION.$D$8]+([COMBINED.D93]/2);[COMBINED.D93]))" office:value-type="float" office:value="0">
            <text:p>0</text:p>
          </table:table-cell>
          <table:table-cell table:formula="of:=IF([COMBINED.D93] = 1; [COMBINED.A93]*[INTRODUCTION.$D$9]; MROUND([COMBINED.A93]*[INTRODUCTION.$D$9]+([COMBINED.D93]/2);[COMBINED.D93]))" office:value-type="float" office:value="0">
            <text:p>0</text:p>
          </table:table-cell>
          <table:table-cell/>
        </table:table-row>
        <table:table-row table:style-name="ro1">
          <table:table-cell table:formula="of:=[COMBINED.C94]" office:value-type="float" office:value="0">
            <text:p>0</text:p>
          </table:table-cell>
          <table:table-cell table:number-columns-repeated="2"/>
          <table:table-cell table:formula="of:=[COMBINED.B94]" office:value-type="float" office:value="0">
            <text:p>0</text:p>
          </table:table-cell>
          <table:table-cell table:formula="of:=IF([COMBINED.D94] = 1; [COMBINED.A94]*[INTRODUCTION.$D$7]; MROUND([COMBINED.A94]*[INTRODUCTION.$D$7]+([COMBINED.D94]/2);[COMBINED.D94]))" office:value-type="float" office:value="0">
            <text:p>0</text:p>
          </table:table-cell>
          <table:table-cell table:formula="of:=IF([COMBINED.D94] = 1; [COMBINED.A94]*[INTRODUCTION.$D$8]; MROUND([COMBINED.A94]*[INTRODUCTION.$D$8]+([COMBINED.D94]/2);[COMBINED.D94]))" office:value-type="float" office:value="0">
            <text:p>0</text:p>
          </table:table-cell>
          <table:table-cell table:formula="of:=IF([COMBINED.D94] = 1; [COMBINED.A94]*[INTRODUCTION.$D$9]; MROUND([COMBINED.A94]*[INTRODUCTION.$D$9]+([COMBINED.D94]/2);[COMBINED.D94]))" office:value-type="float" office:value="0">
            <text:p>0</text:p>
          </table:table-cell>
          <table:table-cell/>
        </table:table-row>
        <table:table-row table:style-name="ro1">
          <table:table-cell table:formula="of:=[COMBINED.C95]" office:value-type="float" office:value="0">
            <text:p>0</text:p>
          </table:table-cell>
          <table:table-cell table:number-columns-repeated="2"/>
          <table:table-cell table:formula="of:=[COMBINED.B95]" office:value-type="float" office:value="0">
            <text:p>0</text:p>
          </table:table-cell>
          <table:table-cell table:formula="of:=IF([COMBINED.D95] = 1; [COMBINED.A95]*[INTRODUCTION.$D$7]; MROUND([COMBINED.A95]*[INTRODUCTION.$D$7]+([COMBINED.D95]/2);[COMBINED.D95]))" office:value-type="float" office:value="0">
            <text:p>0</text:p>
          </table:table-cell>
          <table:table-cell table:formula="of:=IF([COMBINED.D95] = 1; [COMBINED.A95]*[INTRODUCTION.$D$8]; MROUND([COMBINED.A95]*[INTRODUCTION.$D$8]+([COMBINED.D95]/2);[COMBINED.D95]))" office:value-type="float" office:value="0">
            <text:p>0</text:p>
          </table:table-cell>
          <table:table-cell table:formula="of:=IF([COMBINED.D95] = 1; [COMBINED.A95]*[INTRODUCTION.$D$9]; MROUND([COMBINED.A95]*[INTRODUCTION.$D$9]+([COMBINED.D95]/2);[COMBINED.D95]))" office:value-type="float" office:value="0">
            <text:p>0</text:p>
          </table:table-cell>
          <table:table-cell/>
        </table:table-row>
        <table:table-row table:style-name="ro1">
          <table:table-cell table:formula="of:=[COMBINED.C96]" office:value-type="float" office:value="0">
            <text:p>0</text:p>
          </table:table-cell>
          <table:table-cell table:number-columns-repeated="2"/>
          <table:table-cell table:formula="of:=[COMBINED.B96]" office:value-type="float" office:value="0">
            <text:p>0</text:p>
          </table:table-cell>
          <table:table-cell table:formula="of:=IF([COMBINED.D96] = 1; [COMBINED.A96]*[INTRODUCTION.$D$7]; MROUND([COMBINED.A96]*[INTRODUCTION.$D$7]+([COMBINED.D96]/2);[COMBINED.D96]))" office:value-type="float" office:value="0">
            <text:p>0</text:p>
          </table:table-cell>
          <table:table-cell table:formula="of:=IF([COMBINED.D96] = 1; [COMBINED.A96]*[INTRODUCTION.$D$8]; MROUND([COMBINED.A96]*[INTRODUCTION.$D$8]+([COMBINED.D96]/2);[COMBINED.D96]))" office:value-type="float" office:value="0">
            <text:p>0</text:p>
          </table:table-cell>
          <table:table-cell table:formula="of:=IF([COMBINED.D96] = 1; [COMBINED.A96]*[INTRODUCTION.$D$9]; MROUND([COMBINED.A96]*[INTRODUCTION.$D$9]+([COMBINED.D96]/2);[COMBINED.D96]))" office:value-type="float" office:value="0">
            <text:p>0</text:p>
          </table:table-cell>
          <table:table-cell/>
        </table:table-row>
        <table:table-row table:style-name="ro1">
          <table:table-cell table:formula="of:=[COMBINED.C97]" office:value-type="float" office:value="0">
            <text:p>0</text:p>
          </table:table-cell>
          <table:table-cell table:number-columns-repeated="2"/>
          <table:table-cell table:formula="of:=[COMBINED.B97]" office:value-type="float" office:value="0">
            <text:p>0</text:p>
          </table:table-cell>
          <table:table-cell table:formula="of:=IF([COMBINED.D97] = 1; [COMBINED.A97]*[INTRODUCTION.$D$7]; MROUND([COMBINED.A97]*[INTRODUCTION.$D$7]+([COMBINED.D97]/2);[COMBINED.D97]))" office:value-type="float" office:value="0">
            <text:p>0</text:p>
          </table:table-cell>
          <table:table-cell table:formula="of:=IF([COMBINED.D97] = 1; [COMBINED.A97]*[INTRODUCTION.$D$8]; MROUND([COMBINED.A97]*[INTRODUCTION.$D$8]+([COMBINED.D97]/2);[COMBINED.D97]))" office:value-type="float" office:value="0">
            <text:p>0</text:p>
          </table:table-cell>
          <table:table-cell table:formula="of:=IF([COMBINED.D97] = 1; [COMBINED.A97]*[INTRODUCTION.$D$9]; MROUND([COMBINED.A97]*[INTRODUCTION.$D$9]+([COMBINED.D97]/2);[COMBINED.D97]))" office:value-type="float" office:value="0">
            <text:p>0</text:p>
          </table:table-cell>
          <table:table-cell/>
        </table:table-row>
        <table:table-row table:style-name="ro1">
          <table:table-cell table:formula="of:=[COMBINED.C98]" office:value-type="float" office:value="0">
            <text:p>0</text:p>
          </table:table-cell>
          <table:table-cell table:number-columns-repeated="2"/>
          <table:table-cell table:formula="of:=[COMBINED.B98]" office:value-type="float" office:value="0">
            <text:p>0</text:p>
          </table:table-cell>
          <table:table-cell table:formula="of:=IF([COMBINED.D98] = 1; [COMBINED.A98]*[INTRODUCTION.$D$7]; MROUND([COMBINED.A98]*[INTRODUCTION.$D$7]+([COMBINED.D98]/2);[COMBINED.D98]))" office:value-type="float" office:value="0">
            <text:p>0</text:p>
          </table:table-cell>
          <table:table-cell table:formula="of:=IF([COMBINED.D98] = 1; [COMBINED.A98]*[INTRODUCTION.$D$8]; MROUND([COMBINED.A98]*[INTRODUCTION.$D$8]+([COMBINED.D98]/2);[COMBINED.D98]))" office:value-type="float" office:value="0">
            <text:p>0</text:p>
          </table:table-cell>
          <table:table-cell table:formula="of:=IF([COMBINED.D98] = 1; [COMBINED.A98]*[INTRODUCTION.$D$9]; MROUND([COMBINED.A98]*[INTRODUCTION.$D$9]+([COMBINED.D98]/2);[COMBINED.D98]))" office:value-type="float" office:value="0">
            <text:p>0</text:p>
          </table:table-cell>
          <table:table-cell/>
        </table:table-row>
      </table:table>
      <table:database-ranges>
        <table:database-range table:target-range-address="'COMBINED ORDER'.A1:'COMBINED ORDER'.C655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8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john stower</meta:initial-creator>
    <meta:creation-date>2008-10-14T10:57:17</meta:creation-date>
    <dc:creator>John Stowers</dc:creator>
    <dc:date>2009-06-29T18:41:21</dc:date>
    <meta:editing-cycles>52</meta:editing-cycles>
    <meta:editing-duration>PT19H27M44S</meta:editing-duration>
    <meta:printed-by>John Stowers</meta:printed-by>
    <meta:print-date>2009-06-26T12:42:39</meta:print-date>
    <meta:document-statistic meta:table-count="4" meta:cell-count="1195" meta:object-count="0"/>
    <meta:user-defined meta:name="Info 1"/>
    <meta:user-defined meta:name="Info 2"/>
    <meta:user-defined meta:name="Info 3"/>
    <meta:user-defined meta:name="Info 4"/>
  </office:meta>
</office:document-meta>
</file>